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color="#007826" fo:font-size="11pt" fo:font-weight="bold" officeooo:rsid="01828db5" officeooo:paragraph-rsid="06478017" style:font-size-asian="9.60000038146973pt" style:font-weight-asian="bold" style:font-size-complex="11pt" style:font-weight-complex="bold"/>
    </style:style>
    <style:style style:name="P2" style:family="paragraph" style:parent-style-name="List_20_Paragraph" style:list-style-name="L1">
      <style:paragraph-properties fo:text-align="justify" style:justify-single-word="false"/>
      <style:text-properties fo:color="#007826" fo:font-size="11pt" fo:font-weight="bold" officeooo:rsid="01828db5" officeooo:paragraph-rsid="0663fec1" style:font-size-asian="9.60000038146973pt" style:font-weight-asian="bold" style:font-size-complex="11pt" style:font-weight-complex="bold"/>
    </style:style>
    <style:style style:name="P3" style:family="paragraph" style:parent-style-name="List_20_Paragraph" style:list-style-name="L1">
      <style:paragraph-properties fo:text-align="justify" style:justify-single-word="false"/>
      <style:text-properties fo:color="#007826" fo:font-size="11pt" fo:font-weight="normal" officeooo:rsid="01828db5" officeooo:paragraph-rsid="06478017" style:font-size-asian="9.60000038146973pt" style:font-weight-asian="normal" style:font-size-complex="11pt" style:font-weight-complex="normal"/>
    </style:style>
    <style:style style:name="P4" style:family="paragraph" style:parent-style-name="List_20_Paragraph" style:list-style-name="L1">
      <style:paragraph-properties fo:text-align="justify" style:justify-single-word="false"/>
      <style:text-properties fo:color="#007826" fo:font-size="11pt" fo:font-weight="normal" officeooo:rsid="01828db5" officeooo:paragraph-rsid="0663fec1" style:font-size-asian="9.60000038146973pt" style:font-weight-asian="normal" style:font-size-complex="11pt" style:font-weight-complex="normal"/>
    </style:style>
    <style:style style:name="P5" style:family="paragraph" style:parent-style-name="List_20_Paragraph" style:list-style-name="L1">
      <style:paragraph-properties fo:text-align="justify" style:justify-single-word="false"/>
      <style:text-properties fo:color="#007826" fo:font-size="11pt" fo:font-weight="normal" officeooo:rsid="05dc2c6c" officeooo:paragraph-rsid="05dc2c6c" style:font-size-asian="9.60000038146973pt" style:font-weight-asian="normal" style:font-size-complex="11pt" style:font-weight-complex="normal"/>
    </style:style>
    <style:style style:name="P6" style:family="paragraph" style:parent-style-name="List_20_Paragraph" style:list-style-name="L1">
      <style:paragraph-properties fo:text-align="justify" style:justify-single-word="false"/>
      <style:text-properties fo:color="#007826" fo:font-size="11pt" fo:font-weight="normal" officeooo:rsid="05ec6bf3" officeooo:paragraph-rsid="05ec6bf3" style:font-size-asian="9.60000038146973pt" style:font-weight-asian="normal" style:font-size-complex="11pt" style:font-weight-complex="normal"/>
    </style:style>
    <style:style style:name="P7" style:family="paragraph" style:parent-style-name="List_20_Paragraph" style:list-style-name="L1">
      <style:paragraph-properties fo:text-align="justify" style:justify-single-word="false"/>
      <style:text-properties fo:color="#007826" fo:font-size="11pt" fo:font-weight="normal" officeooo:rsid="05ee0ffa" officeooo:paragraph-rsid="05ee0ffa" style:font-size-asian="9.60000038146973pt" style:font-weight-asian="normal" style:font-size-complex="11pt" style:font-weight-complex="normal"/>
    </style:style>
    <style:style style:name="P8" style:family="paragraph" style:parent-style-name="List_20_Paragraph" style:list-style-name="L1">
      <style:paragraph-properties fo:text-align="justify" style:justify-single-word="false"/>
      <style:text-properties fo:color="#007826" fo:font-size="11pt" fo:font-weight="normal" officeooo:rsid="05ded284" officeooo:paragraph-rsid="05ded284" style:font-size-asian="9.60000038146973pt" style:font-weight-asian="normal" style:font-size-complex="11pt" style:font-weight-complex="normal"/>
    </style:style>
    <style:style style:name="P9" style:family="paragraph" style:parent-style-name="List_20_Paragraph" style:list-style-name="L1">
      <style:paragraph-properties fo:text-align="justify" style:justify-single-word="false"/>
      <style:text-properties fo:color="#007826" fo:font-size="11pt" fo:font-weight="normal" officeooo:rsid="05e3b95e" officeooo:paragraph-rsid="05e3b95e" style:font-size-asian="9.60000038146973pt" style:font-weight-asian="normal" style:font-size-complex="11pt" style:font-weight-complex="normal"/>
    </style:style>
    <style:style style:name="P10" style:family="paragraph" style:parent-style-name="List_20_Paragraph" style:list-style-name="L1">
      <style:paragraph-properties fo:text-align="justify" style:justify-single-word="false"/>
      <style:text-properties fo:color="#007826" fo:font-size="11pt" fo:font-weight="normal" officeooo:rsid="05e753cf" officeooo:paragraph-rsid="05e753cf" style:font-size-asian="9.60000038146973pt" style:font-weight-asian="normal" style:font-size-complex="11pt" style:font-weight-complex="normal"/>
    </style:style>
    <style:style style:name="P11" style:family="paragraph" style:parent-style-name="List_20_Paragraph" style:list-style-name="L1">
      <style:paragraph-properties fo:text-align="justify" style:justify-single-word="false"/>
      <style:text-properties fo:color="#007826" fo:font-size="11pt" fo:font-weight="normal" officeooo:rsid="05e9bfb6" officeooo:paragraph-rsid="05e9bfb6" style:font-size-asian="9.60000038146973pt" style:font-weight-asian="normal" style:font-size-complex="11pt" style:font-weight-complex="normal"/>
    </style:style>
    <style:style style:name="P12" style:family="paragraph" style:parent-style-name="List_20_Paragraph" style:list-style-name="L1">
      <style:paragraph-properties fo:text-align="justify" style:justify-single-word="false"/>
      <style:text-properties fo:color="#000000" fo:font-weight="normal" officeooo:rsid="004befee" officeooo:paragraph-rsid="05977f6f" style:font-weight-asian="normal" style:font-weight-complex="normal"/>
    </style:style>
    <style:style style:name="P13" style:family="paragraph" style:parent-style-name="List_20_Paragraph" style:list-style-name="L1">
      <style:paragraph-properties fo:text-align="justify" style:justify-single-word="false"/>
      <style:text-properties fo:color="#000000" fo:font-weight="normal" officeooo:rsid="04b74b75" officeooo:paragraph-rsid="05977f6f" style:font-weight-asian="normal" style:font-weight-complex="normal"/>
    </style:style>
    <style:style style:name="P14" style:family="paragraph" style:parent-style-name="List_20_Paragraph" style:list-style-name="L1">
      <style:paragraph-properties fo:text-align="justify" style:justify-single-word="false"/>
      <style:text-properties fo:color="#000000" fo:font-weight="normal" officeooo:rsid="04b86888" officeooo:paragraph-rsid="05977f6f" style:font-weight-asian="normal" style:font-weight-complex="normal"/>
    </style:style>
    <style:style style:name="P15" style:family="paragraph" style:parent-style-name="List_20_Paragraph" style:list-style-name="L1">
      <style:paragraph-properties fo:text-align="justify" style:justify-single-word="false"/>
      <style:text-properties fo:color="#000000" fo:font-weight="normal" officeooo:rsid="04b956f4" officeooo:paragraph-rsid="05977f6f" style:font-weight-asian="normal" style:font-weight-complex="normal"/>
    </style:style>
    <style:style style:name="P16" style:family="paragraph" style:parent-style-name="List_20_Paragraph" style:list-style-name="L1">
      <style:paragraph-properties fo:text-align="justify" style:justify-single-word="false"/>
      <style:text-properties fo:color="#000000" fo:font-weight="normal" officeooo:rsid="04b9c78c" officeooo:paragraph-rsid="05977f6f" style:font-weight-asian="normal" style:font-weight-complex="normal"/>
    </style:style>
    <style:style style:name="P17" style:family="paragraph" style:parent-style-name="List_20_Paragraph" style:list-style-name="L1">
      <style:paragraph-properties fo:text-align="justify" style:justify-single-word="false"/>
      <style:text-properties fo:color="#000000" fo:font-weight="normal" officeooo:rsid="004d5489" officeooo:paragraph-rsid="05977f6f" style:font-weight-asian="normal" style:font-weight-complex="normal"/>
    </style:style>
    <style:style style:name="P18" style:family="paragraph" style:parent-style-name="List_20_Paragraph" style:list-style-name="L1">
      <style:paragraph-properties fo:text-align="justify" style:justify-single-word="false"/>
      <style:text-properties fo:color="#000000" fo:font-weight="normal" officeooo:rsid="004f3539" officeooo:paragraph-rsid="05977f6f" style:font-weight-asian="normal" style:font-weight-complex="normal"/>
    </style:style>
    <style:style style:name="P19" style:family="paragraph" style:parent-style-name="List_20_Paragraph" style:list-style-name="L1">
      <style:paragraph-properties fo:text-align="justify" style:justify-single-word="false"/>
      <style:text-properties fo:color="#000000" fo:font-weight="normal" officeooo:rsid="026d57b4" officeooo:paragraph-rsid="05977f6f" style:font-weight-asian="normal" style:font-weight-complex="normal"/>
    </style:style>
    <style:style style:name="P20" style:family="paragraph" style:parent-style-name="List_20_Paragraph" style:list-style-name="L1">
      <style:paragraph-properties fo:text-align="justify" style:justify-single-word="false"/>
      <style:text-properties fo:color="#000000" fo:font-weight="normal" officeooo:rsid="0484ddcb" officeooo:paragraph-rsid="05977f6f" style:font-weight-asian="normal" style:font-weight-complex="normal"/>
    </style:style>
    <style:style style:name="P21" style:family="paragraph" style:parent-style-name="List_20_Paragraph" style:list-style-name="L1">
      <style:paragraph-properties fo:text-align="justify" style:justify-single-word="false"/>
      <style:text-properties fo:color="#000000" fo:font-weight="normal" officeooo:rsid="048598e3" officeooo:paragraph-rsid="05977f6f" style:font-weight-asian="normal" style:font-weight-complex="normal"/>
    </style:style>
    <style:style style:name="P22" style:family="paragraph" style:parent-style-name="List_20_Paragraph" style:list-style-name="L1">
      <style:paragraph-properties fo:text-align="justify" style:justify-single-word="false"/>
      <style:text-properties fo:color="#000000" fo:font-weight="normal" officeooo:rsid="04873ba7" officeooo:paragraph-rsid="05977f6f" style:font-weight-asian="normal" style:font-weight-complex="normal"/>
    </style:style>
    <style:style style:name="P23" style:family="paragraph" style:parent-style-name="List_20_Paragraph" style:list-style-name="L1">
      <style:paragraph-properties fo:text-align="justify" style:justify-single-word="false"/>
      <style:text-properties fo:color="#000000" fo:font-weight="normal" officeooo:rsid="04888a48" officeooo:paragraph-rsid="05977f6f" style:font-weight-asian="normal" style:font-weight-complex="normal"/>
    </style:style>
    <style:style style:name="P24" style:family="paragraph" style:parent-style-name="List_20_Paragraph" style:list-style-name="L1">
      <style:paragraph-properties fo:text-align="justify" style:justify-single-word="false"/>
      <style:text-properties fo:color="#000000" fo:font-weight="normal" officeooo:rsid="04889dd7" officeooo:paragraph-rsid="05977f6f" style:font-weight-asian="normal" style:font-weight-complex="normal"/>
    </style:style>
    <style:style style:name="P25" style:family="paragraph" style:parent-style-name="List_20_Paragraph" style:list-style-name="L1">
      <style:paragraph-properties fo:text-align="justify" style:justify-single-word="false"/>
      <style:text-properties fo:color="#000000" fo:font-weight="normal" officeooo:rsid="0489cafd" officeooo:paragraph-rsid="05977f6f" style:font-weight-asian="normal" style:font-weight-complex="normal"/>
    </style:style>
    <style:style style:name="P26" style:family="paragraph" style:parent-style-name="List_20_Paragraph" style:list-style-name="L1">
      <style:paragraph-properties fo:text-align="justify" style:justify-single-word="false"/>
      <style:text-properties fo:color="#000000" fo:font-weight="normal" officeooo:rsid="048a9b20" officeooo:paragraph-rsid="05977f6f" style:font-weight-asian="normal" style:font-weight-complex="normal"/>
    </style:style>
    <style:style style:name="P27" style:family="paragraph" style:parent-style-name="List_20_Paragraph" style:list-style-name="L1">
      <style:paragraph-properties fo:text-align="justify" style:justify-single-word="false"/>
      <style:text-properties fo:color="#000000" fo:font-weight="normal" officeooo:rsid="048c34b8" officeooo:paragraph-rsid="05977f6f" style:font-weight-asian="normal" style:font-weight-complex="normal"/>
    </style:style>
    <style:style style:name="P28" style:family="paragraph" style:parent-style-name="List_20_Paragraph" style:list-style-name="L1">
      <style:paragraph-properties fo:text-align="justify" style:justify-single-word="false"/>
      <style:text-properties fo:color="#000000" fo:font-weight="normal" officeooo:rsid="048c7ab5" officeooo:paragraph-rsid="05977f6f" style:font-weight-asian="normal" style:font-weight-complex="normal"/>
    </style:style>
    <style:style style:name="P29" style:family="paragraph" style:parent-style-name="List_20_Paragraph" style:list-style-name="L1">
      <style:paragraph-properties fo:text-align="justify" style:justify-single-word="false"/>
      <style:text-properties fo:color="#00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30" style:family="paragraph" style:parent-style-name="List_20_Paragraph" style:list-style-name="L1">
      <style:paragraph-properties fo:text-align="justify" style:justify-single-word="false"/>
      <style:text-properties officeooo:paragraph-rsid="05897a83"/>
    </style:style>
    <style:style style:name="P31" style:family="paragraph" style:parent-style-name="List_20_Paragraph" style:list-style-name="L1">
      <style:paragraph-properties fo:text-align="justify" style:justify-single-word="false"/>
      <style:text-properties officeooo:paragraph-rsid="05e04079"/>
    </style:style>
    <style:style style:name="P32" style:family="paragraph" style:parent-style-name="List_20_Paragraph" style:list-style-name="L1">
      <style:paragraph-properties fo:text-align="justify" style:justify-single-word="false"/>
      <style:text-properties officeooo:paragraph-rsid="0592b9d3"/>
    </style:style>
    <style:style style:name="P33" style:family="paragraph" style:parent-style-name="List_20_Paragraph" style:list-style-name="L1">
      <style:paragraph-properties fo:text-align="justify" style:justify-single-word="false"/>
      <style:text-properties fo:color="#ff0000" fo:font-size="11pt" fo:font-weight="bold" officeooo:rsid="01adba20" officeooo:paragraph-rsid="05e04079" style:font-size-asian="9.60000038146973pt" style:font-weight-asian="bold" style:font-size-complex="11pt" style:font-weight-complex="bold"/>
    </style:style>
    <style:style style:name="P34" style:family="paragraph" style:parent-style-name="List_20_Paragraph" style:list-style-name="L1">
      <style:paragraph-properties fo:text-align="justify" style:justify-single-word="false"/>
      <style:text-properties fo:color="#ff0000" fo:font-size="11pt" fo:font-weight="bold" officeooo:rsid="01adba20" officeooo:paragraph-rsid="0592b9d3" style:font-size-asian="9.60000038146973pt" style:font-weight-asian="bold" style:font-size-complex="11pt" style:font-weight-complex="bold"/>
    </style:style>
    <style:style style:name="P35" style:family="paragraph" style:parent-style-name="List_20_Paragraph" style:list-style-name="L1">
      <style:paragraph-properties fo:text-align="justify" style:justify-single-word="false"/>
      <style:text-properties fo:color="#ff0000" fo:font-size="11pt" fo:font-weight="bold" officeooo:rsid="06478017" officeooo:paragraph-rsid="06478017" style:font-size-asian="9.60000038146973pt" style:font-weight-asian="bold" style:font-size-complex="11pt" style:font-weight-complex="bold"/>
    </style:style>
    <style:style style:name="P36" style:family="paragraph" style:parent-style-name="List_20_Paragraph" style:list-style-name="L1">
      <style:paragraph-properties fo:text-align="justify" style:justify-single-word="false"/>
      <style:text-properties fo:color="#ff0000" fo:font-size="11pt" fo:font-weight="bold" officeooo:rsid="06478017" officeooo:paragraph-rsid="0663fec1" style:font-size-asian="9.60000038146973pt" style:font-weight-asian="bold" style:font-size-complex="11pt" style:font-weight-complex="bold"/>
    </style:style>
    <style:style style:name="P37" style:family="paragraph" style:parent-style-name="List_20_Paragraph" style:list-style-name="L1">
      <style:paragraph-properties fo:text-align="justify" style:justify-single-word="false"/>
      <style:text-properties fo:color="#ff0000" fo:font-size="11pt" fo:font-weight="bold" officeooo:rsid="0649d77c" officeooo:paragraph-rsid="06478017" style:font-size-asian="9.60000038146973pt" style:font-weight-asian="bold" style:font-size-complex="11pt" style:font-weight-complex="bold"/>
    </style:style>
    <style:style style:name="P38" style:family="paragraph" style:parent-style-name="List_20_Paragraph" style:list-style-name="L1">
      <style:paragraph-properties fo:text-align="justify" style:justify-single-word="false"/>
      <style:text-properties fo:color="#ff0000" fo:font-size="11pt" fo:font-weight="bold" officeooo:rsid="0649d77c" officeooo:paragraph-rsid="0663fec1" style:font-size-asian="9.60000038146973pt" style:font-weight-asian="bold" style:font-size-complex="11pt" style:font-weight-complex="bold"/>
    </style:style>
    <style:style style:name="P39" style:family="paragraph" style:parent-style-name="List_20_Paragraph" style:list-style-name="L1">
      <style:paragraph-properties fo:text-align="justify" style:justify-single-word="false"/>
      <style:text-properties fo:color="#ff0000" fo:font-size="11pt" fo:font-weight="bold" officeooo:rsid="01828db5" officeooo:paragraph-rsid="06478017" style:font-size-asian="9.60000038146973pt" style:font-weight-asian="bold" style:font-size-complex="11pt" style:font-weight-complex="bold"/>
    </style:style>
    <style:style style:name="P40" style:family="paragraph" style:parent-style-name="List_20_Paragraph" style:list-style-name="L1">
      <style:paragraph-properties fo:text-align="justify" style:justify-single-word="false"/>
      <style:text-properties fo:color="#ff0000" fo:font-size="11pt" fo:font-weight="bold" officeooo:rsid="01828db5" officeooo:paragraph-rsid="05e80283" style:font-size-asian="9.60000038146973pt" style:font-weight-asian="bold" style:font-size-complex="11pt" style:font-weight-complex="bold"/>
    </style:style>
    <style:style style:name="P41" style:family="paragraph" style:parent-style-name="List_20_Paragraph" style:list-style-name="L1">
      <style:paragraph-properties fo:text-align="justify" style:justify-single-word="false"/>
      <style:text-properties fo:color="#ff0000" fo:font-size="11pt" fo:font-weight="bold" officeooo:rsid="05811096" officeooo:paragraph-rsid="05897a83" style:font-size-asian="9.60000038146973pt" style:font-weight-asian="bold" style:font-size-complex="11pt" style:font-weight-complex="bold"/>
    </style:style>
    <style:style style:name="P42" style:family="paragraph" style:parent-style-name="List_20_Paragraph" style:list-style-name="L1">
      <style:paragraph-properties fo:text-align="justify" style:justify-single-word="false"/>
      <style:text-properties fo:color="#ff0000" fo:font-size="11pt" fo:font-weight="bold" officeooo:rsid="0116be85" officeooo:paragraph-rsid="05897a83" style:font-size-asian="9.60000038146973pt" style:font-weight-asian="bold" style:font-size-complex="11pt" style:font-weight-complex="bold"/>
    </style:style>
    <style:style style:name="P43" style:family="paragraph" style:parent-style-name="List_20_Paragraph" style:list-style-name="L1">
      <style:paragraph-properties fo:text-align="justify" style:justify-single-word="false"/>
      <style:text-properties fo:color="#ff0000" fo:font-size="11pt" fo:font-weight="bold" officeooo:rsid="011967ca" officeooo:paragraph-rsid="05897a83" style:font-size-asian="9.60000038146973pt" style:font-weight-asian="bold" style:font-size-complex="11pt" style:font-weight-complex="bold"/>
    </style:style>
    <style:style style:name="P44" style:family="paragraph" style:parent-style-name="List_20_Paragraph" style:list-style-name="L1">
      <style:paragraph-properties fo:text-align="justify" style:justify-single-word="false"/>
      <style:text-properties fo:color="#ff0000" fo:font-size="11pt" fo:font-weight="bold" officeooo:rsid="0123e1dc" officeooo:paragraph-rsid="05e04079" style:font-size-asian="9.60000038146973pt" style:font-weight-asian="bold" style:font-size-complex="11pt" style:font-weight-complex="bold"/>
    </style:style>
    <style:style style:name="P45" style:family="paragraph" style:parent-style-name="List_20_Paragraph" style:list-style-name="L1">
      <style:paragraph-properties fo:text-align="justify" style:justify-single-word="false"/>
      <style:text-properties fo:color="#ff0000" fo:font-size="11pt" fo:font-weight="bold" officeooo:rsid="01290fef" officeooo:paragraph-rsid="05897a83" style:font-size-asian="9.60000038146973pt" style:font-weight-asian="bold" style:font-size-complex="11pt" style:font-weight-complex="bold"/>
    </style:style>
    <style:style style:name="P46" style:family="paragraph" style:parent-style-name="List_20_Paragraph" style:list-style-name="L1">
      <style:paragraph-properties fo:text-align="justify" style:justify-single-word="false"/>
      <style:text-properties fo:color="#ff0000" fo:font-size="11pt" fo:font-weight="bold" officeooo:rsid="012f4fbc" officeooo:paragraph-rsid="05897a83" style:font-size-asian="9.60000038146973pt" style:font-weight-asian="bold" style:font-size-complex="11pt" style:font-weight-complex="bold"/>
    </style:style>
    <style:style style:name="P47" style:family="paragraph" style:parent-style-name="List_20_Paragraph" style:list-style-name="L1">
      <style:paragraph-properties fo:text-align="justify" style:justify-single-word="false"/>
      <style:text-properties fo:color="#ff0000" fo:font-size="11pt" fo:font-weight="bold" officeooo:rsid="01404b1c" officeooo:paragraph-rsid="05897a83" style:font-size-asian="9.60000038146973pt" style:font-weight-asian="bold" style:font-size-complex="11pt" style:font-weight-complex="bold"/>
    </style:style>
    <style:style style:name="P48" style:family="paragraph" style:parent-style-name="List_20_Paragraph" style:list-style-name="L1">
      <style:paragraph-properties fo:text-align="justify" style:justify-single-word="false"/>
      <style:text-properties fo:color="#ff0000" fo:font-size="11pt" fo:font-weight="bold" officeooo:rsid="011dad5e" officeooo:paragraph-rsid="05897a83" style:font-size-asian="9.60000038146973pt" style:font-weight-asian="bold" style:font-size-complex="11pt" style:font-weight-complex="bold"/>
    </style:style>
    <style:style style:name="P49" style:family="paragraph" style:parent-style-name="List_20_Paragraph" style:list-style-name="L1">
      <style:paragraph-properties fo:text-align="justify" style:justify-single-word="false"/>
      <style:text-properties fo:color="#ff0000" fo:font-size="11pt" fo:font-weight="bold" officeooo:rsid="0147389a" officeooo:paragraph-rsid="05897a83" style:font-size-asian="9.60000038146973pt" style:font-weight-asian="bold" style:font-size-complex="11pt" style:font-weight-complex="bold"/>
    </style:style>
    <style:style style:name="P50" style:family="paragraph" style:parent-style-name="List_20_Paragraph" style:list-style-name="L1">
      <style:paragraph-properties fo:text-align="justify" style:justify-single-word="false"/>
      <style:text-properties fo:color="#ff0000" fo:font-size="11pt" fo:font-weight="bold" officeooo:rsid="0152dde6" officeooo:paragraph-rsid="05897a83" style:font-size-asian="9.60000038146973pt" style:font-weight-asian="bold" style:font-size-complex="11pt" style:font-weight-complex="bold"/>
    </style:style>
    <style:style style:name="P51" style:family="paragraph" style:parent-style-name="List_20_Paragraph" style:list-style-name="L1">
      <style:paragraph-properties fo:text-align="justify" style:justify-single-word="false"/>
      <style:text-properties fo:color="#ff0000" fo:font-size="11pt" fo:font-weight="bold" officeooo:rsid="013baf3a" officeooo:paragraph-rsid="05897a83" style:font-size-asian="9.60000038146973pt" style:font-weight-asian="bold" style:font-size-complex="11pt" style:font-weight-complex="bold"/>
    </style:style>
    <style:style style:name="P52" style:family="paragraph" style:parent-style-name="List_20_Paragraph" style:list-style-name="L1">
      <style:paragraph-properties fo:text-align="justify" style:justify-single-word="false"/>
      <style:text-properties fo:color="#ff0000" fo:font-size="11pt" fo:font-weight="bold" officeooo:rsid="0159b23f" officeooo:paragraph-rsid="05897a83" style:font-size-asian="9.60000038146973pt" style:font-weight-asian="bold" style:font-size-complex="11pt" style:font-weight-complex="bold"/>
    </style:style>
    <style:style style:name="P53" style:family="paragraph" style:parent-style-name="List_20_Paragraph" style:list-style-name="L1">
      <style:paragraph-properties fo:text-align="justify" style:justify-single-word="false"/>
      <style:text-properties fo:color="#ff0000" fo:font-size="11pt" fo:font-weight="bold" officeooo:rsid="016a02b8" officeooo:paragraph-rsid="05897a83" style:font-size-asian="9.60000038146973pt" style:font-weight-asian="bold" style:font-size-complex="11pt" style:font-weight-complex="bold"/>
    </style:style>
    <style:style style:name="P54" style:family="paragraph" style:parent-style-name="List_20_Paragraph" style:list-style-name="L1">
      <style:paragraph-properties fo:text-align="justify" style:justify-single-word="false"/>
      <style:text-properties fo:color="#ff0000" fo:font-size="11pt" fo:font-weight="bold" officeooo:rsid="0186c8ed" officeooo:paragraph-rsid="05897a83" style:font-size-asian="9.60000038146973pt" style:font-weight-asian="bold" style:font-size-complex="11pt" style:font-weight-complex="bold"/>
    </style:style>
    <style:style style:name="P55" style:family="paragraph" style:parent-style-name="List_20_Paragraph" style:list-style-name="L1">
      <style:paragraph-properties fo:text-align="justify" style:justify-single-word="false"/>
      <style:text-properties fo:color="#ff0000" fo:font-size="11pt" fo:font-weight="bold" officeooo:rsid="018db849" officeooo:paragraph-rsid="05897a83" style:font-size-asian="9.60000038146973pt" style:font-weight-asian="bold" style:font-size-complex="11pt" style:font-weight-complex="bold"/>
    </style:style>
    <style:style style:name="P56" style:family="paragraph" style:parent-style-name="List_20_Paragraph" style:list-style-name="L1">
      <style:paragraph-properties fo:text-align="justify" style:justify-single-word="false"/>
      <style:text-properties fo:color="#ff0000" fo:font-size="11pt" fo:font-weight="bold" officeooo:rsid="018db849" officeooo:paragraph-rsid="0592b9d3" style:font-size-asian="9.60000038146973pt" style:font-weight-asian="bold" style:font-size-complex="11pt" style:font-weight-complex="bold"/>
    </style:style>
    <style:style style:name="P57" style:family="paragraph" style:parent-style-name="List_20_Paragraph" style:list-style-name="L1">
      <style:paragraph-properties fo:text-align="justify" style:justify-single-word="false"/>
      <style:text-properties fo:color="#ff0000" fo:font-size="11pt" fo:font-weight="bold" officeooo:rsid="0196a5e9" officeooo:paragraph-rsid="05897a83" style:font-size-asian="9.60000038146973pt" style:font-weight-asian="bold" style:font-size-complex="11pt" style:font-weight-complex="bold"/>
    </style:style>
    <style:style style:name="P58" style:family="paragraph" style:parent-style-name="List_20_Paragraph" style:list-style-name="L1">
      <style:paragraph-properties fo:text-align="justify" style:justify-single-word="false"/>
      <style:text-properties fo:color="#ff0000" fo:font-size="11pt" fo:font-weight="bold" officeooo:rsid="019f763b" officeooo:paragraph-rsid="05897a83" style:font-size-asian="9.60000038146973pt" style:font-weight-asian="bold" style:font-size-complex="11pt" style:font-weight-complex="bold"/>
    </style:style>
    <style:style style:name="P59" style:family="paragraph" style:parent-style-name="List_20_Paragraph" style:list-style-name="L1">
      <style:paragraph-properties fo:text-align="justify" style:justify-single-word="false"/>
      <style:text-properties fo:color="#ff0000" fo:font-size="11pt" fo:font-weight="bold" officeooo:rsid="01a54cc8" officeooo:paragraph-rsid="05897a83" style:font-size-asian="9.60000038146973pt" style:font-weight-asian="bold" style:font-size-complex="11pt" style:font-weight-complex="bold"/>
    </style:style>
    <style:style style:name="P60" style:family="paragraph" style:parent-style-name="List_20_Paragraph" style:list-style-name="L1">
      <style:paragraph-properties fo:text-align="justify" style:justify-single-word="false"/>
      <style:text-properties fo:color="#ff0000" fo:font-size="11pt" fo:font-weight="bold" officeooo:rsid="019df8cb" officeooo:paragraph-rsid="05897a83" style:font-size-asian="9.60000038146973pt" style:font-weight-asian="bold" style:font-size-complex="11pt" style:font-weight-complex="bold"/>
    </style:style>
    <style:style style:name="P61" style:family="paragraph" style:parent-style-name="List_20_Paragraph" style:list-style-name="L1">
      <style:paragraph-properties fo:text-align="justify" style:justify-single-word="false"/>
      <style:text-properties fo:color="#ff0000" fo:font-size="11pt" fo:font-weight="bold" officeooo:rsid="01af4bb9" officeooo:paragraph-rsid="05897a83" style:font-size-asian="9.60000038146973pt" style:font-weight-asian="bold" style:font-size-complex="11pt" style:font-weight-complex="bold"/>
    </style:style>
    <style:style style:name="P62" style:family="paragraph" style:parent-style-name="List_20_Paragraph" style:list-style-name="L1">
      <style:paragraph-properties fo:text-align="justify" style:justify-single-word="false"/>
      <style:text-properties fo:color="#ff0000" fo:font-size="11pt" fo:font-weight="bold" officeooo:rsid="01b4550f" officeooo:paragraph-rsid="05897a83" style:font-size-asian="9.60000038146973pt" style:font-weight-asian="bold" style:font-size-complex="11pt" style:font-weight-complex="bold"/>
    </style:style>
    <style:style style:name="P63" style:family="paragraph" style:parent-style-name="List_20_Paragraph" style:list-style-name="L1">
      <style:paragraph-properties fo:text-align="justify" style:justify-single-word="false"/>
      <style:text-properties fo:color="#ff0000" fo:font-size="11pt" fo:font-weight="bold" officeooo:rsid="01b9ac51" officeooo:paragraph-rsid="05897a83" style:font-size-asian="9.60000038146973pt" style:font-weight-asian="bold" style:font-size-complex="11pt" style:font-weight-complex="bold"/>
    </style:style>
    <style:style style:name="P64" style:family="paragraph" style:parent-style-name="List_20_Paragraph" style:list-style-name="L1">
      <style:paragraph-properties fo:text-align="justify" style:justify-single-word="false"/>
      <style:text-properties fo:color="#ff0000" fo:font-size="11pt" fo:font-weight="bold" officeooo:rsid="041b0afc" officeooo:paragraph-rsid="05897a83" style:font-size-asian="9.60000038146973pt" style:font-weight-asian="bold" style:font-size-complex="11pt" style:font-weight-complex="bold"/>
    </style:style>
    <style:style style:name="P65" style:family="paragraph" style:parent-style-name="List_20_Paragraph" style:list-style-name="L1">
      <style:paragraph-properties fo:text-align="justify" style:justify-single-word="false"/>
      <style:text-properties fo:color="#ff0000" fo:font-size="11pt" fo:font-weight="bold" officeooo:rsid="05dc2c6c" officeooo:paragraph-rsid="05dc2c6c" style:font-size-asian="9.60000038146973pt" style:font-weight-asian="bold" style:font-size-complex="11pt" style:font-weight-complex="bold"/>
    </style:style>
    <style:style style:name="P66" style:family="paragraph" style:parent-style-name="List_20_Paragraph" style:list-style-name="L1">
      <style:paragraph-properties fo:text-align="justify" style:justify-single-word="false"/>
      <style:text-properties fo:color="#ff0000" fo:font-size="11pt" fo:font-weight="bold" officeooo:rsid="05eb33f4" officeooo:paragraph-rsid="05eb33f4" style:font-size-asian="9.60000038146973pt" style:font-weight-asian="bold" style:font-size-complex="11pt" style:font-weight-complex="bold"/>
    </style:style>
    <style:style style:name="P67" style:family="paragraph" style:parent-style-name="List_20_Paragraph" style:list-style-name="L1">
      <style:paragraph-properties fo:text-align="justify" style:justify-single-word="false"/>
      <style:text-properties fo:color="#ff0000" fo:font-size="11pt" fo:font-weight="bold" officeooo:rsid="05ed7936" officeooo:paragraph-rsid="05ed7936" style:font-size-asian="9.60000038146973pt" style:font-weight-asian="bold" style:font-size-complex="11pt" style:font-weight-complex="bold"/>
    </style:style>
    <style:style style:name="P68" style:family="paragraph" style:parent-style-name="List_20_Paragraph" style:list-style-name="L1">
      <style:paragraph-properties fo:text-align="justify" style:justify-single-word="false"/>
      <style:text-properties fo:color="#ff0000" fo:font-size="11pt" fo:font-weight="bold" officeooo:rsid="05e230a1" officeooo:paragraph-rsid="05e230a1" style:font-size-asian="9.60000038146973pt" style:font-weight-asian="bold" style:font-size-complex="11pt" style:font-weight-complex="bold"/>
    </style:style>
    <style:style style:name="P69" style:family="paragraph" style:parent-style-name="List_20_Paragraph" style:list-style-name="L1">
      <style:paragraph-properties fo:text-align="justify" style:justify-single-word="false"/>
      <style:text-properties fo:color="#ff0000" fo:font-size="11pt" fo:font-weight="bold" officeooo:rsid="05e63458" officeooo:paragraph-rsid="05e63458" style:font-size-asian="9.60000038146973pt" style:font-weight-asian="bold" style:font-size-complex="11pt" style:font-weight-complex="bold"/>
    </style:style>
    <style:style style:name="P70" style:family="paragraph" style:parent-style-name="List_20_Paragraph" style:list-style-name="L1">
      <style:paragraph-properties fo:text-align="justify" style:justify-single-word="false"/>
      <style:text-properties fo:color="#ff0000" fo:font-size="11pt" fo:font-weight="bold" officeooo:rsid="05e80283" officeooo:paragraph-rsid="05e80283" style:font-size-asian="9.60000038146973pt" style:font-weight-asian="bold" style:font-size-complex="11pt" style:font-weight-complex="bold"/>
    </style:style>
    <style:style style:name="P71" style:family="paragraph" style:parent-style-name="List_20_Paragraph" style:list-style-name="L1">
      <style:paragraph-properties fo:text-align="justify" style:justify-single-word="false"/>
      <style:text-properties fo:color="#ff0000" fo:font-size="11pt" fo:font-weight="bold" officeooo:rsid="01a54cc8" officeooo:paragraph-rsid="05897a83" style:font-name-asian="Times New Roman" style:font-size-asian="11pt" style:font-weight-asian="bold" style:font-name-complex="Calibri2" style:font-size-complex="11pt" style:font-weight-complex="bold"/>
    </style:style>
    <style:style style:name="P72" style:family="paragraph" style:parent-style-name="List_20_Paragraph" style:list-style-name="L1">
      <style:paragraph-properties fo:text-align="justify" style:justify-single-word="false"/>
      <style:text-properties fo:color="#ff0000" fo:font-size="11pt" fo:font-weight="bold" officeooo:rsid="004464cc" officeooo:paragraph-rsid="05897a83" style:font-name-asian="Times New Roman" style:font-size-asian="11pt" style:font-weight-asian="bold" style:font-name-complex="Calibri2" style:font-size-complex="11pt" style:font-weight-complex="bold"/>
    </style:style>
    <style:style style:name="P73" style:family="paragraph" style:parent-style-name="List_20_Paragraph" style:list-style-name="L1">
      <style:paragraph-properties fo:text-align="justify" style:justify-single-word="false"/>
      <style:text-properties fo:color="#ff0000" fo:font-size="11pt" fo:font-weight="bold" officeooo:rsid="0091a152" officeooo:paragraph-rsid="05897a83" style:font-name-asian="Times New Roman" style:font-size-asian="11pt" style:font-weight-asian="bold" style:font-name-complex="Calibri2" style:font-size-complex="11pt" style:font-weight-complex="bold"/>
    </style:style>
    <style:style style:name="P74" style:family="paragraph" style:parent-style-name="List_20_Paragraph" style:list-style-name="L1">
      <style:paragraph-properties fo:text-align="justify" style:justify-single-word="false"/>
      <style:text-properties fo:color="#ff0000" fo:font-size="11pt" fo:font-weight="bold" officeooo:rsid="036ccf33" officeooo:paragraph-rsid="05897a83" style:font-name-asian="Times New Roman" style:font-size-asian="11pt" style:font-weight-asian="bold" style:font-name-complex="Calibri2" style:font-size-complex="11pt" style:font-weight-complex="bold"/>
    </style:style>
    <style:style style:name="P75" style:family="paragraph" style:parent-style-name="List_20_Paragraph" style:list-style-name="L1">
      <style:paragraph-properties fo:text-align="justify" style:justify-single-word="false"/>
      <style:text-properties fo:color="#ff0000" fo:font-size="11pt" fo:font-weight="bold" officeooo:rsid="00458f8f" officeooo:paragraph-rsid="05897a83" style:font-name-asian="Times New Roman" style:font-size-asian="11pt" style:font-weight-asian="bold" style:font-name-complex="Calibri2" style:font-size-complex="11pt" style:font-weight-complex="bold"/>
    </style:style>
    <style:style style:name="P76" style:family="paragraph" style:parent-style-name="List_20_Paragraph" style:list-style-name="L1">
      <style:paragraph-properties fo:text-align="justify" style:justify-single-word="false"/>
      <style:text-properties fo:color="#ff0000" fo:font-size="11pt" fo:font-weight="bold" officeooo:rsid="00474f47" officeooo:paragraph-rsid="05897a83" style:font-name-asian="Times New Roman" style:font-size-asian="11pt" style:font-weight-asian="bold" style:font-name-complex="Calibri2" style:font-size-complex="11pt" style:font-weight-complex="bold"/>
    </style:style>
    <style:style style:name="P77" style:family="paragraph" style:parent-style-name="List_20_Paragraph" style:list-style-name="L1">
      <style:paragraph-properties fo:text-align="justify" style:justify-single-word="false"/>
      <style:text-properties fo:color="#ff0000" fo:font-size="11pt" fo:font-weight="bold" officeooo:rsid="003ab827" officeooo:paragraph-rsid="05897a83" style:font-name-asian="Times New Roman" style:font-size-asian="11pt" style:font-weight-asian="bold" style:font-name-complex="Calibri2" style:font-size-complex="11pt" style:font-weight-complex="bold"/>
    </style:style>
    <style:style style:name="P78" style:family="paragraph" style:parent-style-name="List_20_Paragraph" style:list-style-name="L1">
      <style:paragraph-properties fo:text-align="justify" style:justify-single-word="false"/>
      <style:text-properties fo:color="#ff0000" fo:font-size="11pt" fo:font-weight="bold" officeooo:rsid="0048730e" officeooo:paragraph-rsid="05897a83" style:font-name-asian="Times New Roman" style:font-size-asian="11pt" style:font-weight-asian="bold" style:font-name-complex="Calibri2" style:font-size-complex="11pt" style:font-weight-complex="bold"/>
    </style:style>
    <style:style style:name="P79" style:family="paragraph" style:parent-style-name="List_20_Paragraph" style:list-style-name="L1">
      <style:paragraph-properties fo:text-align="justify" style:justify-single-word="false"/>
      <style:text-properties fo:color="#ff0000" fo:font-size="11pt" fo:font-weight="bold" officeooo:rsid="0050a1cb" officeooo:paragraph-rsid="05897a83" style:font-name-asian="Times New Roman" style:font-size-asian="11pt" style:font-weight-asian="bold" style:font-name-complex="Calibri2" style:font-size-complex="11pt" style:font-weight-complex="bold"/>
    </style:style>
    <style:style style:name="P80" style:family="paragraph" style:parent-style-name="List_20_Paragraph" style:list-style-name="L1">
      <style:paragraph-properties fo:text-align="justify" style:justify-single-word="false"/>
      <style:text-properties fo:color="#ff0000" fo:font-size="11pt" fo:font-weight="bold" officeooo:rsid="0048fa0f" officeooo:paragraph-rsid="05897a83" style:font-name-asian="Times New Roman" style:font-size-asian="11pt" style:font-weight-asian="bold" style:font-name-complex="Calibri2" style:font-size-complex="11pt" style:font-weight-complex="bold"/>
    </style:style>
    <style:style style:name="P81" style:family="paragraph" style:parent-style-name="List_20_Paragraph" style:list-style-name="L1">
      <style:paragraph-properties fo:text-align="justify" style:justify-single-word="false"/>
      <style:text-properties fo:color="#ff0000" fo:font-size="11pt" fo:font-weight="bold" officeooo:rsid="038bbf68" officeooo:paragraph-rsid="0672984b" style:font-name-asian="Times New Roman" style:font-size-asian="11pt" style:font-weight-asian="bold" style:font-name-complex="Calibri2" style:font-size-complex="11pt" style:font-weight-complex="bold"/>
    </style:style>
    <style:style style:name="P82" style:family="paragraph" style:parent-style-name="List_20_Paragraph" style:list-style-name="L1">
      <style:paragraph-properties fo:text-align="justify" style:justify-single-word="false"/>
      <style:text-properties fo:color="#ff0000"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P83" style:family="paragraph" style:parent-style-name="List_20_Paragraph" style:list-style-name="L1">
      <style:paragraph-properties fo:text-align="justify" style:justify-single-word="false"/>
      <style:text-properties fo:color="#ff0000" fo:font-size="11pt" fo:font-weight="bold" officeooo:rsid="0419843b" officeooo:paragraph-rsid="05897a83" style:font-name-asian="Times New Roman" style:font-size-asian="9.60000038146973pt" style:font-weight-asian="bold" style:font-name-complex="Calibri2" style:font-size-complex="11pt" style:font-weight-complex="bold"/>
    </style:style>
    <style:style style:name="P84" style:family="paragraph" style:parent-style-name="List_20_Paragraph" style:list-style-name="L1">
      <style:paragraph-properties fo:text-align="justify" style:justify-single-word="false"/>
      <style:text-properties fo:color="#ff0000" fo:font-size="11pt" fo:font-weight="normal" officeooo:rsid="0419843b" officeooo:paragraph-rsid="05897a83" style:font-name-asian="Times New Roman" style:font-size-asian="9.60000038146973pt" style:font-weight-asian="normal" style:font-name-complex="Calibri2" style:font-size-complex="11pt" style:font-weight-complex="normal"/>
    </style:style>
    <style:style style:name="P85" style:family="paragraph" style:parent-style-name="List_20_Paragraph" style:list-style-name="L1">
      <style:paragraph-properties fo:text-align="justify" style:justify-single-word="false"/>
      <style:text-properties fo:color="#ff0000" fo:font-size="11pt" fo:font-weight="normal" officeooo:rsid="06478017" officeooo:paragraph-rsid="06478017" style:font-size-asian="9.60000038146973pt" style:font-weight-asian="normal" style:font-size-complex="11pt" style:font-weight-complex="normal"/>
    </style:style>
    <style:style style:name="P86" style:family="paragraph" style:parent-style-name="List_20_Paragraph" style:list-style-name="L1">
      <style:paragraph-properties fo:text-align="justify" style:justify-single-word="false"/>
      <style:text-properties fo:color="#ff0000" fo:font-size="11pt" fo:font-weight="normal" officeooo:rsid="06478017" officeooo:paragraph-rsid="0663fec1" style:font-size-asian="9.60000038146973pt" style:font-weight-asian="normal" style:font-size-complex="11pt" style:font-weight-complex="normal"/>
    </style:style>
    <style:style style:name="P87" style:family="paragraph" style:parent-style-name="List_20_Paragraph" style:list-style-name="L1">
      <style:paragraph-properties fo:text-align="justify" style:justify-single-word="false"/>
      <style:text-properties fo:color="#ff0000" fo:font-size="11pt" fo:font-weight="normal" officeooo:rsid="043c1c88" officeooo:paragraph-rsid="05897a83" style:font-size-asian="9.60000038146973pt" style:font-weight-asian="normal" style:font-size-complex="11pt" style:font-weight-complex="normal"/>
    </style:style>
    <style:style style:name="P88" style:family="paragraph" style:parent-style-name="List_20_Paragraph" style:list-style-name="L1">
      <style:paragraph-properties fo:text-align="justify" style:justify-single-word="false"/>
      <style:text-properties fo:color="#ff0000" fo:font-size="11pt" fo:font-weight="normal" officeooo:rsid="0423642d" officeooo:paragraph-rsid="05897a83" style:font-size-asian="9.60000038146973pt" style:font-weight-asian="normal" style:font-size-complex="11pt" style:font-weight-complex="normal"/>
    </style:style>
    <style:style style:name="P89" style:family="paragraph" style:parent-style-name="List_20_Paragraph" style:list-style-name="L1">
      <style:paragraph-properties fo:text-align="justify" style:justify-single-word="false"/>
      <style:text-properties fo:color="#ff0000" fo:font-size="11pt" fo:font-weight="normal" officeooo:rsid="0423adb1" officeooo:paragraph-rsid="05897a83" style:font-size-asian="9.60000038146973pt" style:font-weight-asian="normal" style:font-size-complex="11pt" style:font-weight-complex="normal"/>
    </style:style>
    <style:style style:name="P90" style:family="paragraph" style:parent-style-name="List_20_Paragraph" style:list-style-name="L1">
      <style:paragraph-properties fo:text-align="justify" style:justify-single-word="false"/>
      <style:text-properties fo:color="#ff0000" fo:font-size="11pt" fo:font-weight="normal" officeooo:rsid="05edcb47" officeooo:paragraph-rsid="05edcb47" style:font-size-asian="9.60000038146973pt" style:font-weight-asian="normal" style:font-size-complex="11pt" style:font-weight-complex="normal"/>
    </style:style>
    <style:style style:name="P91" style:family="paragraph" style:parent-style-name="List_20_Paragraph" style:list-style-name="L1">
      <style:paragraph-properties fo:text-align="justify" style:justify-single-word="false"/>
      <style:text-properties fo:color="#ff0000" fo:font-weight="normal" officeooo:rsid="04b9c78c" officeooo:paragraph-rsid="05977f6f" style:font-weight-asian="normal" style:font-weight-complex="normal"/>
    </style:style>
    <style:style style:name="P92" style:family="paragraph" style:parent-style-name="List_20_Paragraph" style:list-style-name="L1">
      <style:paragraph-properties fo:text-align="justify" style:justify-single-word="false"/>
      <style:text-properties fo:color="#ff0000" officeooo:paragraph-rsid="05897a83"/>
    </style:style>
    <style:style style:name="P93" style:family="paragraph" style:parent-style-name="List_20_Paragraph" style:list-style-name="L1">
      <style:paragraph-properties fo:text-align="justify" style:justify-single-word="false"/>
      <style:text-properties fo:color="#ff0000" fo:font-weight="bold" officeooo:rsid="0168c261" officeooo:paragraph-rsid="05897a83" style:font-weight-asian="bold" style:font-weight-complex="bold"/>
    </style:style>
    <style:style style:name="P94" style:family="paragraph" style:parent-style-name="List_20_Paragraph" style:list-style-name="L1">
      <style:paragraph-properties fo:text-align="justify" style:justify-single-word="false"/>
      <style:text-properties fo:color="#ff0000" fo:font-weight="bold" officeooo:rsid="016b478d" officeooo:paragraph-rsid="05897a83" style:font-weight-asian="bold" style:font-weight-complex="bold"/>
    </style:style>
    <style:style style:name="P95" style:family="paragraph" style:parent-style-name="List_20_Paragraph" style:list-style-name="L1">
      <style:paragraph-properties fo:text-align="justify" style:justify-single-word="false"/>
      <style:text-properties fo:color="#ff0000" fo:font-weight="bold" officeooo:rsid="016f7f26" officeooo:paragraph-rsid="05897a83" style:font-weight-asian="bold" style:font-weight-complex="bold"/>
    </style:style>
    <style:style style:name="P96" style:family="paragraph" style:parent-style-name="List_20_Paragraph" style:list-style-name="L1">
      <style:paragraph-properties fo:text-align="justify" style:justify-single-word="false"/>
      <style:text-properties fo:color="#ff0000" fo:font-weight="bold" officeooo:rsid="0171e659" officeooo:paragraph-rsid="05897a83" style:font-weight-asian="bold" style:font-weight-complex="bold"/>
    </style:style>
    <style:style style:name="P97" style:family="paragraph" style:parent-style-name="List_20_Paragraph" style:list-style-name="L1">
      <style:paragraph-properties fo:text-align="justify" style:justify-single-word="false"/>
      <style:text-properties fo:color="#ff0000" fo:font-weight="bold" officeooo:rsid="056778ac" officeooo:paragraph-rsid="05897a83" style:font-weight-asian="bold" style:font-weight-complex="bold"/>
    </style:style>
    <style:style style:name="P98" style:family="paragraph" style:parent-style-name="List_20_Paragraph" style:list-style-name="L1">
      <style:paragraph-properties fo:text-align="justify" style:justify-single-word="false"/>
      <style:text-properties fo:color="#ff0000" fo:font-weight="bold" officeooo:rsid="0174c8b2" officeooo:paragraph-rsid="05897a83" style:font-weight-asian="bold" style:font-weight-complex="bold"/>
    </style:style>
    <style:style style:name="P99" style:family="paragraph" style:parent-style-name="List_20_Paragraph" style:list-style-name="L1">
      <style:paragraph-properties fo:text-align="justify" style:justify-single-word="false"/>
      <style:text-properties fo:color="#ff0000" fo:font-weight="bold" officeooo:rsid="0177f6f6" officeooo:paragraph-rsid="05897a83" style:font-weight-asian="bold" style:font-weight-complex="bold"/>
    </style:style>
    <style:style style:name="P100" style:family="paragraph" style:parent-style-name="List_20_Paragraph" style:list-style-name="L1">
      <style:paragraph-properties fo:text-align="justify" style:justify-single-word="false"/>
      <style:text-properties fo:color="#ff0000" fo:font-weight="bold" officeooo:rsid="01798609" officeooo:paragraph-rsid="05897a83" style:font-weight-asian="bold" style:font-weight-complex="bold"/>
    </style:style>
    <style:style style:name="P101" style:family="paragraph" style:parent-style-name="List_20_Paragraph" style:list-style-name="L1">
      <style:paragraph-properties fo:text-align="justify" style:justify-single-word="false"/>
      <style:text-properties fo:color="#ff0000" style:font-name="Courier 10 Pitch" fo:font-size="11pt" fo:font-weight="normal" officeooo:rsid="0428b3a2" officeooo:paragraph-rsid="05897a83" style:font-size-asian="9.60000038146973pt" style:font-weight-asian="normal" style:font-size-complex="11pt" style:font-weight-complex="normal"/>
    </style:style>
    <style:style style:name="P102" style:family="paragraph" style:parent-style-name="List_20_Paragraph" style:list-style-name="L1">
      <style:paragraph-properties fo:text-align="justify" style:justify-single-word="false"/>
      <style:text-properties fo:color="#ff0000" style:font-name="Courier 10 Pitch" fo:font-size="11pt" fo:font-weight="normal" officeooo:rsid="0423adb1" officeooo:paragraph-rsid="05897a83" style:font-size-asian="9.60000038146973pt" style:font-weight-asian="normal" style:font-size-complex="11pt" style:font-weight-complex="normal"/>
    </style:style>
    <style:style style:name="P103" style:family="paragraph" style:parent-style-name="List_20_Paragraph" style:list-style-name="L1">
      <style:paragraph-properties fo:text-align="justify" style:justify-single-word="false"/>
      <style:text-properties fo:color="#ff0000" style:font-name="Courier 10 Pitch" fo:font-size="11pt" fo:font-weight="normal" officeooo:rsid="042cb64b" officeooo:paragraph-rsid="05897a83" style:font-size-asian="9.60000038146973pt" style:font-weight-asian="normal" style:font-size-complex="11pt" style:font-weight-complex="normal"/>
    </style:style>
    <style:style style:name="P104" style:family="paragraph" style:parent-style-name="List_20_Paragraph" style:list-style-name="L1">
      <style:paragraph-properties fo:text-align="justify" style:justify-single-word="false"/>
      <style:text-properties fo:color="#ff0000" officeooo:rsid="003ab827" officeooo:paragraph-rsid="06745fc5"/>
    </style:style>
    <style:style style:name="P105" style:family="paragraph" style:parent-style-name="List_20_Paragraph" style:list-style-name="L1">
      <style:paragraph-properties fo:text-align="justify" style:justify-single-word="false"/>
      <style:text-properties officeooo:rsid="0145d31b" officeooo:paragraph-rsid="0663fec1"/>
    </style:style>
    <style:style style:name="P106" style:family="paragraph" style:parent-style-name="List_20_Paragraph" style:list-style-name="L1">
      <style:paragraph-properties fo:text-align="justify" style:justify-single-word="false"/>
      <style:text-properties officeooo:rsid="0145d31b" officeooo:paragraph-rsid="05897a83"/>
    </style:style>
    <style:style style:name="P107" style:family="paragraph" style:parent-style-name="List_20_Paragraph" style:list-style-name="L1">
      <style:paragraph-properties fo:text-align="justify" style:justify-single-word="false"/>
      <style:text-properties officeooo:rsid="0145d31b" officeooo:paragraph-rsid="0672984b"/>
    </style:style>
    <style:style style:name="P108" style:family="paragraph" style:parent-style-name="List_20_Paragraph" style:list-style-name="L1">
      <style:paragraph-properties fo:text-align="justify" style:justify-single-word="false"/>
      <style:text-properties officeooo:rsid="003ab827" officeooo:paragraph-rsid="06745fc5"/>
    </style:style>
    <style:style style:name="P109" style:family="paragraph" style:parent-style-name="List_20_Paragraph" style:list-style-name="L1" style:master-page-name="Standard">
      <style:paragraph-properties fo:text-align="justify" style:justify-single-word="false" style:page-number="auto"/>
      <style:text-properties fo:color="#ff0000"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T1" style:family="text">
      <style:text-properties fo:color="#ff0000"/>
    </style:style>
    <style:style style:name="T2" style:family="text">
      <style:text-properties fo:color="#ff0000" fo:font-weight="normal" officeooo:rsid="06478017" style:font-weight-asian="normal" style:font-weight-complex="normal"/>
    </style:style>
    <style:style style:name="T3" style:family="text">
      <style:text-properties fo:color="#ff0000" fo:font-weight="normal" officeooo:rsid="00fa4a83" style:font-weight-asian="normal" style:font-weight-complex="normal"/>
    </style:style>
    <style:style style:name="T4" style:family="text">
      <style:text-properties fo:color="#ff0000" fo:font-weight="normal" officeooo:rsid="01a54cc8" style:font-weight-asian="normal" style:font-weight-complex="normal"/>
    </style:style>
    <style:style style:name="T5" style:family="text">
      <style:text-properties fo:color="#ff0000" fo:font-size="11pt" fo:font-weight="normal" officeooo:rsid="01957912" style:font-size-asian="9.60000038146973pt" style:font-weight-asian="normal" style:font-size-complex="11pt" style:font-weight-complex="normal"/>
    </style:style>
    <style:style style:name="T6" style:family="text">
      <style:text-properties fo:color="#ff0000" fo:font-size="11pt" fo:font-weight="normal" officeooo:rsid="01af4bb9" style:font-size-asian="9.60000038146973pt" style:font-weight-asian="normal" style:font-size-complex="11pt" style:font-weight-complex="normal"/>
    </style:style>
    <style:style style:name="T7" style:family="text">
      <style:text-properties fo:color="#ff0000" fo:font-size="11pt" fo:font-weight="normal" officeooo:rsid="0147389a" style:font-size-asian="9.60000038146973pt" style:font-weight-asian="normal" style:font-size-complex="11pt" style:font-weight-complex="normal"/>
    </style:style>
    <style:style style:name="T8" style:family="text">
      <style:text-properties fo:color="#ff0000" fo:font-size="11pt" fo:font-weight="normal" officeooo:rsid="05df327c" style:font-size-asian="9.60000038146973pt" style:font-weight-asian="normal" style:font-size-complex="11pt" style:font-weight-complex="normal"/>
    </style:style>
    <style:style style:name="T9" style:family="text">
      <style:text-properties fo:color="#ff0000" fo:font-size="11pt" fo:font-weight="normal" officeooo:rsid="0186c8ed" style:font-size-asian="9.60000038146973pt" style:font-weight-asian="normal" style:font-size-complex="11pt" style:font-weight-complex="normal"/>
    </style:style>
    <style:style style:name="T10" style:family="text">
      <style:text-properties fo:color="#ff0000" fo:font-size="11pt" fo:font-weight="normal" officeooo:rsid="011967ca" style:font-size-asian="9.60000038146973pt" style:font-weight-asian="normal" style:font-size-complex="11pt" style:font-weight-complex="normal"/>
    </style:style>
    <style:style style:name="T11" style:family="text">
      <style:text-properties fo:color="#ff0000" fo:font-size="11pt" fo:font-weight="normal" officeooo:rsid="03ab17ca" style:font-size-asian="9.60000038146973pt" style:font-weight-asian="normal" style:font-size-complex="11pt" style:font-weight-complex="normal"/>
    </style:style>
    <style:style style:name="T12" style:family="text">
      <style:text-properties fo:color="#ff0000" fo:font-size="11pt" fo:font-weight="normal" officeooo:rsid="012c6dbf" style:font-size-asian="9.60000038146973pt" style:font-weight-asian="normal" style:font-size-complex="11pt" style:font-weight-complex="normal"/>
    </style:style>
    <style:style style:name="T13" style:family="text">
      <style:text-properties fo:color="#ff0000" fo:font-size="11pt" fo:font-weight="normal" officeooo:rsid="011c3c48" style:font-size-asian="9.60000038146973pt" style:font-weight-asian="normal" style:font-size-complex="11pt" style:font-weight-complex="normal"/>
    </style:style>
    <style:style style:name="T14" style:family="text">
      <style:text-properties fo:color="#ff0000" fo:font-size="11pt" fo:font-weight="normal" officeooo:rsid="01271e94" style:font-size-asian="9.60000038146973pt" style:font-weight-asian="normal" style:font-size-complex="11pt" style:font-weight-complex="normal"/>
    </style:style>
    <style:style style:name="T15" style:family="text">
      <style:text-properties fo:color="#ff0000" fo:font-size="11pt" fo:font-weight="normal" officeooo:rsid="01290fef" style:font-size-asian="9.60000038146973pt" style:font-weight-asian="normal" style:font-size-complex="11pt" style:font-weight-complex="normal"/>
    </style:style>
    <style:style style:name="T16" style:family="text">
      <style:text-properties fo:color="#ff0000" fo:font-size="11pt" fo:font-weight="normal" officeooo:rsid="012f4fbc" style:font-size-asian="9.60000038146973pt" style:font-weight-asian="normal" style:font-size-complex="11pt" style:font-weight-complex="normal"/>
    </style:style>
    <style:style style:name="T17" style:family="text">
      <style:text-properties fo:color="#ff0000" fo:font-size="11pt" fo:font-weight="normal" officeooo:rsid="01404b1c" style:font-size-asian="9.60000038146973pt" style:font-weight-asian="normal" style:font-size-complex="11pt" style:font-weight-complex="normal"/>
    </style:style>
    <style:style style:name="T18" style:family="text">
      <style:text-properties fo:color="#ff0000" fo:font-size="11pt" fo:font-weight="normal" officeooo:rsid="011dad5e" style:font-size-asian="9.60000038146973pt" style:font-weight-asian="normal" style:font-size-complex="11pt" style:font-weight-complex="normal"/>
    </style:style>
    <style:style style:name="T19" style:family="text">
      <style:text-properties fo:color="#ff0000" fo:font-size="11pt" fo:font-weight="normal" officeooo:rsid="015691dc" style:font-size-asian="9.60000038146973pt" style:font-weight-asian="normal" style:font-size-complex="11pt" style:font-weight-complex="normal"/>
    </style:style>
    <style:style style:name="T20" style:family="text">
      <style:text-properties fo:color="#ff0000" fo:font-size="11pt" fo:font-weight="normal" officeooo:rsid="0152dde6" style:font-size-asian="9.60000038146973pt" style:font-weight-asian="normal" style:font-size-complex="11pt" style:font-weight-complex="normal"/>
    </style:style>
    <style:style style:name="T21" style:family="text">
      <style:text-properties fo:color="#ff0000" fo:font-size="11pt" fo:font-weight="normal" officeooo:rsid="0159b23f" style:font-size-asian="9.60000038146973pt" style:font-weight-asian="normal" style:font-size-complex="11pt" style:font-weight-complex="normal"/>
    </style:style>
    <style:style style:name="T22" style:family="text">
      <style:text-properties fo:color="#ff0000" fo:font-size="11pt" fo:font-weight="normal" officeooo:rsid="01828db5" style:font-size-asian="9.60000038146973pt" style:font-weight-asian="normal" style:font-size-complex="11pt" style:font-weight-complex="normal"/>
    </style:style>
    <style:style style:name="T23" style:family="text">
      <style:text-properties fo:color="#ff0000" fo:font-size="11pt" fo:font-weight="normal" officeooo:rsid="0187d593" style:font-size-asian="9.60000038146973pt" style:font-weight-asian="normal" style:font-size-complex="11pt" style:font-weight-complex="normal"/>
    </style:style>
    <style:style style:name="T24" style:family="text">
      <style:text-properties fo:color="#ff0000" fo:font-size="11pt" fo:font-weight="normal" officeooo:rsid="0196a5e9" style:font-size-asian="9.60000038146973pt" style:font-weight-asian="normal" style:font-size-complex="11pt" style:font-weight-complex="normal"/>
    </style:style>
    <style:style style:name="T25" style:family="text">
      <style:text-properties fo:color="#ff0000" fo:font-size="11pt" fo:font-weight="normal" officeooo:rsid="019aa1cc" style:font-size-asian="9.60000038146973pt" style:font-weight-asian="normal" style:font-size-complex="11pt" style:font-weight-complex="normal"/>
    </style:style>
    <style:style style:name="T26" style:family="text">
      <style:text-properties fo:color="#ff0000" fo:font-size="11pt" fo:font-weight="normal" officeooo:rsid="019c9649" style:font-size-asian="9.60000038146973pt" style:font-weight-asian="normal" style:font-size-complex="11pt" style:font-weight-complex="normal"/>
    </style:style>
    <style:style style:name="T27" style:family="text">
      <style:text-properties fo:color="#ff0000" fo:font-size="11pt" fo:font-weight="normal" officeooo:rsid="057c6441" style:font-size-asian="9.60000038146973pt" style:font-weight-asian="normal" style:font-size-complex="11pt" style:font-weight-complex="normal"/>
    </style:style>
    <style:style style:name="T28" style:family="text">
      <style:text-properties fo:color="#ff0000" fo:font-size="11pt" fo:font-weight="normal" officeooo:rsid="01a5c255" style:font-size-asian="9.60000038146973pt" style:font-weight-asian="normal" style:font-size-complex="11pt" style:font-weight-complex="normal"/>
    </style:style>
    <style:style style:name="T29" style:family="text">
      <style:text-properties fo:color="#ff0000" fo:font-size="11pt" fo:font-weight="normal" officeooo:rsid="01a54cc8" style:font-size-asian="9.60000038146973pt" style:font-weight-asian="normal" style:font-size-complex="11pt" style:font-weight-complex="normal"/>
    </style:style>
    <style:style style:name="T30" style:family="text">
      <style:text-properties fo:color="#ff0000" fo:font-size="11pt" fo:font-weight="normal" officeooo:rsid="01ace14f" style:font-size-asian="9.60000038146973pt" style:font-weight-asian="normal" style:font-size-complex="11pt" style:font-weight-complex="normal"/>
    </style:style>
    <style:style style:name="T31" style:family="text">
      <style:text-properties fo:color="#ff0000" fo:font-size="11pt" fo:font-weight="normal" officeooo:rsid="01b4550f" style:font-size-asian="9.60000038146973pt" style:font-weight-asian="normal" style:font-size-complex="11pt" style:font-weight-complex="normal"/>
    </style:style>
    <style:style style:name="T32" style:family="text">
      <style:text-properties fo:color="#ff0000" fo:font-size="11pt" fo:font-weight="normal" officeooo:rsid="01b5c4c1" style:font-size-asian="9.60000038146973pt" style:font-weight-asian="normal" style:font-size-complex="11pt" style:font-weight-complex="normal"/>
    </style:style>
    <style:style style:name="T33" style:family="text">
      <style:text-properties fo:color="#ff0000" fo:font-size="11pt" fo:font-weight="normal" officeooo:rsid="01ca669c" style:font-size-asian="9.60000038146973pt" style:font-weight-asian="normal" style:font-size-complex="11pt" style:font-weight-complex="normal"/>
    </style:style>
    <style:style style:name="T34" style:family="text">
      <style:text-properties fo:color="#ff0000" fo:font-size="11pt" fo:font-weight="normal" officeooo:rsid="06071cb6" style:font-size-asian="11pt" style:font-weight-asian="normal" style:font-name-complex="Calibri2" style:font-size-complex="11pt" style:font-weight-complex="normal"/>
    </style:style>
    <style:style style:name="T35" style:family="text">
      <style:text-properties fo:color="#ff0000" fo:font-size="11pt" fo:font-weight="normal" officeooo:rsid="01c43325" style:font-size-asian="11pt" style:font-weight-asian="normal" style:font-name-complex="Calibri2" style:font-size-complex="11pt" style:font-weight-complex="normal"/>
    </style:style>
    <style:style style:name="T36" style:family="text">
      <style:text-properties fo:color="#ff0000" fo:font-size="11pt" fo:font-weight="normal" officeooo:rsid="01c4b1b0" style:font-size-asian="11pt" style:font-weight-asian="normal" style:font-name-complex="Calibri2" style:font-size-complex="11pt" style:font-weight-complex="normal"/>
    </style:style>
    <style:style style:name="T37" style:family="text">
      <style:text-properties fo:color="#ff0000" fo:font-size="11pt" fo:font-weight="normal" officeooo:rsid="01c8407b" style:font-size-asian="11pt" style:font-weight-asian="normal" style:font-name-complex="Calibri2" style:font-size-complex="11pt" style:font-weight-complex="normal"/>
    </style:style>
    <style:style style:name="T38" style:family="text">
      <style:text-properties fo:color="#ff0000" fo:font-size="11pt" fo:font-weight="normal" officeooo:rsid="01c61289" style:font-size-asian="11pt" style:font-weight-asian="normal" style:font-name-complex="Calibri2" style:font-size-complex="11pt" style:font-weight-complex="normal"/>
    </style:style>
    <style:style style:name="T39" style:family="text">
      <style:text-properties fo:color="#ff0000" fo:font-size="11pt" fo:font-weight="normal" officeooo:rsid="01c68616" style:font-size-asian="11pt" style:font-weight-asian="normal" style:font-name-complex="Calibri2" style:font-size-complex="11pt" style:font-weight-complex="normal"/>
    </style:style>
    <style:style style:name="T40" style:family="text">
      <style:text-properties fo:color="#ff0000" fo:font-size="11pt" fo:font-weight="normal" officeooo:rsid="01c8abf4" style:font-size-asian="11pt" style:font-weight-asian="normal" style:font-name-complex="Calibri2" style:font-size-complex="11pt" style:font-weight-complex="normal"/>
    </style:style>
    <style:style style:name="T41" style:family="text">
      <style:text-properties fo:color="#ff0000" fo:font-size="11pt" fo:font-weight="bold" style:font-name-asian="Times New Roman" style:font-size-asian="11pt" style:font-weight-asian="bold" style:font-name-complex="Calibri2" style:font-size-complex="11pt" style:font-weight-complex="bold"/>
    </style:style>
    <style:style style:name="T42" style:family="text">
      <style:text-properties fo:color="#ff0000" fo:font-size="11pt" fo:font-weight="bold" officeooo:rsid="06745fc5" style:font-name-asian="Times New Roman" style:font-size-asian="11pt" style:font-weight-asian="bold" style:font-name-complex="Calibri2" style:font-size-complex="11pt" style:font-weight-complex="bold"/>
    </style:style>
    <style:style style:name="T43" style:family="text">
      <style:text-properties fo:color="#ff0000" fo:font-size="11pt" fo:font-weight="bold" officeooo:rsid="01a54cc8" style:font-size-asian="9.60000038146973pt" style:font-weight-asian="bold" style:font-size-complex="11pt" style:font-weight-complex="bold"/>
    </style:style>
    <style:style style:name="T44" style:family="text">
      <style:text-properties fo:color="#ff0000" fo:font-size="11pt" fo:font-weight="bold" officeooo:rsid="06071cb6" style:font-size-asian="11pt" style:font-weight-asian="bold" style:font-name-complex="Calibri2" style:font-size-complex="11pt" style:font-weight-complex="bold"/>
    </style:style>
    <style:style style:name="T45" style:family="text">
      <style:text-properties fo:color="#ff0000" fo:font-size="11pt" fo:font-weight="bold" officeooo:rsid="01c43325" style:font-size-asian="11pt" style:font-weight-asian="bold" style:font-name-complex="Calibri2" style:font-size-complex="11pt" style:font-weight-complex="bold"/>
    </style:style>
    <style:style style:name="T46" style:family="text">
      <style:text-properties fo:color="#ff0000" fo:font-size="11pt" fo:font-weight="bold" officeooo:rsid="01c44fc1" style:font-size-asian="11pt" style:font-weight-asian="bold" style:font-name-complex="Calibri2" style:font-size-complex="11pt" style:font-weight-complex="bold"/>
    </style:style>
    <style:style style:name="T47" style:family="text">
      <style:text-properties fo:color="#ff0000" fo:font-size="11pt" fo:font-weight="bold" officeooo:rsid="01c69d27" style:font-size-asian="11pt" style:font-weight-asian="bold" style:font-name-complex="Calibri2" style:font-size-complex="11pt" style:font-weight-complex="bold"/>
    </style:style>
    <style:style style:name="T48" style:family="text">
      <style:text-properties fo:color="#ff0000" fo:font-size="11pt" officeooo:rsid="01a54cc8" style:font-size-asian="9.60000038146973pt" style:font-size-complex="11pt"/>
    </style:style>
    <style:style style:name="T49"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50"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51" style:family="text">
      <style:text-properties fo:color="#ff0000" style:font-name="Calibri1" fo:font-size="11pt" fo:font-weight="bold" officeooo:rsid="052a9278" style:font-size-asian="11pt" style:font-weight-asian="bold" style:font-name-complex="Calibri2" style:font-size-complex="11pt" style:font-weight-complex="bold"/>
    </style:style>
    <style:style style:name="T52" style:family="text">
      <style:text-properties fo:color="#ff0000" style:font-name="Calibri1" fo:font-size="11pt" fo:font-weight="bold" officeooo:rsid="035cae42" style:font-size-asian="11pt" style:font-weight-asian="bold" style:font-name-complex="Calibri2" style:font-size-complex="11pt" style:font-weight-complex="bold"/>
    </style:style>
    <style:style style:name="T53" style:family="text">
      <style:text-properties fo:color="#ff0000" style:font-name="Calibri1" fo:font-size="11pt" fo:font-weight="bold" officeooo:rsid="0360134d" style:font-size-asian="11pt" style:font-weight-asian="bold" style:font-name-complex="Calibri2" style:font-size-complex="11pt" style:font-weight-complex="bold"/>
    </style:style>
    <style:style style:name="T54" style:family="text">
      <style:text-properties fo:color="#ff0000" style:font-name="Calibri1" fo:font-size="11pt" fo:font-weight="bold" officeooo:rsid="01528139" style:font-size-asian="11pt" style:font-weight-asian="bold" style:font-name-complex="Calibri2" style:font-size-complex="11pt" style:font-weight-complex="bold"/>
    </style:style>
    <style:style style:name="T55" style:family="text">
      <style:text-properties fo:color="#ff0000" style:font-name="Calibri1" fo:font-size="11pt" fo:font-weight="bold" officeooo:rsid="0484dced" style:font-size-asian="11pt" style:font-weight-asian="bold" style:font-name-complex="Calibri2" style:font-size-complex="11pt" style:font-weight-complex="bold"/>
    </style:style>
    <style:style style:name="T56" style:family="text">
      <style:text-properties fo:color="#ff0000" style:font-name="Calibri1" fo:font-size="11pt" fo:font-weight="bold" officeooo:rsid="01c9fe96" style:font-size-asian="11pt" style:font-weight-asian="bold" style:font-name-complex="Calibri2" style:font-size-complex="11pt" style:font-weight-complex="bold"/>
    </style:style>
    <style:style style:name="T57" style:family="text">
      <style:text-properties fo:color="#ff0000" style:font-name="Calibri1" fo:font-size="11pt" fo:font-weight="bold" officeooo:rsid="0485a54e" style:font-size-asian="11pt" style:font-weight-asian="bold" style:font-name-complex="Calibri2" style:font-size-complex="11pt" style:font-weight-complex="bold"/>
    </style:style>
    <style:style style:name="T58" style:family="text">
      <style:text-properties fo:color="#ff0000" style:font-name="Calibri1" fo:font-size="11pt" fo:font-weight="bold" officeooo:rsid="048873a0" style:font-size-asian="11pt" style:font-weight-asian="bold" style:font-name-complex="Calibri2" style:font-size-complex="11pt" style:font-weight-complex="bold"/>
    </style:style>
    <style:style style:name="T59" style:family="text">
      <style:text-properties fo:color="#ff0000" style:font-name="Calibri1" fo:font-size="11pt" fo:font-weight="bold" officeooo:rsid="048e625c" style:font-size-asian="11pt" style:font-weight-asian="bold" style:font-name-complex="Calibri2" style:font-size-complex="11pt" style:font-weight-complex="bold"/>
    </style:style>
    <style:style style:name="T60" style:family="text">
      <style:text-properties fo:color="#ff0000" style:font-name="Calibri1" fo:font-size="11pt" fo:font-weight="bold" officeooo:rsid="048bad94" style:font-size-asian="11pt" style:font-weight-asian="bold" style:font-name-complex="Calibri2" style:font-size-complex="11pt" style:font-weight-complex="bold"/>
    </style:style>
    <style:style style:name="T61" style:family="text">
      <style:text-properties fo:color="#ff0000" style:font-name="Calibri1" fo:font-size="11pt" fo:font-weight="bold" officeooo:rsid="019ebc27" style:font-size-asian="11pt" style:font-weight-asian="bold" style:font-name-complex="Calibri2" style:font-size-complex="11pt" style:font-weight-complex="bold"/>
    </style:style>
    <style:style style:name="T62" style:family="text">
      <style:text-properties fo:color="#ff0000" style:font-name="Calibri1" fo:font-size="11pt" fo:font-weight="bold" officeooo:rsid="04945205" style:font-size-asian="11pt" style:font-weight-asian="bold" style:font-name-complex="Calibri2" style:font-size-complex="11pt" style:font-weight-complex="bold"/>
    </style:style>
    <style:style style:name="T63" style:family="text">
      <style:text-properties fo:color="#ff0000" style:font-name="Calibri1" fo:font-size="11pt" fo:font-weight="bold" officeooo:rsid="049779da" style:font-size-asian="11pt" style:font-weight-asian="bold" style:font-name-complex="Calibri2" style:font-size-complex="11pt" style:font-weight-complex="bold"/>
    </style:style>
    <style:style style:name="T64" style:family="text">
      <style:text-properties fo:color="#ff0000" style:font-name="Calibri1" fo:font-size="11pt" fo:font-weight="bold" officeooo:rsid="049292d4" style:font-size-asian="11pt" style:font-weight-asian="bold" style:font-name-complex="Calibri2" style:font-size-complex="11pt" style:font-weight-complex="bold"/>
    </style:style>
    <style:style style:name="T65" style:family="text">
      <style:text-properties fo:color="#ff0000" style:font-name="Calibri1" fo:font-size="11pt" fo:font-weight="bold" officeooo:rsid="049925d7" style:font-size-asian="11pt" style:font-weight-asian="bold" style:font-name-complex="Calibri2" style:font-size-complex="11pt" style:font-weight-complex="bold"/>
    </style:style>
    <style:style style:name="T66" style:family="text">
      <style:text-properties fo:color="#ff0000" style:font-name="Calibri1" fo:font-size="11pt" fo:font-weight="bold" officeooo:rsid="01a75cec" style:font-size-asian="11pt" style:font-weight-asian="bold" style:font-name-complex="Calibri2" style:font-size-complex="11pt" style:font-weight-complex="bold"/>
    </style:style>
    <style:style style:name="T67" style:family="text">
      <style:text-properties fo:color="#ff0000" style:font-name="Calibri1" fo:font-size="11pt" fo:font-weight="bold" officeooo:rsid="04f461d7" style:font-size-asian="11pt" style:font-weight-asian="bold" style:font-name-complex="Calibri2" style:font-size-complex="11pt" style:font-weight-complex="bold"/>
    </style:style>
    <style:style style:name="T68" style:family="text">
      <style:text-properties fo:color="#ff0000" style:font-name="Calibri1" fo:font-size="11pt" fo:font-weight="bold" officeooo:rsid="050ab8b2" style:font-size-asian="11pt" style:font-weight-asian="bold" style:font-name-complex="Calibri2" style:font-size-complex="11pt" style:font-weight-complex="bold"/>
    </style:style>
    <style:style style:name="T69" style:family="text">
      <style:text-properties fo:color="#ff0000" style:font-name="Calibri1" fo:font-size="11pt" fo:font-weight="bold" officeooo:rsid="050979d2" style:font-size-asian="11pt" style:font-weight-asian="bold" style:font-name-complex="Calibri2" style:font-size-complex="11pt" style:font-weight-complex="bold"/>
    </style:style>
    <style:style style:name="T70" style:family="text">
      <style:text-properties fo:color="#ff0000" style:font-name="Calibri1" fo:font-size="11pt" fo:font-weight="bold" officeooo:rsid="050685c2" style:font-size-asian="11pt" style:font-weight-asian="bold" style:font-name-complex="Calibri2" style:font-size-complex="11pt" style:font-weight-complex="bold"/>
    </style:style>
    <style:style style:name="T71" style:family="text">
      <style:text-properties fo:color="#ff0000" style:font-name="Calibri1" fo:font-size="11pt" fo:font-weight="bold" officeooo:rsid="05059149" style:font-size-asian="11pt" style:font-weight-asian="bold" style:font-name-complex="Calibri2" style:font-size-complex="11pt" style:font-weight-complex="bold"/>
    </style:style>
    <style:style style:name="T72" style:family="text">
      <style:text-properties fo:color="#ff0000" style:font-name="Calibri1" fo:font-size="11pt" fo:font-weight="bold" officeooo:rsid="05034ef7" style:font-size-asian="11pt" style:font-weight-asian="bold" style:font-name-complex="Calibri2" style:font-size-complex="11pt" style:font-weight-complex="bold"/>
    </style:style>
    <style:style style:name="T73" style:family="text">
      <style:text-properties fo:color="#ff0000" style:font-name="Calibri1" fo:font-size="11pt" fo:font-weight="bold" officeooo:rsid="0501d0fe" style:font-size-asian="11pt" style:font-weight-asian="bold" style:font-name-complex="Calibri2" style:font-size-complex="11pt" style:font-weight-complex="bold"/>
    </style:style>
    <style:style style:name="T74" style:family="text">
      <style:text-properties fo:color="#ff0000" style:font-name="Calibri1" fo:font-size="11pt" fo:font-weight="bold" officeooo:rsid="05005e95" style:font-size-asian="11pt" style:font-weight-asian="bold" style:font-name-complex="Calibri2" style:font-size-complex="11pt" style:font-weight-complex="bold"/>
    </style:style>
    <style:style style:name="T75" style:family="text">
      <style:text-properties fo:color="#ff0000" style:font-name="Calibri1" fo:font-size="11pt" fo:font-weight="bold" officeooo:rsid="04fec94c" style:font-size-asian="11pt" style:font-weight-asian="bold" style:font-name-complex="Calibri2" style:font-size-complex="11pt" style:font-weight-complex="bold"/>
    </style:style>
    <style:style style:name="T76" style:family="text">
      <style:text-properties fo:color="#ff0000" style:font-name="Calibri1" fo:font-size="11pt" fo:font-weight="bold" officeooo:rsid="051260cf" style:font-size-asian="11pt" style:font-weight-asian="bold" style:font-name-complex="Calibri2" style:font-size-complex="11pt" style:font-weight-complex="bold"/>
    </style:style>
    <style:style style:name="T77" style:family="text">
      <style:text-properties fo:color="#ff0000" style:font-name="Calibri1" fo:font-size="11pt" fo:font-weight="bold" officeooo:rsid="01672d45" style:font-size-asian="11pt" style:font-weight-asian="bold" style:font-name-complex="Calibri2" style:font-size-complex="11pt" style:font-weight-complex="bold"/>
    </style:style>
    <style:style style:name="T78"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79" style:family="text">
      <style:text-properties fo:color="#ff0000" style:font-name="Calibri1" fo:font-size="11pt" fo:font-weight="bold" officeooo:rsid="0168c543" style:font-size-asian="11pt" style:font-weight-asian="bold" style:font-name-complex="Calibri2" style:font-size-complex="11pt" style:font-weight-complex="bold"/>
    </style:style>
    <style:style style:name="T80" style:family="text">
      <style:text-properties fo:color="#ff0000" style:font-name="Calibri1" fo:font-size="11pt" fo:font-weight="bold" officeooo:rsid="01694106" style:font-size-asian="11pt" style:font-weight-asian="bold" style:font-name-complex="Calibri2" style:font-size-complex="11pt" style:font-weight-complex="bold"/>
    </style:style>
    <style:style style:name="T81"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82" style:family="text">
      <style:text-properties fo:color="#ff0000" style:font-name="Calibri1" fo:font-size="11pt" fo:font-weight="bold" officeooo:rsid="0173257a" style:font-size-asian="11pt" style:font-weight-asian="bold" style:font-name-complex="Calibri2" style:font-size-complex="11pt" style:font-weight-complex="bold"/>
    </style:style>
    <style:style style:name="T83" style:family="text">
      <style:text-properties fo:color="#ff0000" style:font-name="Calibri1" fo:font-size="11pt" fo:font-weight="bold" officeooo:rsid="0173c2bb" style:font-size-asian="11pt" style:font-weight-asian="bold" style:font-name-complex="Calibri2" style:font-size-complex="11pt" style:font-weight-complex="bold"/>
    </style:style>
    <style:style style:name="T84" style:family="text">
      <style:text-properties fo:color="#ff0000" style:font-name="Calibri1" fo:font-size="11pt" fo:font-weight="bold" officeooo:rsid="017a175e" style:font-size-asian="11pt" style:font-weight-asian="bold" style:font-name-complex="Calibri2" style:font-size-complex="11pt" style:font-weight-complex="bold"/>
    </style:style>
    <style:style style:name="T85" style:family="text">
      <style:text-properties fo:color="#ff0000" style:font-name="Calibri1" fo:font-size="11pt" fo:font-weight="bold" officeooo:rsid="0512f36e" style:font-size-asian="11pt" style:font-weight-asian="bold" style:font-name-complex="Calibri2" style:font-size-complex="11pt" style:font-weight-complex="bold"/>
    </style:style>
    <style:style style:name="T86" style:family="text">
      <style:text-properties fo:color="#ff0000" style:font-name="Calibri1" fo:font-size="11pt" fo:font-weight="bold" officeooo:rsid="0515268d" style:font-size-asian="11pt" style:font-weight-asian="bold" style:font-name-complex="Calibri2" style:font-size-complex="11pt" style:font-weight-complex="bold"/>
    </style:style>
    <style:style style:name="T87" style:family="text">
      <style:text-properties fo:color="#ff0000" style:font-name="Calibri1" fo:font-size="11pt" fo:font-weight="bold" officeooo:rsid="05167ec4" style:font-size-asian="11pt" style:font-weight-asian="bold" style:font-name-complex="Calibri2" style:font-size-complex="11pt" style:font-weight-complex="bold"/>
    </style:style>
    <style:style style:name="T88" style:family="text">
      <style:text-properties fo:color="#ff0000" style:font-name="Calibri1" fo:font-size="11pt" fo:font-weight="bold" officeooo:rsid="0513e004" style:font-size-asian="11pt" style:font-weight-asian="bold" style:font-name-complex="Calibri2" style:font-size-complex="11pt" style:font-weight-complex="bold"/>
    </style:style>
    <style:style style:name="T89" style:family="text">
      <style:text-properties fo:color="#ff0000" style:font-name="Calibri1" fo:font-size="11pt" fo:font-weight="bold" officeooo:rsid="05179996" style:font-size-asian="11pt" style:font-weight-asian="bold" style:font-name-complex="Calibri2" style:font-size-complex="11pt" style:font-weight-complex="bold"/>
    </style:style>
    <style:style style:name="T90" style:family="text">
      <style:text-properties fo:color="#ff0000" style:font-name="Calibri1" fo:font-size="11pt" fo:font-weight="bold" officeooo:rsid="03602113" style:font-size-asian="11pt" style:font-weight-asian="bold" style:font-name-complex="Calibri2" style:font-size-complex="11pt" style:font-weight-complex="bold"/>
    </style:style>
    <style:style style:name="T91" style:family="text">
      <style:text-properties fo:color="#ff0000" style:font-name="Calibri1" fo:font-size="11pt" fo:font-weight="bold" officeooo:rsid="0362410b" style:font-size-asian="11pt" style:font-weight-asian="bold" style:font-name-complex="Calibri2" style:font-size-complex="11pt" style:font-weight-complex="bold"/>
    </style:style>
    <style:style style:name="T92" style:family="text">
      <style:text-properties fo:color="#ff0000" style:font-name="Calibri1" fo:font-size="11pt" fo:font-weight="bold" officeooo:rsid="036349bc" style:font-size-asian="11pt" style:font-weight-asian="bold" style:font-name-complex="Calibri2" style:font-size-complex="11pt" style:font-weight-complex="bold"/>
    </style:style>
    <style:style style:name="T93"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94"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95" style:family="text">
      <style:text-properties fo:color="#ff0000" style:font-name="Calibri1" fo:font-size="11pt" fo:font-weight="normal" officeooo:rsid="0185871e" style:font-size-asian="11pt" style:font-weight-asian="normal" style:font-name-complex="Calibri2" style:font-size-complex="11pt" style:font-weight-complex="normal"/>
    </style:style>
    <style:style style:name="T96" style:family="text">
      <style:text-properties fo:color="#ff0000" style:font-name="Calibri1" fo:font-size="11pt" fo:font-weight="normal" officeooo:rsid="048216d8" style:font-size-asian="11pt" style:font-weight-asian="normal" style:font-name-complex="Calibri2" style:font-size-complex="11pt" style:font-weight-complex="normal"/>
    </style:style>
    <style:style style:name="T97" style:family="text">
      <style:text-properties fo:color="#ff0000" style:font-name="Calibri1" fo:font-size="11pt" fo:font-weight="normal" officeooo:rsid="0194c15d" style:font-size-asian="11pt" style:font-weight-asian="normal" style:font-name-complex="Calibri2" style:font-size-complex="11pt" style:font-weight-complex="normal"/>
    </style:style>
    <style:style style:name="T98" style:family="text">
      <style:text-properties fo:color="#ff0000" style:font-name="Calibri1" fo:font-size="11pt" fo:font-weight="normal" officeooo:rsid="019326c0" style:font-size-asian="11pt" style:font-weight-asian="normal" style:font-name-complex="Calibri2" style:font-size-complex="11pt" style:font-weight-complex="normal"/>
    </style:style>
    <style:style style:name="T99" style:family="text">
      <style:text-properties fo:color="#ff0000" style:font-name="Calibri1" fo:font-size="11pt" fo:font-weight="normal" officeooo:rsid="0195a5cf" style:font-size-asian="11pt" style:font-weight-asian="normal" style:font-name-complex="Calibri2" style:font-size-complex="11pt" style:font-weight-complex="normal"/>
    </style:style>
    <style:style style:name="T100" style:family="text">
      <style:text-properties fo:color="#ff0000" style:font-name="Calibri1" fo:font-size="11pt" fo:font-weight="normal" officeooo:rsid="01996196" style:font-size-asian="11pt" style:font-weight-asian="normal" style:font-name-complex="Calibri2" style:font-size-complex="11pt" style:font-weight-complex="normal"/>
    </style:style>
    <style:style style:name="T101" style:family="text">
      <style:text-properties fo:color="#ff0000" style:font-name="Calibri1" fo:font-size="11pt" fo:font-weight="normal" officeooo:rsid="048de2ca" style:font-size-asian="11pt" style:font-weight-asian="normal" style:font-name-complex="Calibri2" style:font-size-complex="11pt" style:font-weight-complex="normal"/>
    </style:style>
    <style:style style:name="T102" style:family="text">
      <style:text-properties fo:color="#ff0000" style:font-name="Calibri1" fo:font-size="11pt" fo:font-weight="normal" officeooo:rsid="019f3cd4" style:font-size-asian="11pt" style:font-weight-asian="normal" style:font-name-complex="Calibri2" style:font-size-complex="11pt" style:font-weight-complex="normal"/>
    </style:style>
    <style:style style:name="T103" style:family="text">
      <style:text-properties fo:color="#ff0000" style:font-name="Calibri1" fo:font-size="11pt" fo:font-weight="normal" officeooo:rsid="01a2c100" style:font-size-asian="11pt" style:font-weight-asian="normal" style:font-name-complex="Calibri2" style:font-size-complex="11pt" style:font-weight-complex="normal"/>
    </style:style>
    <style:style style:name="T104" style:family="text">
      <style:text-properties fo:color="#ff0000" style:font-name="Calibri1" fo:font-size="11pt" fo:font-weight="normal" officeooo:rsid="01a50249" style:font-size-asian="11pt" style:font-weight-asian="normal" style:font-name-complex="Calibri2" style:font-size-complex="11pt" style:font-weight-complex="normal"/>
    </style:style>
    <style:style style:name="T105" style:family="text">
      <style:text-properties fo:color="#ff0000" style:font-name="Calibri1" fo:font-size="11pt" fo:font-weight="normal" officeooo:rsid="01a5c6c7" style:font-size-asian="11pt" style:font-weight-asian="normal" style:font-name-complex="Calibri2" style:font-size-complex="11pt" style:font-weight-complex="normal"/>
    </style:style>
    <style:style style:name="T106" style:family="text">
      <style:text-properties fo:color="#ff0000" style:font-name="Calibri1" fo:font-size="11pt" fo:font-weight="normal" officeooo:rsid="018dcb40" style:font-size-asian="11pt" style:font-weight-asian="normal" style:font-name-complex="Calibri2" style:font-size-complex="11pt" style:font-weight-complex="normal"/>
    </style:style>
    <style:style style:name="T107" style:family="text">
      <style:text-properties fo:color="#ff0000" style:font-name="Calibri1" fo:font-size="11pt" fo:font-weight="normal" officeooo:rsid="018f6766" style:font-size-asian="11pt" style:font-weight-asian="normal" style:font-name-complex="Calibri2" style:font-size-complex="11pt" style:font-weight-complex="normal"/>
    </style:style>
    <style:style style:name="T108" style:family="text">
      <style:text-properties fo:color="#ff0000" style:font-name="Calibri1" fo:font-size="11pt" fo:font-weight="normal" officeooo:rsid="01a62474" style:font-size-asian="11pt" style:font-weight-asian="normal" style:font-name-complex="Calibri2" style:font-size-complex="11pt" style:font-weight-complex="normal"/>
    </style:style>
    <style:style style:name="T109" style:family="text">
      <style:text-properties fo:color="#ff0000" style:font-name="Calibri1" fo:font-size="11pt" fo:font-weight="normal" officeooo:rsid="01a6bafe" style:font-size-asian="11pt" style:font-weight-asian="normal" style:font-name-complex="Calibri2" style:font-size-complex="11pt" style:font-weight-complex="normal"/>
    </style:style>
    <style:style style:name="T110" style:family="text">
      <style:text-properties fo:color="#ff0000" style:font-name="Calibri1" fo:font-size="11pt" fo:font-weight="normal" officeooo:rsid="0154f1eb" style:font-size-asian="11pt" style:font-weight-asian="normal" style:font-name-complex="Calibri2" style:font-size-complex="11pt" style:font-weight-complex="normal"/>
    </style:style>
    <style:style style:name="T111" style:family="text">
      <style:text-properties fo:color="#ff0000" style:font-name="Calibri1" fo:font-size="11pt" fo:font-weight="normal" officeooo:rsid="01a75cec" style:font-size-asian="11pt" style:font-weight-asian="normal" style:font-name-complex="Calibri2" style:font-size-complex="11pt" style:font-weight-complex="normal"/>
    </style:style>
    <style:style style:name="T112" style:family="text">
      <style:text-properties fo:color="#ff0000" style:font-name="Calibri1" fo:font-size="11pt" fo:font-weight="normal" officeooo:rsid="01c4522c" style:font-size-asian="11pt" style:font-weight-asian="normal" style:font-name-complex="Calibri2" style:font-size-complex="11pt" style:font-weight-complex="normal"/>
    </style:style>
    <style:style style:name="T113" style:family="text">
      <style:text-properties fo:color="#ff0000" style:font-name="Calibri1" fo:font-size="11pt" fo:font-weight="normal" officeooo:rsid="01c21a4b" style:font-size-asian="11pt" style:font-weight-asian="normal" style:font-name-complex="Calibri2" style:font-size-complex="11pt" style:font-weight-complex="normal"/>
    </style:style>
    <style:style style:name="T114" style:family="text">
      <style:text-properties fo:color="#ff0000" style:font-name="Calibri1" fo:font-size="11pt" fo:font-weight="normal" officeooo:rsid="01c40b92" style:font-size-asian="11pt" style:font-weight-asian="normal" style:font-name-complex="Calibri2" style:font-size-complex="11pt" style:font-weight-complex="normal"/>
    </style:style>
    <style:style style:name="T115" style:family="text">
      <style:text-properties fo:color="#ff0000" style:font-name="Calibri1" fo:font-size="11pt" fo:font-weight="normal" officeooo:rsid="04f8b3d6" style:font-size-asian="11pt" style:font-weight-asian="normal" style:font-name-complex="Calibri2" style:font-size-complex="11pt" style:font-weight-complex="normal"/>
    </style:style>
    <style:style style:name="T116" style:family="text">
      <style:text-properties fo:color="#ff0000" style:font-name="Calibri1" fo:font-size="11pt" fo:font-weight="normal" officeooo:rsid="04f77cbc" style:font-size-asian="11pt" style:font-weight-asian="normal" style:font-name-complex="Calibri2" style:font-size-complex="11pt" style:font-weight-complex="normal"/>
    </style:style>
    <style:style style:name="T117" style:family="text">
      <style:text-properties fo:color="#ff0000" style:font-name="Calibri1" fo:font-size="11pt" fo:font-weight="normal" officeooo:rsid="01a8ecc6" style:font-size-asian="11pt" style:font-weight-asian="normal" style:font-name-complex="Calibri2" style:font-size-complex="11pt" style:font-weight-complex="normal"/>
    </style:style>
    <style:style style:name="T118" style:family="text">
      <style:text-properties fo:color="#ff0000" style:font-name="Calibri1" fo:font-size="11pt" fo:font-weight="normal" officeooo:rsid="01aba9cf" style:font-size-asian="11pt" style:font-weight-asian="normal" style:font-name-complex="Calibri2" style:font-size-complex="11pt" style:font-weight-complex="normal"/>
    </style:style>
    <style:style style:name="T119" style:family="text">
      <style:text-properties fo:color="#ff0000" style:font-name="Calibri1" fo:font-size="11pt" fo:font-weight="normal" officeooo:rsid="01ad178e" style:font-size-asian="11pt" style:font-weight-asian="normal" style:font-name-complex="Calibri2" style:font-size-complex="11pt" style:font-weight-complex="normal"/>
    </style:style>
    <style:style style:name="T120" style:family="text">
      <style:text-properties fo:color="#ff0000" style:font-name="Calibri1" fo:font-size="11pt" fo:font-weight="normal" officeooo:rsid="01ae4a3e" style:font-size-asian="11pt" style:font-weight-asian="normal" style:font-name-complex="Calibri2" style:font-size-complex="11pt" style:font-weight-complex="normal"/>
    </style:style>
    <style:style style:name="T121" style:family="text">
      <style:text-properties fo:color="#ff0000" style:font-name="Calibri1" fo:font-size="11pt" fo:font-weight="normal" officeooo:rsid="01b00398" style:font-size-asian="11pt" style:font-weight-asian="normal" style:font-name-complex="Calibri2" style:font-size-complex="11pt" style:font-weight-complex="normal"/>
    </style:style>
    <style:style style:name="T122" style:family="text">
      <style:text-properties fo:color="#ff0000" style:font-name="Calibri1" fo:font-size="11pt" fo:font-weight="normal" officeooo:rsid="01b0ecb4" style:font-size-asian="11pt" style:font-weight-asian="normal" style:font-name-complex="Calibri2" style:font-size-complex="11pt" style:font-weight-complex="normal"/>
    </style:style>
    <style:style style:name="T123" style:family="text">
      <style:text-properties fo:color="#ff0000" style:font-name="Calibri1" fo:font-size="11pt" fo:font-weight="normal" officeooo:rsid="01b2da4b" style:font-size-asian="11pt" style:font-weight-asian="normal" style:font-name-complex="Calibri2" style:font-size-complex="11pt" style:font-weight-complex="normal"/>
    </style:style>
    <style:style style:name="T124" style:family="text">
      <style:text-properties fo:color="#ff0000" style:font-name="Calibri1" fo:font-size="11pt" fo:font-weight="normal" officeooo:rsid="01b3392e" style:font-size-asian="11pt" style:font-weight-asian="normal" style:font-name-complex="Calibri2" style:font-size-complex="11pt" style:font-weight-complex="normal"/>
    </style:style>
    <style:style style:name="T125" style:family="text">
      <style:text-properties fo:color="#ff0000" style:font-name="Calibri1" fo:font-size="11pt" fo:font-weight="normal" officeooo:rsid="0157d393" style:font-size-asian="11pt" style:font-weight-asian="normal" style:font-name-complex="Calibri2" style:font-size-complex="11pt" style:font-weight-complex="normal"/>
    </style:style>
    <style:style style:name="T126" style:family="text">
      <style:text-properties fo:color="#ff0000" style:font-name="Calibri1" fo:font-size="11pt" fo:font-weight="normal" officeooo:rsid="01596fab" style:font-size-asian="11pt" style:font-weight-asian="normal" style:font-name-complex="Calibri2" style:font-size-complex="11pt" style:font-weight-complex="normal"/>
    </style:style>
    <style:style style:name="T127" style:family="text">
      <style:text-properties fo:color="#ff0000" style:font-name="Calibri1" fo:font-size="11pt" fo:font-weight="normal" officeooo:rsid="015aeb65" style:font-size-asian="11pt" style:font-weight-asian="normal" style:font-name-complex="Calibri2" style:font-size-complex="11pt" style:font-weight-complex="normal"/>
    </style:style>
    <style:style style:name="T128" style:family="text">
      <style:text-properties fo:color="#ff0000" style:font-name="Calibri1" fo:font-size="11pt" fo:font-weight="normal" officeooo:rsid="01528139" style:font-size-asian="11pt" style:font-weight-asian="normal" style:font-name-complex="Calibri2" style:font-size-complex="11pt" style:font-weight-complex="normal"/>
    </style:style>
    <style:style style:name="T129" style:family="text">
      <style:text-properties fo:color="#ff0000" style:font-name="Calibri1" fo:font-size="11pt" fo:font-weight="normal" officeooo:rsid="015c0bd2" style:font-size-asian="11pt" style:font-weight-asian="normal" style:font-name-complex="Calibri2" style:font-size-complex="11pt" style:font-weight-complex="normal"/>
    </style:style>
    <style:style style:name="T130" style:family="text">
      <style:text-properties fo:color="#ff0000" style:font-name="Calibri1" fo:font-size="11pt" fo:font-weight="normal" officeooo:rsid="015ced22" style:font-size-asian="11pt" style:font-weight-asian="normal" style:font-name-complex="Calibri2" style:font-size-complex="11pt" style:font-weight-complex="normal"/>
    </style:style>
    <style:style style:name="T131" style:family="text">
      <style:text-properties fo:color="#ff0000" style:font-name="Calibri1" fo:font-size="11pt" fo:font-weight="normal" officeooo:rsid="016591eb" style:font-size-asian="11pt" style:font-weight-asian="normal" style:font-name-complex="Calibri2" style:font-size-complex="11pt" style:font-weight-complex="normal"/>
    </style:style>
    <style:style style:name="T132" style:family="text">
      <style:text-properties fo:color="#ff0000" style:font-name="Calibri1" fo:font-size="11pt" fo:font-weight="normal" officeooo:rsid="015f01ad" style:font-size-asian="11pt" style:font-weight-asian="normal" style:font-name-complex="Calibri2" style:font-size-complex="11pt" style:font-weight-complex="normal"/>
    </style:style>
    <style:style style:name="T133" style:family="text">
      <style:text-properties fo:color="#ff0000" style:font-name="Calibri1" fo:font-size="11pt" fo:font-weight="normal" officeooo:rsid="01604590" style:font-size-asian="11pt" style:font-weight-asian="normal" style:font-name-complex="Calibri2" style:font-size-complex="11pt" style:font-weight-complex="normal"/>
    </style:style>
    <style:style style:name="T134" style:family="text">
      <style:text-properties fo:color="#ff0000" style:font-name="Calibri1" fo:font-size="11pt" fo:font-weight="normal" officeooo:rsid="016158d1" style:font-size-asian="11pt" style:font-weight-asian="normal" style:font-name-complex="Calibri2" style:font-size-complex="11pt" style:font-weight-complex="normal"/>
    </style:style>
    <style:style style:name="T135" style:family="text">
      <style:text-properties fo:color="#ff0000" style:font-name="Calibri1" fo:font-size="11pt" fo:font-weight="normal" officeooo:rsid="01616771" style:font-size-asian="11pt" style:font-weight-asian="normal" style:font-name-complex="Calibri2" style:font-size-complex="11pt" style:font-weight-complex="normal"/>
    </style:style>
    <style:style style:name="T136" style:family="text">
      <style:text-properties fo:color="#ff0000" style:font-name="Calibri1" fo:font-size="11pt" fo:font-weight="normal" officeooo:rsid="016343bd" style:font-size-asian="11pt" style:font-weight-asian="normal" style:font-name-complex="Calibri2" style:font-size-complex="11pt" style:font-weight-complex="normal"/>
    </style:style>
    <style:style style:name="T137" style:family="text">
      <style:text-properties fo:color="#ff0000" style:font-name="Calibri1" fo:font-size="11pt" fo:font-weight="normal" officeooo:rsid="01672d45" style:font-size-asian="11pt" style:font-weight-asian="normal" style:font-name-complex="Calibri2" style:font-size-complex="11pt" style:font-weight-complex="normal"/>
    </style:style>
    <style:style style:name="T138"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139"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140"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141"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142"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143"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144" style:family="text">
      <style:text-properties fo:color="#ff0000" style:font-name="Calibri1" fo:font-size="11pt" fo:font-weight="normal" officeooo:rsid="0176f3fd" style:font-size-asian="11pt" style:font-weight-asian="normal" style:font-name-complex="Calibri2" style:font-size-complex="11pt" style:font-weight-complex="normal"/>
    </style:style>
    <style:style style:name="T145"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146"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147"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148" style:family="text">
      <style:text-properties fo:color="#ff0000" style:font-name="Calibri1" fo:font-size="11pt" fo:font-weight="normal" officeooo:rsid="017fbef7" style:font-size-asian="11pt" style:font-weight-asian="normal" style:font-name-complex="Calibri2" style:font-size-complex="11pt" style:font-weight-complex="normal"/>
    </style:style>
    <style:style style:name="T149" style:family="text">
      <style:text-properties fo:color="#ff0000" style:font-name="Calibri1" fo:font-size="11pt" fo:font-weight="normal" officeooo:rsid="0163c8ba" style:font-size-asian="11pt" style:font-weight-asian="normal" style:font-name-complex="Calibri2" style:font-size-complex="11pt" style:font-weight-complex="normal"/>
    </style:style>
    <style:style style:name="T150" style:family="text">
      <style:text-properties fo:color="#ff0000" style:font-name="Calibri1" fo:font-size="11pt" fo:font-weight="normal" officeooo:rsid="017bbe1d" style:font-size-asian="11pt" style:font-weight-asian="normal" style:font-name-complex="Calibri2" style:font-size-complex="11pt" style:font-weight-complex="normal"/>
    </style:style>
    <style:style style:name="T151" style:family="text">
      <style:text-properties fo:color="#ff0000" style:font-name="Calibri1" fo:font-size="11pt" fo:font-weight="normal" officeooo:rsid="014dcb64" style:font-size-asian="11pt" style:font-weight-asian="normal" style:font-name-complex="Calibri2" style:font-size-complex="11pt" style:font-weight-complex="normal"/>
    </style:style>
    <style:style style:name="T152" style:family="text">
      <style:text-properties fo:color="#ff0000" style:font-name="Calibri1" fo:font-size="11pt" fo:font-weight="normal" officeooo:rsid="01481b4d" style:font-size-asian="11pt" style:font-weight-asian="normal" style:font-name-complex="Calibri2" style:font-size-complex="11pt" style:font-weight-complex="normal"/>
    </style:style>
    <style:style style:name="T153"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154" style:family="text">
      <style:text-properties fo:color="#ff0000" style:font-name="Calibri1" fo:font-size="11pt" fo:font-weight="normal" officeooo:rsid="014abad9" style:font-size-asian="11pt" style:font-weight-asian="normal" style:font-name-complex="Calibri2" style:font-size-complex="11pt" style:font-weight-complex="normal"/>
    </style:style>
    <style:style style:name="T155" style:family="text">
      <style:text-properties fo:color="#ff0000" style:font-name="Calibri1" fo:font-size="11pt" fo:font-weight="normal" officeooo:rsid="01474cac" style:font-size-asian="11pt" style:font-weight-asian="normal" style:font-name-complex="Calibri2" style:font-size-complex="11pt" style:font-weight-complex="normal"/>
    </style:style>
    <style:style style:name="T156" style:family="text">
      <style:text-properties fo:color="#ff0000" style:font-name="Calibri1" fo:font-size="11pt" fo:font-weight="normal" officeooo:rsid="0518e3f7" style:font-size-asian="11pt" style:font-weight-asian="normal" style:font-name-complex="Calibri2" style:font-size-complex="11pt" style:font-weight-complex="normal"/>
    </style:style>
    <style:style style:name="T157"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158" style:family="text">
      <style:text-properties fo:color="#ff0000" style:font-name="Calibri1" fo:font-size="11pt" fo:font-weight="normal" officeooo:rsid="0145d31b" style:font-name-asian="Times New Roman" style:font-size-asian="11pt" style:font-weight-asian="normal" style:font-name-complex="Calibri2" style:font-size-complex="11pt" style:font-weight-complex="normal"/>
    </style:style>
    <style:style style:name="T159" style:family="text">
      <style:text-properties fo:color="#ff0000"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160" style:family="text">
      <style:text-properties fo:color="#ff0000"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161" style:family="text">
      <style:text-properties fo:color="#ff0000" officeooo:rsid="04b63a07"/>
    </style:style>
    <style:style style:name="T162" style:family="text">
      <style:text-properties fo:color="#ff0000" officeooo:rsid="00515624"/>
    </style:style>
    <style:style style:name="T163" style:family="text">
      <style:text-properties fo:color="#ff0000" officeooo:rsid="00503802"/>
    </style:style>
    <style:style style:name="T164" style:family="text">
      <style:text-properties fo:color="#ff0000" officeooo:rsid="00547260"/>
    </style:style>
    <style:style style:name="T165" style:family="text">
      <style:text-properties fo:color="#ff0000" officeooo:rsid="06478017"/>
    </style:style>
    <style:style style:name="T166" style:family="text">
      <style:text-properties fo:color="#ff0000" officeooo:rsid="03a54d61"/>
    </style:style>
    <style:style style:name="T167" style:family="text">
      <style:text-properties fo:color="#ff0000" officeooo:rsid="0168c261"/>
    </style:style>
    <style:style style:name="T168" style:family="text">
      <style:text-properties fo:color="#ff0000" officeooo:rsid="016c7712"/>
    </style:style>
    <style:style style:name="T169" style:family="text">
      <style:text-properties fo:color="#ff0000" officeooo:rsid="016f7f26"/>
    </style:style>
    <style:style style:name="T170" style:family="text">
      <style:text-properties fo:color="#ff0000" officeooo:rsid="0171b26d"/>
    </style:style>
    <style:style style:name="T171" style:family="text">
      <style:text-properties fo:color="#ff0000" officeooo:rsid="01735be8"/>
    </style:style>
    <style:style style:name="T172" style:family="text">
      <style:text-properties fo:color="#ff0000" officeooo:rsid="0174d02a"/>
    </style:style>
    <style:style style:name="T173" style:family="text">
      <style:text-properties fo:color="#ff0000" officeooo:rsid="01798609"/>
    </style:style>
    <style:style style:name="T174" style:family="text">
      <style:text-properties fo:color="#ff0000" style:text-position="super 58%" style:font-name="Calibri1" fo:font-size="11pt" fo:font-weight="normal" officeooo:rsid="04f77cbc" style:font-size-asian="11pt" style:font-weight-asian="normal" style:font-name-complex="Calibri2" style:font-size-complex="11pt" style:font-weight-complex="normal"/>
    </style:style>
    <style:style style:name="T175" style:family="text">
      <style:text-properties fo:font-weight="normal" officeooo:rsid="06478017" style:font-weight-asian="normal" style:font-weight-complex="normal"/>
    </style:style>
    <style:style style:name="T176" style:family="text">
      <style:text-properties fo:font-weight="normal" officeooo:rsid="0091a152" style:font-weight-asian="normal" style:font-weight-complex="normal"/>
    </style:style>
    <style:style style:name="T177" style:family="text">
      <style:text-properties fo:font-weight="normal" officeooo:rsid="00fa4a83" style:font-weight-asian="normal" style:font-weight-complex="normal"/>
    </style:style>
    <style:style style:name="T178" style:family="text">
      <style:text-properties fo:font-weight="normal" officeooo:rsid="01a54cc8" style:font-weight-asian="normal" style:font-weight-complex="normal"/>
    </style:style>
    <style:style style:name="T179" style:family="text">
      <style:text-properties fo:font-size="11pt" officeooo:rsid="01a54cc8" style:font-size-asian="9.60000038146973pt" style:font-size-complex="11pt"/>
    </style:style>
    <style:style style:name="T180" style:family="text">
      <style:text-properties fo:font-size="11pt" fo:font-weight="normal" officeooo:rsid="03d432b7" style:font-size-asian="9.60000038146973pt" style:font-weight-asian="normal" style:font-size-complex="11pt" style:font-weight-complex="normal"/>
    </style:style>
    <style:style style:name="T181" style:family="text">
      <style:text-properties fo:font-size="11pt" fo:font-weight="normal" officeooo:rsid="0186c8ed" style:font-size-asian="9.60000038146973pt" style:font-weight-asian="normal" style:font-size-complex="11pt" style:font-weight-complex="normal"/>
    </style:style>
    <style:style style:name="T182" style:family="text">
      <style:text-properties fo:font-size="11pt" fo:font-weight="normal" officeooo:rsid="011967ca" style:font-size-asian="9.60000038146973pt" style:font-weight-asian="normal" style:font-size-complex="11pt" style:font-weight-complex="normal"/>
    </style:style>
    <style:style style:name="T183" style:family="text">
      <style:text-properties fo:font-size="11pt" fo:font-weight="normal" officeooo:rsid="03ab17ca" style:font-size-asian="9.60000038146973pt" style:font-weight-asian="normal" style:font-size-complex="11pt" style:font-weight-complex="normal"/>
    </style:style>
    <style:style style:name="T184" style:family="text">
      <style:text-properties fo:font-size="11pt" fo:font-weight="normal" officeooo:rsid="012c6dbf" style:font-size-asian="9.60000038146973pt" style:font-weight-asian="normal" style:font-size-complex="11pt" style:font-weight-complex="normal"/>
    </style:style>
    <style:style style:name="T185" style:family="text">
      <style:text-properties fo:font-size="11pt" fo:font-weight="normal" officeooo:rsid="011c3c48" style:font-size-asian="9.60000038146973pt" style:font-weight-asian="normal" style:font-size-complex="11pt" style:font-weight-complex="normal"/>
    </style:style>
    <style:style style:name="T186" style:family="text">
      <style:text-properties fo:font-size="11pt" fo:font-weight="normal" officeooo:rsid="05df327c" style:font-size-asian="9.60000038146973pt" style:font-weight-asian="normal" style:font-size-complex="11pt" style:font-weight-complex="normal"/>
    </style:style>
    <style:style style:name="T187" style:family="text">
      <style:text-properties fo:font-size="11pt" fo:font-weight="normal" officeooo:rsid="01271e94" style:font-size-asian="9.60000038146973pt" style:font-weight-asian="normal" style:font-size-complex="11pt" style:font-weight-complex="normal"/>
    </style:style>
    <style:style style:name="T188" style:family="text">
      <style:text-properties fo:font-size="11pt" fo:font-weight="normal" officeooo:rsid="01290fef" style:font-size-asian="9.60000038146973pt" style:font-weight-asian="normal" style:font-size-complex="11pt" style:font-weight-complex="normal"/>
    </style:style>
    <style:style style:name="T189" style:family="text">
      <style:text-properties fo:font-size="11pt" fo:font-weight="normal" officeooo:rsid="012f4fbc" style:font-size-asian="9.60000038146973pt" style:font-weight-asian="normal" style:font-size-complex="11pt" style:font-weight-complex="normal"/>
    </style:style>
    <style:style style:name="T190" style:family="text">
      <style:text-properties fo:font-size="11pt" fo:font-weight="normal" officeooo:rsid="01404b1c" style:font-size-asian="9.60000038146973pt" style:font-weight-asian="normal" style:font-size-complex="11pt" style:font-weight-complex="normal"/>
    </style:style>
    <style:style style:name="T191" style:family="text">
      <style:text-properties fo:font-size="11pt" fo:font-weight="normal" officeooo:rsid="011dad5e" style:font-size-asian="9.60000038146973pt" style:font-weight-asian="normal" style:font-size-complex="11pt" style:font-weight-complex="normal"/>
    </style:style>
    <style:style style:name="T192" style:family="text">
      <style:text-properties fo:font-size="11pt" fo:font-weight="normal" officeooo:rsid="0147389a" style:font-size-asian="9.60000038146973pt" style:font-weight-asian="normal" style:font-size-complex="11pt" style:font-weight-complex="normal"/>
    </style:style>
    <style:style style:name="T193" style:family="text">
      <style:text-properties fo:font-size="11pt" fo:font-weight="normal" officeooo:rsid="015691dc" style:font-size-asian="9.60000038146973pt" style:font-weight-asian="normal" style:font-size-complex="11pt" style:font-weight-complex="normal"/>
    </style:style>
    <style:style style:name="T194" style:family="text">
      <style:text-properties fo:font-size="11pt" fo:font-weight="normal" officeooo:rsid="0152dde6" style:font-size-asian="9.60000038146973pt" style:font-weight-asian="normal" style:font-size-complex="11pt" style:font-weight-complex="normal"/>
    </style:style>
    <style:style style:name="T195" style:family="text">
      <style:text-properties fo:font-size="11pt" fo:font-weight="normal" officeooo:rsid="0159b23f" style:font-size-asian="9.60000038146973pt" style:font-weight-asian="normal" style:font-size-complex="11pt" style:font-weight-complex="normal"/>
    </style:style>
    <style:style style:name="T196" style:family="text">
      <style:text-properties fo:font-size="11pt" fo:font-weight="normal" officeooo:rsid="01828db5" style:font-size-asian="9.60000038146973pt" style:font-weight-asian="normal" style:font-size-complex="11pt" style:font-weight-complex="normal"/>
    </style:style>
    <style:style style:name="T197" style:family="text">
      <style:text-properties fo:font-size="11pt" fo:font-weight="normal" officeooo:rsid="0187d593" style:font-size-asian="9.60000038146973pt" style:font-weight-asian="normal" style:font-size-complex="11pt" style:font-weight-complex="normal"/>
    </style:style>
    <style:style style:name="T198" style:family="text">
      <style:text-properties fo:font-size="11pt" fo:font-weight="normal" officeooo:rsid="0196a5e9" style:font-size-asian="9.60000038146973pt" style:font-weight-asian="normal" style:font-size-complex="11pt" style:font-weight-complex="normal"/>
    </style:style>
    <style:style style:name="T199" style:family="text">
      <style:text-properties fo:font-size="11pt" fo:font-weight="normal" officeooo:rsid="019aa1cc" style:font-size-asian="9.60000038146973pt" style:font-weight-asian="normal" style:font-size-complex="11pt" style:font-weight-complex="normal"/>
    </style:style>
    <style:style style:name="T200" style:family="text">
      <style:text-properties fo:font-size="11pt" fo:font-weight="normal" officeooo:rsid="019c9649" style:font-size-asian="9.60000038146973pt" style:font-weight-asian="normal" style:font-size-complex="11pt" style:font-weight-complex="normal"/>
    </style:style>
    <style:style style:name="T201" style:family="text">
      <style:text-properties fo:font-size="11pt" fo:font-weight="normal" officeooo:rsid="057c6441" style:font-size-asian="9.60000038146973pt" style:font-weight-asian="normal" style:font-size-complex="11pt" style:font-weight-complex="normal"/>
    </style:style>
    <style:style style:name="T202" style:family="text">
      <style:text-properties fo:font-size="11pt" fo:font-weight="normal" officeooo:rsid="01a5c255" style:font-size-asian="9.60000038146973pt" style:font-weight-asian="normal" style:font-size-complex="11pt" style:font-weight-complex="normal"/>
    </style:style>
    <style:style style:name="T203" style:family="text">
      <style:text-properties fo:font-size="11pt" fo:font-weight="normal" officeooo:rsid="01a54cc8" style:font-size-asian="9.60000038146973pt" style:font-weight-asian="normal" style:font-size-complex="11pt" style:font-weight-complex="normal"/>
    </style:style>
    <style:style style:name="T204" style:family="text">
      <style:text-properties fo:font-size="11pt" fo:font-weight="normal" officeooo:rsid="01ace14f" style:font-size-asian="9.60000038146973pt" style:font-weight-asian="normal" style:font-size-complex="11pt" style:font-weight-complex="normal"/>
    </style:style>
    <style:style style:name="T205" style:family="text">
      <style:text-properties fo:font-size="11pt" fo:font-weight="normal" officeooo:rsid="01957912" style:font-size-asian="9.60000038146973pt" style:font-weight-asian="normal" style:font-size-complex="11pt" style:font-weight-complex="normal"/>
    </style:style>
    <style:style style:name="T206" style:family="text">
      <style:text-properties fo:font-size="11pt" fo:font-weight="normal" officeooo:rsid="01af4bb9" style:font-size-asian="9.60000038146973pt" style:font-weight-asian="normal" style:font-size-complex="11pt" style:font-weight-complex="normal"/>
    </style:style>
    <style:style style:name="T207" style:family="text">
      <style:text-properties fo:font-size="11pt" fo:font-weight="normal" officeooo:rsid="01b4550f" style:font-size-asian="9.60000038146973pt" style:font-weight-asian="normal" style:font-size-complex="11pt" style:font-weight-complex="normal"/>
    </style:style>
    <style:style style:name="T208" style:family="text">
      <style:text-properties fo:font-size="11pt" fo:font-weight="normal" officeooo:rsid="01b5c4c1" style:font-size-asian="9.60000038146973pt" style:font-weight-asian="normal" style:font-size-complex="11pt" style:font-weight-complex="normal"/>
    </style:style>
    <style:style style:name="T209" style:family="text">
      <style:text-properties fo:font-size="11pt" fo:font-weight="normal" officeooo:rsid="01ca669c" style:font-size-asian="9.60000038146973pt" style:font-weight-asian="normal" style:font-size-complex="11pt" style:font-weight-complex="normal"/>
    </style:style>
    <style:style style:name="T210" style:family="text">
      <style:text-properties fo:font-size="11pt" fo:font-weight="normal" officeooo:rsid="06071cb6" style:font-size-asian="11pt" style:font-weight-asian="normal" style:font-name-complex="Calibri2" style:font-size-complex="11pt" style:font-weight-complex="normal"/>
    </style:style>
    <style:style style:name="T211" style:family="text">
      <style:text-properties fo:font-size="11pt" fo:font-weight="normal" officeooo:rsid="01c43325" style:font-size-asian="11pt" style:font-weight-asian="normal" style:font-name-complex="Calibri2" style:font-size-complex="11pt" style:font-weight-complex="normal"/>
    </style:style>
    <style:style style:name="T212" style:family="text">
      <style:text-properties fo:font-size="11pt" fo:font-weight="normal" officeooo:rsid="01c4b1b0" style:font-size-asian="11pt" style:font-weight-asian="normal" style:font-name-complex="Calibri2" style:font-size-complex="11pt" style:font-weight-complex="normal"/>
    </style:style>
    <style:style style:name="T213" style:family="text">
      <style:text-properties fo:font-size="11pt" fo:font-weight="normal" officeooo:rsid="01c8407b" style:font-size-asian="11pt" style:font-weight-asian="normal" style:font-name-complex="Calibri2" style:font-size-complex="11pt" style:font-weight-complex="normal"/>
    </style:style>
    <style:style style:name="T214" style:family="text">
      <style:text-properties fo:font-size="11pt" fo:font-weight="normal" officeooo:rsid="01c61289" style:font-size-asian="11pt" style:font-weight-asian="normal" style:font-name-complex="Calibri2" style:font-size-complex="11pt" style:font-weight-complex="normal"/>
    </style:style>
    <style:style style:name="T215" style:family="text">
      <style:text-properties fo:font-size="11pt" fo:font-weight="normal" officeooo:rsid="01c68616" style:font-size-asian="11pt" style:font-weight-asian="normal" style:font-name-complex="Calibri2" style:font-size-complex="11pt" style:font-weight-complex="normal"/>
    </style:style>
    <style:style style:name="T216" style:family="text">
      <style:text-properties fo:font-size="11pt" fo:font-weight="normal" officeooo:rsid="01c8abf4" style:font-size-asian="11pt" style:font-weight-asian="normal" style:font-name-complex="Calibri2" style:font-size-complex="11pt" style:font-weight-complex="normal"/>
    </style:style>
    <style:style style:name="T217" style:family="text">
      <style:text-properties fo:font-size="11pt" fo:font-weight="bold" officeooo:rsid="011c3c48" style:font-size-asian="9.60000038146973pt" style:font-weight-asian="bold" style:font-size-complex="11pt" style:font-weight-complex="bold"/>
    </style:style>
    <style:style style:name="T218" style:family="text">
      <style:text-properties fo:font-size="11pt" fo:font-weight="bold" officeooo:rsid="03ac61f6" style:font-size-asian="9.60000038146973pt" style:font-weight-asian="bold" style:font-size-complex="11pt" style:font-weight-complex="bold"/>
    </style:style>
    <style:style style:name="T219" style:family="text">
      <style:text-properties fo:font-size="11pt" fo:font-weight="bold" officeooo:rsid="01290fef" style:font-size-asian="9.60000038146973pt" style:font-weight-asian="bold" style:font-size-complex="11pt" style:font-weight-complex="bold"/>
    </style:style>
    <style:style style:name="T220" style:family="text">
      <style:text-properties fo:font-size="11pt" fo:font-weight="bold" officeooo:rsid="03b64e04" style:font-size-asian="9.60000038146973pt" style:font-weight-asian="bold" style:font-size-complex="11pt" style:font-weight-complex="bold"/>
    </style:style>
    <style:style style:name="T221" style:family="text">
      <style:text-properties fo:font-size="11pt" fo:font-weight="bold" officeooo:rsid="013baf3a" style:font-size-asian="9.60000038146973pt" style:font-weight-asian="bold" style:font-size-complex="11pt" style:font-weight-complex="bold"/>
    </style:style>
    <style:style style:name="T222" style:family="text">
      <style:text-properties fo:font-size="11pt" fo:font-weight="bold" officeooo:rsid="0147389a" style:font-size-asian="9.60000038146973pt" style:font-weight-asian="bold" style:font-size-complex="11pt" style:font-weight-complex="bold"/>
    </style:style>
    <style:style style:name="T223" style:family="text">
      <style:text-properties fo:font-size="11pt" fo:font-weight="bold" officeooo:rsid="03dc8b24" style:font-size-asian="9.60000038146973pt" style:font-weight-asian="bold" style:font-size-complex="11pt" style:font-weight-complex="bold"/>
    </style:style>
    <style:style style:name="T224" style:family="text">
      <style:text-properties fo:font-size="11pt" fo:font-weight="bold" officeooo:rsid="01a54cc8" style:font-size-asian="9.60000038146973pt" style:font-weight-asian="bold" style:font-size-complex="11pt" style:font-weight-complex="bold"/>
    </style:style>
    <style:style style:name="T225" style:family="text">
      <style:text-properties fo:font-size="11pt" fo:font-weight="bold" officeooo:rsid="06071cb6" style:font-size-asian="11pt" style:font-weight-asian="bold" style:font-name-complex="Calibri2" style:font-size-complex="11pt" style:font-weight-complex="bold"/>
    </style:style>
    <style:style style:name="T226" style:family="text">
      <style:text-properties fo:font-size="11pt" fo:font-weight="bold" officeooo:rsid="01c43325" style:font-size-asian="11pt" style:font-weight-asian="bold" style:font-name-complex="Calibri2" style:font-size-complex="11pt" style:font-weight-complex="bold"/>
    </style:style>
    <style:style style:name="T227" style:family="text">
      <style:text-properties fo:font-size="11pt" fo:font-weight="bold" officeooo:rsid="01c44fc1" style:font-size-asian="11pt" style:font-weight-asian="bold" style:font-name-complex="Calibri2" style:font-size-complex="11pt" style:font-weight-complex="bold"/>
    </style:style>
    <style:style style:name="T228" style:family="text">
      <style:text-properties fo:font-size="11pt" fo:font-weight="bold" officeooo:rsid="01c69d27" style:font-size-asian="11pt" style:font-weight-asian="bold" style:font-name-complex="Calibri2" style:font-size-complex="11pt" style:font-weight-complex="bold"/>
    </style:style>
    <style:style style:name="T229" style:family="text">
      <style:text-properties fo:font-size="11pt" fo:font-weight="bold" style:font-name-asian="Times New Roman" style:font-size-asian="11pt" style:font-weight-asian="bold" style:font-name-complex="Calibri2" style:font-size-complex="11pt" style:font-weight-complex="bold"/>
    </style:style>
    <style:style style:name="T230" style:family="text">
      <style:text-properties fo:font-size="11pt" fo:font-weight="bold" officeooo:rsid="06745fc5" style:font-name-asian="Times New Roman" style:font-size-asian="11pt" style:font-weight-asian="bold" style:font-name-complex="Calibri2" style:font-size-complex="11pt" style:font-weight-complex="bold"/>
    </style:style>
    <style:style style:name="T231" style:family="text">
      <style:text-properties fo:color="#007826"/>
    </style:style>
    <style:style style:name="T232" style:family="text">
      <style:text-properties fo:color="#007826" style:font-name="Calibri1" fo:font-size="11pt" fo:font-weight="normal" officeooo:rsid="0185871e" style:font-size-asian="11pt" style:font-weight-asian="normal" style:font-name-complex="Calibri2" style:font-size-complex="11pt" style:font-weight-complex="normal"/>
    </style:style>
    <style:style style:name="T233" style:family="text">
      <style:text-properties fo:color="#007826" style:font-name="Calibri1" fo:font-size="11pt" fo:font-weight="normal" officeooo:rsid="048216d8" style:font-size-asian="11pt" style:font-weight-asian="normal" style:font-name-complex="Calibri2" style:font-size-complex="11pt" style:font-weight-complex="normal"/>
    </style:style>
    <style:style style:name="T234" style:family="text">
      <style:text-properties fo:color="#007826" style:font-name="Calibri1" fo:font-size="11pt" fo:font-weight="normal" officeooo:rsid="0194c15d" style:font-size-asian="11pt" style:font-weight-asian="normal" style:font-name-complex="Calibri2" style:font-size-complex="11pt" style:font-weight-complex="normal"/>
    </style:style>
    <style:style style:name="T235" style:family="text">
      <style:text-properties fo:color="#007826" style:font-name="Calibri1" fo:font-size="11pt" fo:font-weight="normal" officeooo:rsid="019326c0" style:font-size-asian="11pt" style:font-weight-asian="normal" style:font-name-complex="Calibri2" style:font-size-complex="11pt" style:font-weight-complex="normal"/>
    </style:style>
    <style:style style:name="T236" style:family="text">
      <style:text-properties fo:color="#007826" style:font-name="Calibri1" fo:font-size="11pt" fo:font-weight="normal" officeooo:rsid="0195a5cf" style:font-size-asian="11pt" style:font-weight-asian="normal" style:font-name-complex="Calibri2" style:font-size-complex="11pt" style:font-weight-complex="normal"/>
    </style:style>
    <style:style style:name="T237" style:family="text">
      <style:text-properties fo:color="#007826" style:font-name="Calibri1" fo:font-size="11pt" fo:font-weight="normal" officeooo:rsid="01996196" style:font-size-asian="11pt" style:font-weight-asian="normal" style:font-name-complex="Calibri2" style:font-size-complex="11pt" style:font-weight-complex="normal"/>
    </style:style>
    <style:style style:name="T238" style:family="text">
      <style:text-properties fo:color="#007826" style:font-name="Calibri1" fo:font-size="11pt" fo:font-weight="normal" officeooo:rsid="048de2ca" style:font-size-asian="11pt" style:font-weight-asian="normal" style:font-name-complex="Calibri2" style:font-size-complex="11pt" style:font-weight-complex="normal"/>
    </style:style>
    <style:style style:name="T239" style:family="text">
      <style:text-properties fo:color="#007826" style:font-name="Calibri1" fo:font-size="11pt" fo:font-weight="normal" officeooo:rsid="019f3cd4" style:font-size-asian="11pt" style:font-weight-asian="normal" style:font-name-complex="Calibri2" style:font-size-complex="11pt" style:font-weight-complex="normal"/>
    </style:style>
    <style:style style:name="T240" style:family="text">
      <style:text-properties fo:color="#007826" style:font-name="Calibri1" fo:font-size="11pt" fo:font-weight="normal" officeooo:rsid="01a2c100" style:font-size-asian="11pt" style:font-weight-asian="normal" style:font-name-complex="Calibri2" style:font-size-complex="11pt" style:font-weight-complex="normal"/>
    </style:style>
    <style:style style:name="T241" style:family="text">
      <style:text-properties fo:color="#007826" style:font-name="Calibri1" fo:font-size="11pt" fo:font-weight="normal" officeooo:rsid="01a50249" style:font-size-asian="11pt" style:font-weight-asian="normal" style:font-name-complex="Calibri2" style:font-size-complex="11pt" style:font-weight-complex="normal"/>
    </style:style>
    <style:style style:name="T242" style:family="text">
      <style:text-properties fo:color="#007826" style:font-name="Calibri1" fo:font-size="11pt" fo:font-weight="normal" officeooo:rsid="01a5c6c7" style:font-size-asian="11pt" style:font-weight-asian="normal" style:font-name-complex="Calibri2" style:font-size-complex="11pt" style:font-weight-complex="normal"/>
    </style:style>
    <style:style style:name="T243" style:family="text">
      <style:text-properties fo:color="#007826" style:font-name="Calibri1" fo:font-size="11pt" fo:font-weight="normal" officeooo:rsid="018dcb40" style:font-size-asian="11pt" style:font-weight-asian="normal" style:font-name-complex="Calibri2" style:font-size-complex="11pt" style:font-weight-complex="normal"/>
    </style:style>
    <style:style style:name="T244" style:family="text">
      <style:text-properties fo:color="#007826" style:font-name="Calibri1" fo:font-size="11pt" fo:font-weight="normal" officeooo:rsid="018f6766" style:font-size-asian="11pt" style:font-weight-asian="normal" style:font-name-complex="Calibri2" style:font-size-complex="11pt" style:font-weight-complex="normal"/>
    </style:style>
    <style:style style:name="T245" style:family="text">
      <style:text-properties fo:color="#007826" style:font-name="Calibri1" fo:font-size="11pt" fo:font-weight="normal" officeooo:rsid="01a62474" style:font-size-asian="11pt" style:font-weight-asian="normal" style:font-name-complex="Calibri2" style:font-size-complex="11pt" style:font-weight-complex="normal"/>
    </style:style>
    <style:style style:name="T246" style:family="text">
      <style:text-properties fo:color="#007826" style:font-name="Calibri1" fo:font-size="11pt" fo:font-weight="normal" officeooo:rsid="01a6bafe" style:font-size-asian="11pt" style:font-weight-asian="normal" style:font-name-complex="Calibri2" style:font-size-complex="11pt" style:font-weight-complex="normal"/>
    </style:style>
    <style:style style:name="T247" style:family="text">
      <style:text-properties fo:color="#007826" style:font-name="Calibri1" fo:font-size="11pt" fo:font-weight="normal" officeooo:rsid="0154f1eb" style:font-size-asian="11pt" style:font-weight-asian="normal" style:font-name-complex="Calibri2" style:font-size-complex="11pt" style:font-weight-complex="normal"/>
    </style:style>
    <style:style style:name="T248" style:family="text">
      <style:text-properties fo:color="#007826" style:font-name="Calibri1" fo:font-size="11pt" fo:font-weight="normal" officeooo:rsid="01a75cec" style:font-size-asian="11pt" style:font-weight-asian="normal" style:font-name-complex="Calibri2" style:font-size-complex="11pt" style:font-weight-complex="normal"/>
    </style:style>
    <style:style style:name="T249" style:family="text">
      <style:text-properties fo:color="#007826" style:font-name="Calibri1" fo:font-size="11pt" fo:font-weight="normal" officeooo:rsid="01c4522c" style:font-size-asian="11pt" style:font-weight-asian="normal" style:font-name-complex="Calibri2" style:font-size-complex="11pt" style:font-weight-complex="normal"/>
    </style:style>
    <style:style style:name="T250" style:family="text">
      <style:text-properties fo:color="#007826" style:font-name="Calibri1" fo:font-size="11pt" fo:font-weight="normal" officeooo:rsid="01c21a4b" style:font-size-asian="11pt" style:font-weight-asian="normal" style:font-name-complex="Calibri2" style:font-size-complex="11pt" style:font-weight-complex="normal"/>
    </style:style>
    <style:style style:name="T251" style:family="text">
      <style:text-properties fo:color="#007826" style:font-name="Calibri1" fo:font-size="11pt" fo:font-weight="normal" officeooo:rsid="01c40b92" style:font-size-asian="11pt" style:font-weight-asian="normal" style:font-name-complex="Calibri2" style:font-size-complex="11pt" style:font-weight-complex="normal"/>
    </style:style>
    <style:style style:name="T252" style:family="text">
      <style:text-properties fo:color="#007826" style:font-name="Calibri1" fo:font-size="11pt" fo:font-weight="normal" officeooo:rsid="04f8b3d6" style:font-size-asian="11pt" style:font-weight-asian="normal" style:font-name-complex="Calibri2" style:font-size-complex="11pt" style:font-weight-complex="normal"/>
    </style:style>
    <style:style style:name="T253" style:family="text">
      <style:text-properties fo:color="#007826" style:font-name="Calibri1" fo:font-size="11pt" fo:font-weight="normal" officeooo:rsid="04f77cbc" style:font-size-asian="11pt" style:font-weight-asian="normal" style:font-name-complex="Calibri2" style:font-size-complex="11pt" style:font-weight-complex="normal"/>
    </style:style>
    <style:style style:name="T254" style:family="text">
      <style:text-properties fo:color="#007826" style:font-name="Calibri1" fo:font-size="11pt" fo:font-weight="normal" officeooo:rsid="01a8ecc6" style:font-size-asian="11pt" style:font-weight-asian="normal" style:font-name-complex="Calibri2" style:font-size-complex="11pt" style:font-weight-complex="normal"/>
    </style:style>
    <style:style style:name="T255" style:family="text">
      <style:text-properties fo:color="#007826" style:font-name="Calibri1" fo:font-size="11pt" fo:font-weight="normal" officeooo:rsid="01aba9cf" style:font-size-asian="11pt" style:font-weight-asian="normal" style:font-name-complex="Calibri2" style:font-size-complex="11pt" style:font-weight-complex="normal"/>
    </style:style>
    <style:style style:name="T256" style:family="text">
      <style:text-properties fo:color="#007826" style:font-name="Calibri1" fo:font-size="11pt" fo:font-weight="normal" officeooo:rsid="01ad178e" style:font-size-asian="11pt" style:font-weight-asian="normal" style:font-name-complex="Calibri2" style:font-size-complex="11pt" style:font-weight-complex="normal"/>
    </style:style>
    <style:style style:name="T257" style:family="text">
      <style:text-properties fo:color="#007826" style:font-name="Calibri1" fo:font-size="11pt" fo:font-weight="normal" officeooo:rsid="01ae4a3e" style:font-size-asian="11pt" style:font-weight-asian="normal" style:font-name-complex="Calibri2" style:font-size-complex="11pt" style:font-weight-complex="normal"/>
    </style:style>
    <style:style style:name="T258" style:family="text">
      <style:text-properties fo:color="#007826" style:font-name="Calibri1" fo:font-size="11pt" fo:font-weight="normal" officeooo:rsid="01b00398" style:font-size-asian="11pt" style:font-weight-asian="normal" style:font-name-complex="Calibri2" style:font-size-complex="11pt" style:font-weight-complex="normal"/>
    </style:style>
    <style:style style:name="T259" style:family="text">
      <style:text-properties fo:color="#007826" style:font-name="Calibri1" fo:font-size="11pt" fo:font-weight="normal" officeooo:rsid="01b0ecb4" style:font-size-asian="11pt" style:font-weight-asian="normal" style:font-name-complex="Calibri2" style:font-size-complex="11pt" style:font-weight-complex="normal"/>
    </style:style>
    <style:style style:name="T260" style:family="text">
      <style:text-properties fo:color="#007826" style:font-name="Calibri1" fo:font-size="11pt" fo:font-weight="normal" officeooo:rsid="01b2da4b" style:font-size-asian="11pt" style:font-weight-asian="normal" style:font-name-complex="Calibri2" style:font-size-complex="11pt" style:font-weight-complex="normal"/>
    </style:style>
    <style:style style:name="T261" style:family="text">
      <style:text-properties fo:color="#007826" style:font-name="Calibri1" fo:font-size="11pt" fo:font-weight="normal" officeooo:rsid="01b3392e" style:font-size-asian="11pt" style:font-weight-asian="normal" style:font-name-complex="Calibri2" style:font-size-complex="11pt" style:font-weight-complex="normal"/>
    </style:style>
    <style:style style:name="T262" style:family="text">
      <style:text-properties fo:color="#007826" style:font-name="Calibri1" fo:font-size="11pt" fo:font-weight="normal" officeooo:rsid="0157d393" style:font-size-asian="11pt" style:font-weight-asian="normal" style:font-name-complex="Calibri2" style:font-size-complex="11pt" style:font-weight-complex="normal"/>
    </style:style>
    <style:style style:name="T263" style:family="text">
      <style:text-properties fo:color="#007826" style:font-name="Calibri1" fo:font-size="11pt" fo:font-weight="normal" officeooo:rsid="01596fab" style:font-size-asian="11pt" style:font-weight-asian="normal" style:font-name-complex="Calibri2" style:font-size-complex="11pt" style:font-weight-complex="normal"/>
    </style:style>
    <style:style style:name="T264" style:family="text">
      <style:text-properties fo:color="#007826" style:font-name="Calibri1" fo:font-size="11pt" fo:font-weight="normal" officeooo:rsid="015aeb65" style:font-size-asian="11pt" style:font-weight-asian="normal" style:font-name-complex="Calibri2" style:font-size-complex="11pt" style:font-weight-complex="normal"/>
    </style:style>
    <style:style style:name="T265" style:family="text">
      <style:text-properties fo:color="#007826" style:font-name="Calibri1" fo:font-size="11pt" fo:font-weight="normal" officeooo:rsid="01528139" style:font-size-asian="11pt" style:font-weight-asian="normal" style:font-name-complex="Calibri2" style:font-size-complex="11pt" style:font-weight-complex="normal"/>
    </style:style>
    <style:style style:name="T266" style:family="text">
      <style:text-properties fo:color="#007826" style:font-name="Calibri1" fo:font-size="11pt" fo:font-weight="normal" officeooo:rsid="015c0bd2" style:font-size-asian="11pt" style:font-weight-asian="normal" style:font-name-complex="Calibri2" style:font-size-complex="11pt" style:font-weight-complex="normal"/>
    </style:style>
    <style:style style:name="T267" style:family="text">
      <style:text-properties fo:color="#007826" style:font-name="Calibri1" fo:font-size="11pt" fo:font-weight="normal" officeooo:rsid="015ced22" style:font-size-asian="11pt" style:font-weight-asian="normal" style:font-name-complex="Calibri2" style:font-size-complex="11pt" style:font-weight-complex="normal"/>
    </style:style>
    <style:style style:name="T268" style:family="text">
      <style:text-properties fo:color="#007826" style:font-name="Calibri1" fo:font-size="11pt" fo:font-weight="normal" officeooo:rsid="016591eb" style:font-size-asian="11pt" style:font-weight-asian="normal" style:font-name-complex="Calibri2" style:font-size-complex="11pt" style:font-weight-complex="normal"/>
    </style:style>
    <style:style style:name="T269" style:family="text">
      <style:text-properties fo:color="#007826" style:font-name="Calibri1" fo:font-size="11pt" fo:font-weight="normal" officeooo:rsid="015f01ad" style:font-size-asian="11pt" style:font-weight-asian="normal" style:font-name-complex="Calibri2" style:font-size-complex="11pt" style:font-weight-complex="normal"/>
    </style:style>
    <style:style style:name="T270" style:family="text">
      <style:text-properties fo:color="#007826" style:font-name="Calibri1" fo:font-size="11pt" fo:font-weight="normal" officeooo:rsid="01604590" style:font-size-asian="11pt" style:font-weight-asian="normal" style:font-name-complex="Calibri2" style:font-size-complex="11pt" style:font-weight-complex="normal"/>
    </style:style>
    <style:style style:name="T271" style:family="text">
      <style:text-properties fo:color="#007826" style:font-name="Calibri1" fo:font-size="11pt" fo:font-weight="normal" officeooo:rsid="016158d1" style:font-size-asian="11pt" style:font-weight-asian="normal" style:font-name-complex="Calibri2" style:font-size-complex="11pt" style:font-weight-complex="normal"/>
    </style:style>
    <style:style style:name="T272" style:family="text">
      <style:text-properties fo:color="#007826" style:font-name="Calibri1" fo:font-size="11pt" fo:font-weight="normal" officeooo:rsid="01616771" style:font-size-asian="11pt" style:font-weight-asian="normal" style:font-name-complex="Calibri2" style:font-size-complex="11pt" style:font-weight-complex="normal"/>
    </style:style>
    <style:style style:name="T273" style:family="text">
      <style:text-properties fo:color="#007826" style:font-name="Calibri1" fo:font-size="11pt" fo:font-weight="normal" officeooo:rsid="016343bd" style:font-size-asian="11pt" style:font-weight-asian="normal" style:font-name-complex="Calibri2" style:font-size-complex="11pt" style:font-weight-complex="normal"/>
    </style:style>
    <style:style style:name="T274" style:family="text">
      <style:text-properties fo:color="#007826" style:font-name="Calibri1" fo:font-size="11pt" fo:font-weight="normal" officeooo:rsid="01672d45" style:font-size-asian="11pt" style:font-weight-asian="normal" style:font-name-complex="Calibri2" style:font-size-complex="11pt" style:font-weight-complex="normal"/>
    </style:style>
    <style:style style:name="T275" style:family="text">
      <style:text-properties fo:color="#007826" style:font-name="Calibri1" fo:font-size="11pt" fo:font-weight="normal" officeooo:rsid="0167b0b5" style:font-size-asian="11pt" style:font-weight-asian="normal" style:font-name-complex="Calibri2" style:font-size-complex="11pt" style:font-weight-complex="normal"/>
    </style:style>
    <style:style style:name="T276" style:family="text">
      <style:text-properties fo:color="#007826" style:font-name="Calibri1" fo:font-size="11pt" fo:font-weight="normal" officeooo:rsid="016b36fb" style:font-size-asian="11pt" style:font-weight-asian="normal" style:font-name-complex="Calibri2" style:font-size-complex="11pt" style:font-weight-complex="normal"/>
    </style:style>
    <style:style style:name="T277" style:family="text">
      <style:text-properties fo:color="#007826" style:font-name="Calibri1" fo:font-size="11pt" fo:font-weight="normal" officeooo:rsid="01694106" style:font-size-asian="11pt" style:font-weight-asian="normal" style:font-name-complex="Calibri2" style:font-size-complex="11pt" style:font-weight-complex="normal"/>
    </style:style>
    <style:style style:name="T278" style:family="text">
      <style:text-properties fo:color="#007826" style:font-name="Calibri1" fo:font-size="11pt" fo:font-weight="normal" officeooo:rsid="016aa099" style:font-size-asian="11pt" style:font-weight-asian="normal" style:font-name-complex="Calibri2" style:font-size-complex="11pt" style:font-weight-complex="normal"/>
    </style:style>
    <style:style style:name="T279" style:family="text">
      <style:text-properties fo:color="#007826" style:font-name="Calibri1" fo:font-size="11pt" fo:font-weight="normal" officeooo:rsid="016bc98f" style:font-size-asian="11pt" style:font-weight-asian="normal" style:font-name-complex="Calibri2" style:font-size-complex="11pt" style:font-weight-complex="normal"/>
    </style:style>
    <style:style style:name="T280" style:family="text">
      <style:text-properties fo:color="#007826" style:font-name="Calibri1" fo:font-size="11pt" fo:font-weight="normal" officeooo:rsid="016cb423" style:font-size-asian="11pt" style:font-weight-asian="normal" style:font-name-complex="Calibri2" style:font-size-complex="11pt" style:font-weight-complex="normal"/>
    </style:style>
    <style:style style:name="T281" style:family="text">
      <style:text-properties fo:color="#007826" style:font-name="Calibri1" fo:font-size="11pt" fo:font-weight="normal" officeooo:rsid="0176f3fd" style:font-size-asian="11pt" style:font-weight-asian="normal" style:font-name-complex="Calibri2" style:font-size-complex="11pt" style:font-weight-complex="normal"/>
    </style:style>
    <style:style style:name="T282" style:family="text">
      <style:text-properties fo:color="#007826" style:font-name="Calibri1" fo:font-size="11pt" fo:font-weight="normal" officeooo:rsid="0177f5ba" style:font-size-asian="11pt" style:font-weight-asian="normal" style:font-name-complex="Calibri2" style:font-size-complex="11pt" style:font-weight-complex="normal"/>
    </style:style>
    <style:style style:name="T283" style:family="text">
      <style:text-properties fo:color="#007826" style:font-name="Calibri1" fo:font-size="11pt" fo:font-weight="normal" officeooo:rsid="0179b996" style:font-size-asian="11pt" style:font-weight-asian="normal" style:font-name-complex="Calibri2" style:font-size-complex="11pt" style:font-weight-complex="normal"/>
    </style:style>
    <style:style style:name="T284" style:family="text">
      <style:text-properties fo:color="#007826" style:font-name="Calibri1" fo:font-size="11pt" fo:font-weight="normal" officeooo:rsid="017a175e" style:font-size-asian="11pt" style:font-weight-asian="normal" style:font-name-complex="Calibri2" style:font-size-complex="11pt" style:font-weight-complex="normal"/>
    </style:style>
    <style:style style:name="T285" style:family="text">
      <style:text-properties fo:color="#007826" style:font-name="Calibri1" fo:font-size="11pt" fo:font-weight="normal" officeooo:rsid="017fbef7" style:font-size-asian="11pt" style:font-weight-asian="normal" style:font-name-complex="Calibri2" style:font-size-complex="11pt" style:font-weight-complex="normal"/>
    </style:style>
    <style:style style:name="T286" style:family="text">
      <style:text-properties fo:color="#007826" style:font-name="Calibri1" fo:font-size="11pt" fo:font-weight="normal" officeooo:rsid="0163c8ba" style:font-size-asian="11pt" style:font-weight-asian="normal" style:font-name-complex="Calibri2" style:font-size-complex="11pt" style:font-weight-complex="normal"/>
    </style:style>
    <style:style style:name="T287" style:family="text">
      <style:text-properties fo:color="#007826" style:font-name="Calibri1" fo:font-size="11pt" fo:font-weight="normal" officeooo:rsid="017bbe1d" style:font-size-asian="11pt" style:font-weight-asian="normal" style:font-name-complex="Calibri2" style:font-size-complex="11pt" style:font-weight-complex="normal"/>
    </style:style>
    <style:style style:name="T288" style:family="text">
      <style:text-properties fo:color="#007826" style:font-name="Calibri1" fo:font-size="11pt" fo:font-weight="normal" officeooo:rsid="014dcb64" style:font-size-asian="11pt" style:font-weight-asian="normal" style:font-name-complex="Calibri2" style:font-size-complex="11pt" style:font-weight-complex="normal"/>
    </style:style>
    <style:style style:name="T289" style:family="text">
      <style:text-properties fo:color="#007826" style:font-name="Calibri1" fo:font-size="11pt" fo:font-weight="normal" officeooo:rsid="01481b4d" style:font-size-asian="11pt" style:font-weight-asian="normal" style:font-name-complex="Calibri2" style:font-size-complex="11pt" style:font-weight-complex="normal"/>
    </style:style>
    <style:style style:name="T290" style:family="text">
      <style:text-properties fo:color="#007826" style:font-name="Calibri1" fo:font-size="11pt" fo:font-weight="normal" officeooo:rsid="0149742b" style:font-size-asian="11pt" style:font-weight-asian="normal" style:font-name-complex="Calibri2" style:font-size-complex="11pt" style:font-weight-complex="normal"/>
    </style:style>
    <style:style style:name="T291" style:family="text">
      <style:text-properties fo:color="#007826" style:font-name="Calibri1" fo:font-size="11pt" fo:font-weight="normal" officeooo:rsid="014abad9" style:font-size-asian="11pt" style:font-weight-asian="normal" style:font-name-complex="Calibri2" style:font-size-complex="11pt" style:font-weight-complex="normal"/>
    </style:style>
    <style:style style:name="T292" style:family="text">
      <style:text-properties fo:color="#007826" style:font-name="Calibri1" fo:font-size="11pt" fo:font-weight="normal" officeooo:rsid="01474cac" style:font-size-asian="11pt" style:font-weight-asian="normal" style:font-name-complex="Calibri2" style:font-size-complex="11pt" style:font-weight-complex="normal"/>
    </style:style>
    <style:style style:name="T293" style:family="text">
      <style:text-properties fo:color="#007826" style:font-name="Calibri1" fo:font-size="11pt" fo:font-weight="normal" officeooo:rsid="0518e3f7" style:font-size-asian="11pt" style:font-weight-asian="normal" style:font-name-complex="Calibri2" style:font-size-complex="11pt" style:font-weight-complex="normal"/>
    </style:style>
    <style:style style:name="T294" style:family="text">
      <style:text-properties fo:color="#007826" style:font-name="Calibri1" fo:font-size="11pt" fo:font-weight="normal" officeooo:rsid="01b5c6fe" style:font-size-asian="11pt" style:font-weight-asian="normal" style:font-name-complex="Calibri2" style:font-size-complex="11pt" style:font-weight-complex="normal"/>
    </style:style>
    <style:style style:name="T295" style:family="text">
      <style:text-properties fo:color="#007826" style:font-name="Calibri1" fo:font-size="11pt" fo:font-weight="bold" officeooo:rsid="035cae42" style:font-size-asian="11pt" style:font-weight-asian="bold" style:font-name-complex="Calibri2" style:font-size-complex="11pt" style:font-weight-complex="bold"/>
    </style:style>
    <style:style style:name="T296" style:family="text">
      <style:text-properties fo:color="#007826" style:font-name="Calibri1" fo:font-size="11pt" fo:font-weight="bold" officeooo:rsid="0360134d" style:font-size-asian="11pt" style:font-weight-asian="bold" style:font-name-complex="Calibri2" style:font-size-complex="11pt" style:font-weight-complex="bold"/>
    </style:style>
    <style:style style:name="T297" style:family="text">
      <style:text-properties fo:color="#007826" style:font-name="Calibri1" fo:font-size="11pt" fo:font-weight="bold" officeooo:rsid="01528139" style:font-size-asian="11pt" style:font-weight-asian="bold" style:font-name-complex="Calibri2" style:font-size-complex="11pt" style:font-weight-complex="bold"/>
    </style:style>
    <style:style style:name="T298" style:family="text">
      <style:text-properties fo:color="#007826" style:font-name="Calibri1" fo:font-size="11pt" fo:font-weight="bold" officeooo:rsid="0484dced" style:font-size-asian="11pt" style:font-weight-asian="bold" style:font-name-complex="Calibri2" style:font-size-complex="11pt" style:font-weight-complex="bold"/>
    </style:style>
    <style:style style:name="T299" style:family="text">
      <style:text-properties fo:color="#007826" style:font-name="Calibri1" fo:font-size="11pt" fo:font-weight="bold" officeooo:rsid="01c9fe96" style:font-size-asian="11pt" style:font-weight-asian="bold" style:font-name-complex="Calibri2" style:font-size-complex="11pt" style:font-weight-complex="bold"/>
    </style:style>
    <style:style style:name="T300" style:family="text">
      <style:text-properties fo:color="#007826" style:font-name="Calibri1" fo:font-size="11pt" fo:font-weight="bold" officeooo:rsid="0485a54e" style:font-size-asian="11pt" style:font-weight-asian="bold" style:font-name-complex="Calibri2" style:font-size-complex="11pt" style:font-weight-complex="bold"/>
    </style:style>
    <style:style style:name="T301" style:family="text">
      <style:text-properties fo:color="#007826" style:font-name="Calibri1" fo:font-size="11pt" fo:font-weight="bold" officeooo:rsid="048873a0" style:font-size-asian="11pt" style:font-weight-asian="bold" style:font-name-complex="Calibri2" style:font-size-complex="11pt" style:font-weight-complex="bold"/>
    </style:style>
    <style:style style:name="T302" style:family="text">
      <style:text-properties fo:color="#007826" style:font-name="Calibri1" fo:font-size="11pt" fo:font-weight="bold" officeooo:rsid="048e625c" style:font-size-asian="11pt" style:font-weight-asian="bold" style:font-name-complex="Calibri2" style:font-size-complex="11pt" style:font-weight-complex="bold"/>
    </style:style>
    <style:style style:name="T303" style:family="text">
      <style:text-properties fo:color="#007826" style:font-name="Calibri1" fo:font-size="11pt" fo:font-weight="bold" officeooo:rsid="048bad94" style:font-size-asian="11pt" style:font-weight-asian="bold" style:font-name-complex="Calibri2" style:font-size-complex="11pt" style:font-weight-complex="bold"/>
    </style:style>
    <style:style style:name="T304" style:family="text">
      <style:text-properties fo:color="#007826" style:font-name="Calibri1" fo:font-size="11pt" fo:font-weight="bold" officeooo:rsid="019ebc27" style:font-size-asian="11pt" style:font-weight-asian="bold" style:font-name-complex="Calibri2" style:font-size-complex="11pt" style:font-weight-complex="bold"/>
    </style:style>
    <style:style style:name="T305" style:family="text">
      <style:text-properties fo:color="#007826" style:font-name="Calibri1" fo:font-size="11pt" fo:font-weight="bold" officeooo:rsid="04945205" style:font-size-asian="11pt" style:font-weight-asian="bold" style:font-name-complex="Calibri2" style:font-size-complex="11pt" style:font-weight-complex="bold"/>
    </style:style>
    <style:style style:name="T306" style:family="text">
      <style:text-properties fo:color="#007826" style:font-name="Calibri1" fo:font-size="11pt" fo:font-weight="bold" officeooo:rsid="049779da" style:font-size-asian="11pt" style:font-weight-asian="bold" style:font-name-complex="Calibri2" style:font-size-complex="11pt" style:font-weight-complex="bold"/>
    </style:style>
    <style:style style:name="T307" style:family="text">
      <style:text-properties fo:color="#007826" style:font-name="Calibri1" fo:font-size="11pt" fo:font-weight="bold" officeooo:rsid="049292d4" style:font-size-asian="11pt" style:font-weight-asian="bold" style:font-name-complex="Calibri2" style:font-size-complex="11pt" style:font-weight-complex="bold"/>
    </style:style>
    <style:style style:name="T308" style:family="text">
      <style:text-properties fo:color="#007826" style:font-name="Calibri1" fo:font-size="11pt" fo:font-weight="bold" officeooo:rsid="049925d7" style:font-size-asian="11pt" style:font-weight-asian="bold" style:font-name-complex="Calibri2" style:font-size-complex="11pt" style:font-weight-complex="bold"/>
    </style:style>
    <style:style style:name="T309" style:family="text">
      <style:text-properties fo:color="#007826" style:font-name="Calibri1" fo:font-size="11pt" fo:font-weight="bold" officeooo:rsid="01a75cec" style:font-size-asian="11pt" style:font-weight-asian="bold" style:font-name-complex="Calibri2" style:font-size-complex="11pt" style:font-weight-complex="bold"/>
    </style:style>
    <style:style style:name="T310" style:family="text">
      <style:text-properties fo:color="#007826" style:font-name="Calibri1" fo:font-size="11pt" fo:font-weight="bold" officeooo:rsid="04f461d7" style:font-size-asian="11pt" style:font-weight-asian="bold" style:font-name-complex="Calibri2" style:font-size-complex="11pt" style:font-weight-complex="bold"/>
    </style:style>
    <style:style style:name="T311" style:family="text">
      <style:text-properties fo:color="#007826" style:font-name="Calibri1" fo:font-size="11pt" fo:font-weight="bold" officeooo:rsid="050ab8b2" style:font-size-asian="11pt" style:font-weight-asian="bold" style:font-name-complex="Calibri2" style:font-size-complex="11pt" style:font-weight-complex="bold"/>
    </style:style>
    <style:style style:name="T312" style:family="text">
      <style:text-properties fo:color="#007826" style:font-name="Calibri1" fo:font-size="11pt" fo:font-weight="bold" officeooo:rsid="050979d2" style:font-size-asian="11pt" style:font-weight-asian="bold" style:font-name-complex="Calibri2" style:font-size-complex="11pt" style:font-weight-complex="bold"/>
    </style:style>
    <style:style style:name="T313" style:family="text">
      <style:text-properties fo:color="#007826" style:font-name="Calibri1" fo:font-size="11pt" fo:font-weight="bold" officeooo:rsid="050685c2" style:font-size-asian="11pt" style:font-weight-asian="bold" style:font-name-complex="Calibri2" style:font-size-complex="11pt" style:font-weight-complex="bold"/>
    </style:style>
    <style:style style:name="T314" style:family="text">
      <style:text-properties fo:color="#007826" style:font-name="Calibri1" fo:font-size="11pt" fo:font-weight="bold" officeooo:rsid="05059149" style:font-size-asian="11pt" style:font-weight-asian="bold" style:font-name-complex="Calibri2" style:font-size-complex="11pt" style:font-weight-complex="bold"/>
    </style:style>
    <style:style style:name="T315" style:family="text">
      <style:text-properties fo:color="#007826" style:font-name="Calibri1" fo:font-size="11pt" fo:font-weight="bold" officeooo:rsid="05034ef7" style:font-size-asian="11pt" style:font-weight-asian="bold" style:font-name-complex="Calibri2" style:font-size-complex="11pt" style:font-weight-complex="bold"/>
    </style:style>
    <style:style style:name="T316" style:family="text">
      <style:text-properties fo:color="#007826" style:font-name="Calibri1" fo:font-size="11pt" fo:font-weight="bold" officeooo:rsid="0501d0fe" style:font-size-asian="11pt" style:font-weight-asian="bold" style:font-name-complex="Calibri2" style:font-size-complex="11pt" style:font-weight-complex="bold"/>
    </style:style>
    <style:style style:name="T317" style:family="text">
      <style:text-properties fo:color="#007826" style:font-name="Calibri1" fo:font-size="11pt" fo:font-weight="bold" officeooo:rsid="05005e95" style:font-size-asian="11pt" style:font-weight-asian="bold" style:font-name-complex="Calibri2" style:font-size-complex="11pt" style:font-weight-complex="bold"/>
    </style:style>
    <style:style style:name="T318" style:family="text">
      <style:text-properties fo:color="#007826" style:font-name="Calibri1" fo:font-size="11pt" fo:font-weight="bold" officeooo:rsid="04fec94c" style:font-size-asian="11pt" style:font-weight-asian="bold" style:font-name-complex="Calibri2" style:font-size-complex="11pt" style:font-weight-complex="bold"/>
    </style:style>
    <style:style style:name="T319" style:family="text">
      <style:text-properties fo:color="#007826" style:font-name="Calibri1" fo:font-size="11pt" fo:font-weight="bold" officeooo:rsid="051260cf" style:font-size-asian="11pt" style:font-weight-asian="bold" style:font-name-complex="Calibri2" style:font-size-complex="11pt" style:font-weight-complex="bold"/>
    </style:style>
    <style:style style:name="T320" style:family="text">
      <style:text-properties fo:color="#007826" style:font-name="Calibri1" fo:font-size="11pt" fo:font-weight="bold" officeooo:rsid="01672d45" style:font-size-asian="11pt" style:font-weight-asian="bold" style:font-name-complex="Calibri2" style:font-size-complex="11pt" style:font-weight-complex="bold"/>
    </style:style>
    <style:style style:name="T321" style:family="text">
      <style:text-properties fo:color="#007826" style:font-name="Calibri1" fo:font-size="11pt" fo:font-weight="bold" officeooo:rsid="016bc98f" style:font-size-asian="11pt" style:font-weight-asian="bold" style:font-name-complex="Calibri2" style:font-size-complex="11pt" style:font-weight-complex="bold"/>
    </style:style>
    <style:style style:name="T322" style:family="text">
      <style:text-properties fo:color="#007826" style:font-name="Calibri1" fo:font-size="11pt" fo:font-weight="bold" officeooo:rsid="0168c543" style:font-size-asian="11pt" style:font-weight-asian="bold" style:font-name-complex="Calibri2" style:font-size-complex="11pt" style:font-weight-complex="bold"/>
    </style:style>
    <style:style style:name="T323" style:family="text">
      <style:text-properties fo:color="#007826" style:font-name="Calibri1" fo:font-size="11pt" fo:font-weight="bold" officeooo:rsid="01694106" style:font-size-asian="11pt" style:font-weight-asian="bold" style:font-name-complex="Calibri2" style:font-size-complex="11pt" style:font-weight-complex="bold"/>
    </style:style>
    <style:style style:name="T324" style:family="text">
      <style:text-properties fo:color="#007826" style:font-name="Calibri1" fo:font-size="11pt" fo:font-weight="bold" officeooo:rsid="016cb423" style:font-size-asian="11pt" style:font-weight-asian="bold" style:font-name-complex="Calibri2" style:font-size-complex="11pt" style:font-weight-complex="bold"/>
    </style:style>
    <style:style style:name="T325" style:family="text">
      <style:text-properties fo:color="#007826" style:font-name="Calibri1" fo:font-size="11pt" fo:font-weight="bold" officeooo:rsid="0173257a" style:font-size-asian="11pt" style:font-weight-asian="bold" style:font-name-complex="Calibri2" style:font-size-complex="11pt" style:font-weight-complex="bold"/>
    </style:style>
    <style:style style:name="T326" style:family="text">
      <style:text-properties fo:color="#007826" style:font-name="Calibri1" fo:font-size="11pt" fo:font-weight="bold" officeooo:rsid="0173c2bb" style:font-size-asian="11pt" style:font-weight-asian="bold" style:font-name-complex="Calibri2" style:font-size-complex="11pt" style:font-weight-complex="bold"/>
    </style:style>
    <style:style style:name="T327" style:family="text">
      <style:text-properties fo:color="#007826" style:font-name="Calibri1" fo:font-size="11pt" fo:font-weight="bold" officeooo:rsid="017a175e" style:font-size-asian="11pt" style:font-weight-asian="bold" style:font-name-complex="Calibri2" style:font-size-complex="11pt" style:font-weight-complex="bold"/>
    </style:style>
    <style:style style:name="T328" style:family="text">
      <style:text-properties fo:color="#007826" style:font-name="Calibri1" fo:font-size="11pt" fo:font-weight="bold" officeooo:rsid="0512f36e" style:font-size-asian="11pt" style:font-weight-asian="bold" style:font-name-complex="Calibri2" style:font-size-complex="11pt" style:font-weight-complex="bold"/>
    </style:style>
    <style:style style:name="T329" style:family="text">
      <style:text-properties fo:color="#007826" style:font-name="Calibri1" fo:font-size="11pt" fo:font-weight="bold" officeooo:rsid="0515268d" style:font-size-asian="11pt" style:font-weight-asian="bold" style:font-name-complex="Calibri2" style:font-size-complex="11pt" style:font-weight-complex="bold"/>
    </style:style>
    <style:style style:name="T330" style:family="text">
      <style:text-properties fo:color="#007826" style:font-name="Calibri1" fo:font-size="11pt" fo:font-weight="bold" officeooo:rsid="05167ec4" style:font-size-asian="11pt" style:font-weight-asian="bold" style:font-name-complex="Calibri2" style:font-size-complex="11pt" style:font-weight-complex="bold"/>
    </style:style>
    <style:style style:name="T331" style:family="text">
      <style:text-properties fo:color="#007826" style:font-name="Calibri1" fo:font-size="11pt" fo:font-weight="bold" officeooo:rsid="0513e004" style:font-size-asian="11pt" style:font-weight-asian="bold" style:font-name-complex="Calibri2" style:font-size-complex="11pt" style:font-weight-complex="bold"/>
    </style:style>
    <style:style style:name="T332" style:family="text">
      <style:text-properties fo:color="#007826" style:font-name="Calibri1" fo:font-size="11pt" fo:font-weight="bold" officeooo:rsid="05179996" style:font-size-asian="11pt" style:font-weight-asian="bold" style:font-name-complex="Calibri2" style:font-size-complex="11pt" style:font-weight-complex="bold"/>
    </style:style>
    <style:style style:name="T333" style:family="text">
      <style:text-properties fo:color="#007826" style:font-name="Calibri1" fo:font-size="11pt" fo:font-weight="bold" officeooo:rsid="03602113" style:font-size-asian="11pt" style:font-weight-asian="bold" style:font-name-complex="Calibri2" style:font-size-complex="11pt" style:font-weight-complex="bold"/>
    </style:style>
    <style:style style:name="T334" style:family="text">
      <style:text-properties fo:color="#007826" style:font-name="Calibri1" fo:font-size="11pt" fo:font-weight="bold" officeooo:rsid="0362410b" style:font-size-asian="11pt" style:font-weight-asian="bold" style:font-name-complex="Calibri2" style:font-size-complex="11pt" style:font-weight-complex="bold"/>
    </style:style>
    <style:style style:name="T335" style:family="text">
      <style:text-properties fo:color="#007826" style:font-name="Calibri1" fo:font-size="11pt" fo:font-weight="bold" officeooo:rsid="052a9278" style:font-size-asian="11pt" style:font-weight-asian="bold" style:font-name-complex="Calibri2" style:font-size-complex="11pt" style:font-weight-complex="bold"/>
    </style:style>
    <style:style style:name="T336" style:family="text">
      <style:text-properties fo:color="#007826" style:font-name="Calibri1" fo:font-size="11pt" fo:font-weight="bold" officeooo:rsid="036349bc" style:font-size-asian="11pt" style:font-weight-asian="bold" style:font-name-complex="Calibri2" style:font-size-complex="11pt" style:font-weight-complex="bold"/>
    </style:style>
    <style:style style:name="T337" style:family="text">
      <style:text-properties fo:color="#007826" style:font-name="Calibri1" fo:font-size="11pt" fo:font-weight="bold" officeooo:rsid="036407b3" style:font-size-asian="11pt" style:font-weight-asian="bold" style:font-name-complex="Calibri2" style:font-size-complex="11pt" style:font-weight-complex="bold"/>
    </style:style>
    <style:style style:name="T338" style:family="text">
      <style:text-properties fo:color="#007826"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339" style:family="text">
      <style:text-properties fo:color="#007826"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340" style:family="text">
      <style:text-properties fo:color="#007826" fo:font-weight="normal" officeooo:rsid="00fa4a83" style:font-weight-asian="normal" style:font-weight-complex="normal"/>
    </style:style>
    <style:style style:name="T341" style:family="text">
      <style:text-properties fo:color="#007826" fo:font-weight="normal" officeooo:rsid="01a54cc8" style:font-weight-asian="normal" style:font-weight-complex="normal"/>
    </style:style>
    <style:style style:name="T342" style:family="text">
      <style:text-properties fo:color="#007826" fo:font-size="11pt" officeooo:rsid="01a54cc8" style:font-size-asian="9.60000038146973pt" style:font-size-complex="11pt"/>
    </style:style>
    <style:style style:name="T343" style:family="text">
      <style:text-properties fo:color="#007826" fo:font-size="11pt" fo:font-weight="normal" officeooo:rsid="011dad5e" style:font-size-asian="9.60000038146973pt" style:font-weight-asian="normal" style:font-size-complex="11pt" style:font-weight-complex="normal"/>
    </style:style>
    <style:style style:name="T344" style:family="text">
      <style:text-properties fo:color="#007826" fo:font-size="11pt" fo:font-weight="normal" officeooo:rsid="0147389a" style:font-size-asian="9.60000038146973pt" style:font-weight-asian="normal" style:font-size-complex="11pt" style:font-weight-complex="normal"/>
    </style:style>
    <style:style style:name="T345" style:family="text">
      <style:text-properties fo:color="#007826" fo:font-size="11pt" fo:font-weight="normal" officeooo:rsid="01b4550f" style:font-size-asian="9.60000038146973pt" style:font-weight-asian="normal" style:font-size-complex="11pt" style:font-weight-complex="normal"/>
    </style:style>
    <style:style style:name="T346" style:family="text">
      <style:text-properties fo:color="#007826" fo:font-size="11pt" fo:font-weight="normal" officeooo:rsid="01ca669c" style:font-size-asian="9.60000038146973pt" style:font-weight-asian="normal" style:font-size-complex="11pt" style:font-weight-complex="normal"/>
    </style:style>
    <style:style style:name="T347" style:family="text">
      <style:text-properties fo:color="#007826" fo:font-size="11pt" fo:font-weight="normal" officeooo:rsid="0196a5e9" style:font-size-asian="9.60000038146973pt" style:font-weight-asian="normal" style:font-size-complex="11pt" style:font-weight-complex="normal"/>
    </style:style>
    <style:style style:name="T348" style:family="text">
      <style:text-properties fo:color="#007826" fo:font-size="11pt" fo:font-weight="normal" officeooo:rsid="011967ca" style:font-size-asian="9.60000038146973pt" style:font-weight-asian="normal" style:font-size-complex="11pt" style:font-weight-complex="normal"/>
    </style:style>
    <style:style style:name="T349" style:family="text">
      <style:text-properties fo:color="#007826" fo:font-size="11pt" fo:font-weight="normal" officeooo:rsid="03ab17ca" style:font-size-asian="9.60000038146973pt" style:font-weight-asian="normal" style:font-size-complex="11pt" style:font-weight-complex="normal"/>
    </style:style>
    <style:style style:name="T350" style:family="text">
      <style:text-properties fo:color="#007826" fo:font-size="11pt" fo:font-weight="normal" officeooo:rsid="012c6dbf" style:font-size-asian="9.60000038146973pt" style:font-weight-asian="normal" style:font-size-complex="11pt" style:font-weight-complex="normal"/>
    </style:style>
    <style:style style:name="T351" style:family="text">
      <style:text-properties fo:color="#007826" fo:font-size="11pt" fo:font-weight="normal" officeooo:rsid="011c3c48" style:font-size-asian="9.60000038146973pt" style:font-weight-asian="normal" style:font-size-complex="11pt" style:font-weight-complex="normal"/>
    </style:style>
    <style:style style:name="T352" style:family="text">
      <style:text-properties fo:color="#007826" fo:font-size="11pt" fo:font-weight="normal" officeooo:rsid="01271e94" style:font-size-asian="9.60000038146973pt" style:font-weight-asian="normal" style:font-size-complex="11pt" style:font-weight-complex="normal"/>
    </style:style>
    <style:style style:name="T353" style:family="text">
      <style:text-properties fo:color="#007826" fo:font-size="11pt" fo:font-weight="normal" officeooo:rsid="01290fef" style:font-size-asian="9.60000038146973pt" style:font-weight-asian="normal" style:font-size-complex="11pt" style:font-weight-complex="normal"/>
    </style:style>
    <style:style style:name="T354" style:family="text">
      <style:text-properties fo:color="#007826" fo:font-size="11pt" fo:font-weight="normal" officeooo:rsid="012f4fbc" style:font-size-asian="9.60000038146973pt" style:font-weight-asian="normal" style:font-size-complex="11pt" style:font-weight-complex="normal"/>
    </style:style>
    <style:style style:name="T355" style:family="text">
      <style:text-properties fo:color="#007826" fo:font-size="11pt" fo:font-weight="normal" officeooo:rsid="01404b1c" style:font-size-asian="9.60000038146973pt" style:font-weight-asian="normal" style:font-size-complex="11pt" style:font-weight-complex="normal"/>
    </style:style>
    <style:style style:name="T356" style:family="text">
      <style:text-properties fo:color="#007826" fo:font-size="11pt" fo:font-weight="normal" officeooo:rsid="015691dc" style:font-size-asian="9.60000038146973pt" style:font-weight-asian="normal" style:font-size-complex="11pt" style:font-weight-complex="normal"/>
    </style:style>
    <style:style style:name="T357" style:family="text">
      <style:text-properties fo:color="#007826" fo:font-size="11pt" fo:font-weight="normal" officeooo:rsid="0152dde6" style:font-size-asian="9.60000038146973pt" style:font-weight-asian="normal" style:font-size-complex="11pt" style:font-weight-complex="normal"/>
    </style:style>
    <style:style style:name="T358" style:family="text">
      <style:text-properties fo:color="#007826" fo:font-size="11pt" fo:font-weight="normal" officeooo:rsid="0159b23f" style:font-size-asian="9.60000038146973pt" style:font-weight-asian="normal" style:font-size-complex="11pt" style:font-weight-complex="normal"/>
    </style:style>
    <style:style style:name="T359" style:family="text">
      <style:text-properties fo:color="#007826" fo:font-size="11pt" fo:font-weight="normal" officeooo:rsid="01828db5" style:font-size-asian="9.60000038146973pt" style:font-weight-asian="normal" style:font-size-complex="11pt" style:font-weight-complex="normal"/>
    </style:style>
    <style:style style:name="T360" style:family="text">
      <style:text-properties fo:color="#007826" fo:font-size="11pt" fo:font-weight="normal" officeooo:rsid="01b5c4c1" style:font-size-asian="9.60000038146973pt" style:font-weight-asian="normal" style:font-size-complex="11pt" style:font-weight-complex="normal"/>
    </style:style>
    <style:style style:name="T361" style:family="text">
      <style:text-properties fo:color="#007826" fo:font-size="11pt" fo:font-weight="normal" officeooo:rsid="01ace14f" style:font-size-asian="9.60000038146973pt" style:font-weight-asian="normal" style:font-size-complex="11pt" style:font-weight-complex="normal"/>
    </style:style>
    <style:style style:name="T362" style:family="text">
      <style:text-properties fo:color="#007826" fo:font-size="11pt" fo:font-weight="normal" officeooo:rsid="019aa1cc" style:font-size-asian="9.60000038146973pt" style:font-weight-asian="normal" style:font-size-complex="11pt" style:font-weight-complex="normal"/>
    </style:style>
    <style:style style:name="T363" style:family="text">
      <style:text-properties fo:color="#007826" fo:font-size="11pt" fo:font-weight="normal" officeooo:rsid="019c9649" style:font-size-asian="9.60000038146973pt" style:font-weight-asian="normal" style:font-size-complex="11pt" style:font-weight-complex="normal"/>
    </style:style>
    <style:style style:name="T364" style:family="text">
      <style:text-properties fo:color="#007826" fo:font-size="11pt" fo:font-weight="normal" officeooo:rsid="057c6441" style:font-size-asian="9.60000038146973pt" style:font-weight-asian="normal" style:font-size-complex="11pt" style:font-weight-complex="normal"/>
    </style:style>
    <style:style style:name="T365" style:family="text">
      <style:text-properties fo:color="#007826" fo:font-size="11pt" fo:font-weight="normal" officeooo:rsid="0186c8ed" style:font-size-asian="9.60000038146973pt" style:font-weight-asian="normal" style:font-size-complex="11pt" style:font-weight-complex="normal"/>
    </style:style>
    <style:style style:name="T366" style:family="text">
      <style:text-properties fo:color="#007826" fo:font-size="11pt" fo:font-weight="normal" officeooo:rsid="0187d593" style:font-size-asian="9.60000038146973pt" style:font-weight-asian="normal" style:font-size-complex="11pt" style:font-weight-complex="normal"/>
    </style:style>
    <style:style style:name="T367" style:family="text">
      <style:text-properties fo:color="#007826" fo:font-size="11pt" fo:font-weight="normal" officeooo:rsid="01957912" style:font-size-asian="9.60000038146973pt" style:font-weight-asian="normal" style:font-size-complex="11pt" style:font-weight-complex="normal"/>
    </style:style>
    <style:style style:name="T368" style:family="text">
      <style:text-properties fo:color="#007826" fo:font-size="11pt" fo:font-weight="normal" officeooo:rsid="01a5c255" style:font-size-asian="9.60000038146973pt" style:font-weight-asian="normal" style:font-size-complex="11pt" style:font-weight-complex="normal"/>
    </style:style>
    <style:style style:name="T369" style:family="text">
      <style:text-properties fo:color="#007826" fo:font-size="11pt" fo:font-weight="normal" officeooo:rsid="01a54cc8" style:font-size-asian="9.60000038146973pt" style:font-weight-asian="normal" style:font-size-complex="11pt" style:font-weight-complex="normal"/>
    </style:style>
    <style:style style:name="T370" style:family="text">
      <style:text-properties fo:color="#007826" fo:font-size="11pt" fo:font-weight="normal" officeooo:rsid="01af4bb9" style:font-size-asian="9.60000038146973pt" style:font-weight-asian="normal" style:font-size-complex="11pt" style:font-weight-complex="normal"/>
    </style:style>
    <style:style style:name="T371" style:family="text">
      <style:text-properties fo:color="#007826" fo:font-size="11pt" fo:font-weight="normal" officeooo:rsid="06071cb6" style:font-size-asian="11pt" style:font-weight-asian="normal" style:font-name-complex="Calibri2" style:font-size-complex="11pt" style:font-weight-complex="normal"/>
    </style:style>
    <style:style style:name="T372" style:family="text">
      <style:text-properties fo:color="#007826" fo:font-size="11pt" fo:font-weight="normal" officeooo:rsid="01c43325" style:font-size-asian="11pt" style:font-weight-asian="normal" style:font-name-complex="Calibri2" style:font-size-complex="11pt" style:font-weight-complex="normal"/>
    </style:style>
    <style:style style:name="T373" style:family="text">
      <style:text-properties fo:color="#007826" fo:font-size="11pt" fo:font-weight="normal" officeooo:rsid="01c4b1b0" style:font-size-asian="11pt" style:font-weight-asian="normal" style:font-name-complex="Calibri2" style:font-size-complex="11pt" style:font-weight-complex="normal"/>
    </style:style>
    <style:style style:name="T374" style:family="text">
      <style:text-properties fo:color="#007826" fo:font-size="11pt" fo:font-weight="normal" officeooo:rsid="01c8407b" style:font-size-asian="11pt" style:font-weight-asian="normal" style:font-name-complex="Calibri2" style:font-size-complex="11pt" style:font-weight-complex="normal"/>
    </style:style>
    <style:style style:name="T375" style:family="text">
      <style:text-properties fo:color="#007826" fo:font-size="11pt" fo:font-weight="normal" officeooo:rsid="01c61289" style:font-size-asian="11pt" style:font-weight-asian="normal" style:font-name-complex="Calibri2" style:font-size-complex="11pt" style:font-weight-complex="normal"/>
    </style:style>
    <style:style style:name="T376" style:family="text">
      <style:text-properties fo:color="#007826" fo:font-size="11pt" fo:font-weight="normal" officeooo:rsid="01c68616" style:font-size-asian="11pt" style:font-weight-asian="normal" style:font-name-complex="Calibri2" style:font-size-complex="11pt" style:font-weight-complex="normal"/>
    </style:style>
    <style:style style:name="T377" style:family="text">
      <style:text-properties fo:color="#007826" fo:font-size="11pt" fo:font-weight="normal" officeooo:rsid="01c8abf4" style:font-size-asian="11pt" style:font-weight-asian="normal" style:font-name-complex="Calibri2" style:font-size-complex="11pt" style:font-weight-complex="normal"/>
    </style:style>
    <style:style style:name="T378" style:family="text">
      <style:text-properties fo:color="#007826" fo:font-size="11pt" fo:font-weight="bold" officeooo:rsid="06071cb6" style:font-size-asian="11pt" style:font-weight-asian="bold" style:font-name-complex="Calibri2" style:font-size-complex="11pt" style:font-weight-complex="bold"/>
    </style:style>
    <style:style style:name="T379" style:family="text">
      <style:text-properties fo:color="#007826" fo:font-size="11pt" fo:font-weight="bold" officeooo:rsid="01c43325" style:font-size-asian="11pt" style:font-weight-asian="bold" style:font-name-complex="Calibri2" style:font-size-complex="11pt" style:font-weight-complex="bold"/>
    </style:style>
    <style:style style:name="T380" style:family="text">
      <style:text-properties fo:color="#007826" fo:font-size="11pt" fo:font-weight="bold" officeooo:rsid="01c44fc1" style:font-size-asian="11pt" style:font-weight-asian="bold" style:font-name-complex="Calibri2" style:font-size-complex="11pt" style:font-weight-complex="bold"/>
    </style:style>
    <style:style style:name="T381" style:family="text">
      <style:text-properties fo:color="#007826" fo:font-size="11pt" fo:font-weight="bold" officeooo:rsid="01c69d27" style:font-size-asian="11pt" style:font-weight-asian="bold" style:font-name-complex="Calibri2" style:font-size-complex="11pt" style:font-weight-complex="bold"/>
    </style:style>
    <style:style style:name="T382" style:family="text">
      <style:text-properties fo:color="#007826" fo:font-size="11pt" fo:font-weight="bold" officeooo:rsid="01a54cc8" style:font-size-asian="9.60000038146973pt" style:font-weight-asian="bold" style:font-size-complex="11pt" style:font-weight-complex="bold"/>
    </style:style>
    <style:style style:name="T383" style:family="text">
      <style:text-properties fo:color="#007826" style:text-position="super 58%" style:font-name="Calibri1" fo:font-size="11pt" fo:font-weight="normal" officeooo:rsid="04f77cbc" style:font-size-asian="11pt" style:font-weight-asian="normal" style:font-name-complex="Calibri2" style:font-size-complex="11pt" style:font-weight-complex="normal"/>
    </style:style>
    <style:style style:name="T384" style:family="text">
      <style:text-properties fo:color="#007826" officeooo:rsid="03a54d61"/>
    </style:style>
    <style:style style:name="T385" style:family="text">
      <style:text-properties fo:color="#007826" officeooo:rsid="0168c261"/>
    </style:style>
    <style:style style:name="T386" style:family="text">
      <style:text-properties fo:color="#007826" officeooo:rsid="016c7712"/>
    </style:style>
    <style:style style:name="T387" style:family="text">
      <style:text-properties fo:color="#007826" officeooo:rsid="016f7f26"/>
    </style:style>
    <style:style style:name="T388" style:family="text">
      <style:text-properties fo:color="#007826" officeooo:rsid="0171b26d"/>
    </style:style>
    <style:style style:name="T389" style:family="text">
      <style:text-properties fo:color="#007826" officeooo:rsid="01735be8"/>
    </style:style>
    <style:style style:name="T390" style:family="text">
      <style:text-properties fo:color="#007826" officeooo:rsid="0174d02a"/>
    </style:style>
    <style:style style:name="T391" style:family="text">
      <style:text-properties fo:color="#007826" officeooo:rsid="01798609"/>
    </style:style>
    <style:style style:name="T392" style:family="text">
      <style:text-properties fo:color="#007826" officeooo:rsid="04b63a07"/>
    </style:style>
    <style:style style:name="T393" style:family="text">
      <style:text-properties fo:color="#007826" officeooo:rsid="00515624"/>
    </style:style>
    <style:style style:name="T394" style:family="text">
      <style:text-properties fo:color="#007826" officeooo:rsid="00503802"/>
    </style:style>
    <style:style style:name="T395" style:family="text">
      <style:text-properties fo:color="#007826" officeooo:rsid="00547260"/>
    </style:style>
    <style:style style:name="T396" style:family="text">
      <style:text-properties fo:font-weight="bold" officeooo:rsid="00fa4a83" style:font-weight-asian="bold" style:font-weight-complex="bold"/>
    </style:style>
    <style:style style:name="T397" style:family="text">
      <style:text-properties fo:font-weight="bold" officeooo:rsid="00fb1523" style:font-weight-asian="bold" style:font-weight-complex="bold"/>
    </style:style>
    <style:style style:name="T398" style:family="text">
      <style:text-properties officeooo:rsid="0042c228"/>
    </style:style>
    <style:style style:name="T399" style:family="text">
      <style:text-properties officeooo:rsid="003c0b3a"/>
    </style:style>
    <style:style style:name="T400" style:family="text">
      <style:text-properties officeooo:rsid="0050a1cb"/>
    </style:style>
    <style:style style:name="T401" style:family="text">
      <style:text-properties style:text-position="super 58%" fo:font-size="11pt" fo:font-weight="bold" officeooo:rsid="03dc8b24" style:font-size-asian="9.60000038146973pt" style:font-weight-asian="bold" style:font-size-complex="11pt" style:font-weight-complex="bold"/>
    </style:style>
    <style:style style:name="T402" style:family="text">
      <style:text-properties style:text-position="super 58%" style:font-name="Calibri1" fo:font-size="11pt" fo:font-weight="normal" officeooo:rsid="04f77cbc" style:font-size-asian="11pt" style:font-weight-asian="normal" style:font-name-complex="Calibri2" style:font-size-complex="11pt" style:font-weight-complex="normal"/>
    </style:style>
    <style:style style:name="T403" style:family="text">
      <style:text-properties officeooo:rsid="043c1c88"/>
    </style:style>
    <style:style style:name="T404" style:family="text">
      <style:text-properties officeooo:rsid="042a9d70"/>
    </style:style>
    <style:style style:name="T405" style:family="text">
      <style:text-properties officeooo:rsid="0426bab6"/>
    </style:style>
    <style:style style:name="T406" style:family="text">
      <style:text-properties officeooo:rsid="04258048"/>
    </style:style>
    <style:style style:name="T407" style:family="text">
      <style:text-properties officeooo:rsid="042ae055"/>
    </style:style>
    <style:style style:name="T408" style:family="text">
      <style:text-properties officeooo:rsid="042cb64b"/>
    </style:style>
    <style:style style:name="T409" style:family="text">
      <style:text-properties officeooo:rsid="0558a940"/>
    </style:style>
    <style:style style:name="T410" style:family="text">
      <style:text-properties officeooo:rsid="055c58e2"/>
    </style:style>
    <style:style style:name="T411" style:family="text">
      <style:text-properties officeooo:rsid="055da146"/>
    </style:style>
    <style:style style:name="T412" style:family="text">
      <style:text-properties officeooo:rsid="055f2af2"/>
    </style:style>
    <style:style style:name="T413" style:family="text">
      <style:text-properties officeooo:rsid="05df327c"/>
    </style:style>
    <style:style style:name="T414" style:family="text">
      <style:text-properties officeooo:rsid="06478017"/>
    </style:style>
    <style:style style:name="T415" style:family="text">
      <style:text-properties officeooo:rsid="04b63a07"/>
    </style:style>
    <style:style style:name="T416" style:family="text">
      <style:text-properties officeooo:rsid="00515624"/>
    </style:style>
    <style:style style:name="T417" style:family="text">
      <style:text-properties officeooo:rsid="00503802"/>
    </style:style>
    <style:style style:name="T418" style:family="text">
      <style:text-properties officeooo:rsid="00547260"/>
    </style:style>
    <style:style style:name="T419" style:family="text">
      <style:text-properties officeooo:rsid="03a54d61"/>
    </style:style>
    <style:style style:name="T420" style:family="text">
      <style:text-properties officeooo:rsid="0168c261"/>
    </style:style>
    <style:style style:name="T421" style:family="text">
      <style:text-properties officeooo:rsid="016c7712"/>
    </style:style>
    <style:style style:name="T422" style:family="text">
      <style:text-properties officeooo:rsid="016f7f26"/>
    </style:style>
    <style:style style:name="T423" style:family="text">
      <style:text-properties officeooo:rsid="0171b26d"/>
    </style:style>
    <style:style style:name="T424" style:family="text">
      <style:text-properties officeooo:rsid="01735be8"/>
    </style:style>
    <style:style style:name="T425" style:family="text">
      <style:text-properties officeooo:rsid="0174d02a"/>
    </style:style>
    <style:style style:name="T426" style:family="text">
      <style:text-properties officeooo:rsid="01798609"/>
    </style:style>
    <style:style style:name="T427" style:family="text">
      <style:text-properties style:font-name="Calibri1" fo:font-size="11pt" fo:font-weight="bold" officeooo:rsid="052a9278" style:font-size-asian="11pt" style:font-weight-asian="bold" style:font-name-complex="Calibri2" style:font-size-complex="11pt" style:font-weight-complex="bold"/>
    </style:style>
    <style:style style:name="T428" style:family="text">
      <style:text-properties style:font-name="Calibri1" fo:font-size="11pt" fo:font-weight="bold" officeooo:rsid="035cae42" style:font-size-asian="11pt" style:font-weight-asian="bold" style:font-name-complex="Calibri2" style:font-size-complex="11pt" style:font-weight-complex="bold"/>
    </style:style>
    <style:style style:name="T429" style:family="text">
      <style:text-properties style:font-name="Calibri1" fo:font-size="11pt" fo:font-weight="bold" officeooo:rsid="0360134d" style:font-size-asian="11pt" style:font-weight-asian="bold" style:font-name-complex="Calibri2" style:font-size-complex="11pt" style:font-weight-complex="bold"/>
    </style:style>
    <style:style style:name="T430" style:family="text">
      <style:text-properties style:font-name="Calibri1" fo:font-size="11pt" fo:font-weight="bold" officeooo:rsid="01528139" style:font-size-asian="11pt" style:font-weight-asian="bold" style:font-name-complex="Calibri2" style:font-size-complex="11pt" style:font-weight-complex="bold"/>
    </style:style>
    <style:style style:name="T431" style:family="text">
      <style:text-properties style:font-name="Calibri1" fo:font-size="11pt" fo:font-weight="bold" officeooo:rsid="0484dced" style:font-size-asian="11pt" style:font-weight-asian="bold" style:font-name-complex="Calibri2" style:font-size-complex="11pt" style:font-weight-complex="bold"/>
    </style:style>
    <style:style style:name="T432" style:family="text">
      <style:text-properties style:font-name="Calibri1" fo:font-size="11pt" fo:font-weight="bold" officeooo:rsid="01c9fe96" style:font-size-asian="11pt" style:font-weight-asian="bold" style:font-name-complex="Calibri2" style:font-size-complex="11pt" style:font-weight-complex="bold"/>
    </style:style>
    <style:style style:name="T433" style:family="text">
      <style:text-properties style:font-name="Calibri1" fo:font-size="11pt" fo:font-weight="bold" officeooo:rsid="0485a54e" style:font-size-asian="11pt" style:font-weight-asian="bold" style:font-name-complex="Calibri2" style:font-size-complex="11pt" style:font-weight-complex="bold"/>
    </style:style>
    <style:style style:name="T434" style:family="text">
      <style:text-properties style:font-name="Calibri1" fo:font-size="11pt" fo:font-weight="bold" officeooo:rsid="048873a0" style:font-size-asian="11pt" style:font-weight-asian="bold" style:font-name-complex="Calibri2" style:font-size-complex="11pt" style:font-weight-complex="bold"/>
    </style:style>
    <style:style style:name="T435" style:family="text">
      <style:text-properties style:font-name="Calibri1" fo:font-size="11pt" fo:font-weight="bold" officeooo:rsid="048e625c" style:font-size-asian="11pt" style:font-weight-asian="bold" style:font-name-complex="Calibri2" style:font-size-complex="11pt" style:font-weight-complex="bold"/>
    </style:style>
    <style:style style:name="T436" style:family="text">
      <style:text-properties style:font-name="Calibri1" fo:font-size="11pt" fo:font-weight="bold" officeooo:rsid="048bad94" style:font-size-asian="11pt" style:font-weight-asian="bold" style:font-name-complex="Calibri2" style:font-size-complex="11pt" style:font-weight-complex="bold"/>
    </style:style>
    <style:style style:name="T437" style:family="text">
      <style:text-properties style:font-name="Calibri1" fo:font-size="11pt" fo:font-weight="bold" officeooo:rsid="019ebc27" style:font-size-asian="11pt" style:font-weight-asian="bold" style:font-name-complex="Calibri2" style:font-size-complex="11pt" style:font-weight-complex="bold"/>
    </style:style>
    <style:style style:name="T438" style:family="text">
      <style:text-properties style:font-name="Calibri1" fo:font-size="11pt" fo:font-weight="bold" officeooo:rsid="04945205" style:font-size-asian="11pt" style:font-weight-asian="bold" style:font-name-complex="Calibri2" style:font-size-complex="11pt" style:font-weight-complex="bold"/>
    </style:style>
    <style:style style:name="T439" style:family="text">
      <style:text-properties style:font-name="Calibri1" fo:font-size="11pt" fo:font-weight="bold" officeooo:rsid="049779da" style:font-size-asian="11pt" style:font-weight-asian="bold" style:font-name-complex="Calibri2" style:font-size-complex="11pt" style:font-weight-complex="bold"/>
    </style:style>
    <style:style style:name="T440" style:family="text">
      <style:text-properties style:font-name="Calibri1" fo:font-size="11pt" fo:font-weight="bold" officeooo:rsid="049292d4" style:font-size-asian="11pt" style:font-weight-asian="bold" style:font-name-complex="Calibri2" style:font-size-complex="11pt" style:font-weight-complex="bold"/>
    </style:style>
    <style:style style:name="T441" style:family="text">
      <style:text-properties style:font-name="Calibri1" fo:font-size="11pt" fo:font-weight="bold" officeooo:rsid="049925d7" style:font-size-asian="11pt" style:font-weight-asian="bold" style:font-name-complex="Calibri2" style:font-size-complex="11pt" style:font-weight-complex="bold"/>
    </style:style>
    <style:style style:name="T442" style:family="text">
      <style:text-properties style:font-name="Calibri1" fo:font-size="11pt" fo:font-weight="bold" officeooo:rsid="01a75cec" style:font-size-asian="11pt" style:font-weight-asian="bold" style:font-name-complex="Calibri2" style:font-size-complex="11pt" style:font-weight-complex="bold"/>
    </style:style>
    <style:style style:name="T443" style:family="text">
      <style:text-properties style:font-name="Calibri1" fo:font-size="11pt" fo:font-weight="bold" officeooo:rsid="04f461d7" style:font-size-asian="11pt" style:font-weight-asian="bold" style:font-name-complex="Calibri2" style:font-size-complex="11pt" style:font-weight-complex="bold"/>
    </style:style>
    <style:style style:name="T444" style:family="text">
      <style:text-properties style:font-name="Calibri1" fo:font-size="11pt" fo:font-weight="bold" officeooo:rsid="050ab8b2" style:font-size-asian="11pt" style:font-weight-asian="bold" style:font-name-complex="Calibri2" style:font-size-complex="11pt" style:font-weight-complex="bold"/>
    </style:style>
    <style:style style:name="T445" style:family="text">
      <style:text-properties style:font-name="Calibri1" fo:font-size="11pt" fo:font-weight="bold" officeooo:rsid="050979d2" style:font-size-asian="11pt" style:font-weight-asian="bold" style:font-name-complex="Calibri2" style:font-size-complex="11pt" style:font-weight-complex="bold"/>
    </style:style>
    <style:style style:name="T446" style:family="text">
      <style:text-properties style:font-name="Calibri1" fo:font-size="11pt" fo:font-weight="bold" officeooo:rsid="050685c2" style:font-size-asian="11pt" style:font-weight-asian="bold" style:font-name-complex="Calibri2" style:font-size-complex="11pt" style:font-weight-complex="bold"/>
    </style:style>
    <style:style style:name="T447" style:family="text">
      <style:text-properties style:font-name="Calibri1" fo:font-size="11pt" fo:font-weight="bold" officeooo:rsid="05059149" style:font-size-asian="11pt" style:font-weight-asian="bold" style:font-name-complex="Calibri2" style:font-size-complex="11pt" style:font-weight-complex="bold"/>
    </style:style>
    <style:style style:name="T448" style:family="text">
      <style:text-properties style:font-name="Calibri1" fo:font-size="11pt" fo:font-weight="bold" officeooo:rsid="05034ef7" style:font-size-asian="11pt" style:font-weight-asian="bold" style:font-name-complex="Calibri2" style:font-size-complex="11pt" style:font-weight-complex="bold"/>
    </style:style>
    <style:style style:name="T449" style:family="text">
      <style:text-properties style:font-name="Calibri1" fo:font-size="11pt" fo:font-weight="bold" officeooo:rsid="0501d0fe" style:font-size-asian="11pt" style:font-weight-asian="bold" style:font-name-complex="Calibri2" style:font-size-complex="11pt" style:font-weight-complex="bold"/>
    </style:style>
    <style:style style:name="T450" style:family="text">
      <style:text-properties style:font-name="Calibri1" fo:font-size="11pt" fo:font-weight="bold" officeooo:rsid="05005e95" style:font-size-asian="11pt" style:font-weight-asian="bold" style:font-name-complex="Calibri2" style:font-size-complex="11pt" style:font-weight-complex="bold"/>
    </style:style>
    <style:style style:name="T451" style:family="text">
      <style:text-properties style:font-name="Calibri1" fo:font-size="11pt" fo:font-weight="bold" officeooo:rsid="04fec94c" style:font-size-asian="11pt" style:font-weight-asian="bold" style:font-name-complex="Calibri2" style:font-size-complex="11pt" style:font-weight-complex="bold"/>
    </style:style>
    <style:style style:name="T452" style:family="text">
      <style:text-properties style:font-name="Calibri1" fo:font-size="11pt" fo:font-weight="bold" officeooo:rsid="051260cf" style:font-size-asian="11pt" style:font-weight-asian="bold" style:font-name-complex="Calibri2" style:font-size-complex="11pt" style:font-weight-complex="bold"/>
    </style:style>
    <style:style style:name="T453" style:family="text">
      <style:text-properties style:font-name="Calibri1" fo:font-size="11pt" fo:font-weight="bold" officeooo:rsid="01672d45" style:font-size-asian="11pt" style:font-weight-asian="bold" style:font-name-complex="Calibri2" style:font-size-complex="11pt" style:font-weight-complex="bold"/>
    </style:style>
    <style:style style:name="T454" style:family="text">
      <style:text-properties style:font-name="Calibri1" fo:font-size="11pt" fo:font-weight="bold" officeooo:rsid="016bc98f" style:font-size-asian="11pt" style:font-weight-asian="bold" style:font-name-complex="Calibri2" style:font-size-complex="11pt" style:font-weight-complex="bold"/>
    </style:style>
    <style:style style:name="T455" style:family="text">
      <style:text-properties style:font-name="Calibri1" fo:font-size="11pt" fo:font-weight="bold" officeooo:rsid="0168c543" style:font-size-asian="11pt" style:font-weight-asian="bold" style:font-name-complex="Calibri2" style:font-size-complex="11pt" style:font-weight-complex="bold"/>
    </style:style>
    <style:style style:name="T456" style:family="text">
      <style:text-properties style:font-name="Calibri1" fo:font-size="11pt" fo:font-weight="bold" officeooo:rsid="01694106" style:font-size-asian="11pt" style:font-weight-asian="bold" style:font-name-complex="Calibri2" style:font-size-complex="11pt" style:font-weight-complex="bold"/>
    </style:style>
    <style:style style:name="T457" style:family="text">
      <style:text-properties style:font-name="Calibri1" fo:font-size="11pt" fo:font-weight="bold" officeooo:rsid="016cb423" style:font-size-asian="11pt" style:font-weight-asian="bold" style:font-name-complex="Calibri2" style:font-size-complex="11pt" style:font-weight-complex="bold"/>
    </style:style>
    <style:style style:name="T458" style:family="text">
      <style:text-properties style:font-name="Calibri1" fo:font-size="11pt" fo:font-weight="bold" officeooo:rsid="0173257a" style:font-size-asian="11pt" style:font-weight-asian="bold" style:font-name-complex="Calibri2" style:font-size-complex="11pt" style:font-weight-complex="bold"/>
    </style:style>
    <style:style style:name="T459" style:family="text">
      <style:text-properties style:font-name="Calibri1" fo:font-size="11pt" fo:font-weight="bold" officeooo:rsid="0173c2bb" style:font-size-asian="11pt" style:font-weight-asian="bold" style:font-name-complex="Calibri2" style:font-size-complex="11pt" style:font-weight-complex="bold"/>
    </style:style>
    <style:style style:name="T460" style:family="text">
      <style:text-properties style:font-name="Calibri1" fo:font-size="11pt" fo:font-weight="bold" officeooo:rsid="017a175e" style:font-size-asian="11pt" style:font-weight-asian="bold" style:font-name-complex="Calibri2" style:font-size-complex="11pt" style:font-weight-complex="bold"/>
    </style:style>
    <style:style style:name="T461" style:family="text">
      <style:text-properties style:font-name="Calibri1" fo:font-size="11pt" fo:font-weight="bold" officeooo:rsid="0512f36e" style:font-size-asian="11pt" style:font-weight-asian="bold" style:font-name-complex="Calibri2" style:font-size-complex="11pt" style:font-weight-complex="bold"/>
    </style:style>
    <style:style style:name="T462" style:family="text">
      <style:text-properties style:font-name="Calibri1" fo:font-size="11pt" fo:font-weight="bold" officeooo:rsid="0515268d" style:font-size-asian="11pt" style:font-weight-asian="bold" style:font-name-complex="Calibri2" style:font-size-complex="11pt" style:font-weight-complex="bold"/>
    </style:style>
    <style:style style:name="T463" style:family="text">
      <style:text-properties style:font-name="Calibri1" fo:font-size="11pt" fo:font-weight="bold" officeooo:rsid="05167ec4" style:font-size-asian="11pt" style:font-weight-asian="bold" style:font-name-complex="Calibri2" style:font-size-complex="11pt" style:font-weight-complex="bold"/>
    </style:style>
    <style:style style:name="T464" style:family="text">
      <style:text-properties style:font-name="Calibri1" fo:font-size="11pt" fo:font-weight="bold" officeooo:rsid="0513e004" style:font-size-asian="11pt" style:font-weight-asian="bold" style:font-name-complex="Calibri2" style:font-size-complex="11pt" style:font-weight-complex="bold"/>
    </style:style>
    <style:style style:name="T465" style:family="text">
      <style:text-properties style:font-name="Calibri1" fo:font-size="11pt" fo:font-weight="bold" officeooo:rsid="05179996" style:font-size-asian="11pt" style:font-weight-asian="bold" style:font-name-complex="Calibri2" style:font-size-complex="11pt" style:font-weight-complex="bold"/>
    </style:style>
    <style:style style:name="T466" style:family="text">
      <style:text-properties style:font-name="Calibri1" fo:font-size="11pt" fo:font-weight="bold" officeooo:rsid="03602113" style:font-size-asian="11pt" style:font-weight-asian="bold" style:font-name-complex="Calibri2" style:font-size-complex="11pt" style:font-weight-complex="bold"/>
    </style:style>
    <style:style style:name="T467" style:family="text">
      <style:text-properties style:font-name="Calibri1" fo:font-size="11pt" fo:font-weight="bold" officeooo:rsid="0362410b" style:font-size-asian="11pt" style:font-weight-asian="bold" style:font-name-complex="Calibri2" style:font-size-complex="11pt" style:font-weight-complex="bold"/>
    </style:style>
    <style:style style:name="T468" style:family="text">
      <style:text-properties style:font-name="Calibri1" fo:font-size="11pt" fo:font-weight="bold" officeooo:rsid="036349bc" style:font-size-asian="11pt" style:font-weight-asian="bold" style:font-name-complex="Calibri2" style:font-size-complex="11pt" style:font-weight-complex="bold"/>
    </style:style>
    <style:style style:name="T469" style:family="text">
      <style:text-properties style:font-name="Calibri1" fo:font-size="11pt" fo:font-weight="bold" officeooo:rsid="036407b3" style:font-size-asian="11pt" style:font-weight-asian="bold" style:font-name-complex="Calibri2" style:font-size-complex="11pt" style:font-weight-complex="bold"/>
    </style:style>
    <style:style style:name="T470" style:family="text">
      <style:text-properties style:font-name="Calibri1" fo:font-size="11pt" fo:font-weight="bold" officeooo:rsid="0366632f" style:font-size-asian="11pt" style:font-weight-asian="bold" style:font-name-complex="Calibri2" style:font-size-complex="11pt" style:font-weight-complex="bold"/>
    </style:style>
    <style:style style:name="T471" style:family="text">
      <style:text-properties style:font-name="Calibri1" fo:font-size="11pt" fo:font-weight="bold" officeooo:rsid="03d6f228" style:font-size-asian="11pt" style:font-weight-asian="bold" style:font-name-complex="Calibri2" style:font-size-complex="11pt" style:font-weight-complex="bold"/>
    </style:style>
    <style:style style:name="T472" style:family="text">
      <style:text-properties style:font-name="Calibri1" fo:font-size="11pt" fo:font-weight="normal" officeooo:rsid="0185871e" style:font-size-asian="11pt" style:font-weight-asian="normal" style:font-name-complex="Calibri2" style:font-size-complex="11pt" style:font-weight-complex="normal"/>
    </style:style>
    <style:style style:name="T473" style:family="text">
      <style:text-properties style:font-name="Calibri1" fo:font-size="11pt" fo:font-weight="normal" officeooo:rsid="048216d8" style:font-size-asian="11pt" style:font-weight-asian="normal" style:font-name-complex="Calibri2" style:font-size-complex="11pt" style:font-weight-complex="normal"/>
    </style:style>
    <style:style style:name="T474" style:family="text">
      <style:text-properties style:font-name="Calibri1" fo:font-size="11pt" fo:font-weight="normal" officeooo:rsid="0194c15d" style:font-size-asian="11pt" style:font-weight-asian="normal" style:font-name-complex="Calibri2" style:font-size-complex="11pt" style:font-weight-complex="normal"/>
    </style:style>
    <style:style style:name="T475" style:family="text">
      <style:text-properties style:font-name="Calibri1" fo:font-size="11pt" fo:font-weight="normal" officeooo:rsid="019326c0" style:font-size-asian="11pt" style:font-weight-asian="normal" style:font-name-complex="Calibri2" style:font-size-complex="11pt" style:font-weight-complex="normal"/>
    </style:style>
    <style:style style:name="T476" style:family="text">
      <style:text-properties style:font-name="Calibri1" fo:font-size="11pt" fo:font-weight="normal" officeooo:rsid="0195a5cf" style:font-size-asian="11pt" style:font-weight-asian="normal" style:font-name-complex="Calibri2" style:font-size-complex="11pt" style:font-weight-complex="normal"/>
    </style:style>
    <style:style style:name="T477" style:family="text">
      <style:text-properties style:font-name="Calibri1" fo:font-size="11pt" fo:font-weight="normal" officeooo:rsid="01996196" style:font-size-asian="11pt" style:font-weight-asian="normal" style:font-name-complex="Calibri2" style:font-size-complex="11pt" style:font-weight-complex="normal"/>
    </style:style>
    <style:style style:name="T478" style:family="text">
      <style:text-properties style:font-name="Calibri1" fo:font-size="11pt" fo:font-weight="normal" officeooo:rsid="048de2ca" style:font-size-asian="11pt" style:font-weight-asian="normal" style:font-name-complex="Calibri2" style:font-size-complex="11pt" style:font-weight-complex="normal"/>
    </style:style>
    <style:style style:name="T479" style:family="text">
      <style:text-properties style:font-name="Calibri1" fo:font-size="11pt" fo:font-weight="normal" officeooo:rsid="019f3cd4" style:font-size-asian="11pt" style:font-weight-asian="normal" style:font-name-complex="Calibri2" style:font-size-complex="11pt" style:font-weight-complex="normal"/>
    </style:style>
    <style:style style:name="T480" style:family="text">
      <style:text-properties style:font-name="Calibri1" fo:font-size="11pt" fo:font-weight="normal" officeooo:rsid="01a2c100" style:font-size-asian="11pt" style:font-weight-asian="normal" style:font-name-complex="Calibri2" style:font-size-complex="11pt" style:font-weight-complex="normal"/>
    </style:style>
    <style:style style:name="T481" style:family="text">
      <style:text-properties style:font-name="Calibri1" fo:font-size="11pt" fo:font-weight="normal" officeooo:rsid="01a50249" style:font-size-asian="11pt" style:font-weight-asian="normal" style:font-name-complex="Calibri2" style:font-size-complex="11pt" style:font-weight-complex="normal"/>
    </style:style>
    <style:style style:name="T482" style:family="text">
      <style:text-properties style:font-name="Calibri1" fo:font-size="11pt" fo:font-weight="normal" officeooo:rsid="01a5c6c7" style:font-size-asian="11pt" style:font-weight-asian="normal" style:font-name-complex="Calibri2" style:font-size-complex="11pt" style:font-weight-complex="normal"/>
    </style:style>
    <style:style style:name="T483" style:family="text">
      <style:text-properties style:font-name="Calibri1" fo:font-size="11pt" fo:font-weight="normal" officeooo:rsid="018dcb40" style:font-size-asian="11pt" style:font-weight-asian="normal" style:font-name-complex="Calibri2" style:font-size-complex="11pt" style:font-weight-complex="normal"/>
    </style:style>
    <style:style style:name="T484" style:family="text">
      <style:text-properties style:font-name="Calibri1" fo:font-size="11pt" fo:font-weight="normal" officeooo:rsid="018f6766" style:font-size-asian="11pt" style:font-weight-asian="normal" style:font-name-complex="Calibri2" style:font-size-complex="11pt" style:font-weight-complex="normal"/>
    </style:style>
    <style:style style:name="T485" style:family="text">
      <style:text-properties style:font-name="Calibri1" fo:font-size="11pt" fo:font-weight="normal" officeooo:rsid="01a62474" style:font-size-asian="11pt" style:font-weight-asian="normal" style:font-name-complex="Calibri2" style:font-size-complex="11pt" style:font-weight-complex="normal"/>
    </style:style>
    <style:style style:name="T486" style:family="text">
      <style:text-properties style:font-name="Calibri1" fo:font-size="11pt" fo:font-weight="normal" officeooo:rsid="01a6bafe" style:font-size-asian="11pt" style:font-weight-asian="normal" style:font-name-complex="Calibri2" style:font-size-complex="11pt" style:font-weight-complex="normal"/>
    </style:style>
    <style:style style:name="T487" style:family="text">
      <style:text-properties style:font-name="Calibri1" fo:font-size="11pt" fo:font-weight="normal" officeooo:rsid="0154f1eb" style:font-size-asian="11pt" style:font-weight-asian="normal" style:font-name-complex="Calibri2" style:font-size-complex="11pt" style:font-weight-complex="normal"/>
    </style:style>
    <style:style style:name="T488" style:family="text">
      <style:text-properties style:font-name="Calibri1" fo:font-size="11pt" fo:font-weight="normal" officeooo:rsid="01a75cec" style:font-size-asian="11pt" style:font-weight-asian="normal" style:font-name-complex="Calibri2" style:font-size-complex="11pt" style:font-weight-complex="normal"/>
    </style:style>
    <style:style style:name="T489" style:family="text">
      <style:text-properties style:font-name="Calibri1" fo:font-size="11pt" fo:font-weight="normal" officeooo:rsid="01c4522c" style:font-size-asian="11pt" style:font-weight-asian="normal" style:font-name-complex="Calibri2" style:font-size-complex="11pt" style:font-weight-complex="normal"/>
    </style:style>
    <style:style style:name="T490" style:family="text">
      <style:text-properties style:font-name="Calibri1" fo:font-size="11pt" fo:font-weight="normal" officeooo:rsid="01c21a4b" style:font-size-asian="11pt" style:font-weight-asian="normal" style:font-name-complex="Calibri2" style:font-size-complex="11pt" style:font-weight-complex="normal"/>
    </style:style>
    <style:style style:name="T491" style:family="text">
      <style:text-properties style:font-name="Calibri1" fo:font-size="11pt" fo:font-weight="normal" officeooo:rsid="01c40b92" style:font-size-asian="11pt" style:font-weight-asian="normal" style:font-name-complex="Calibri2" style:font-size-complex="11pt" style:font-weight-complex="normal"/>
    </style:style>
    <style:style style:name="T492" style:family="text">
      <style:text-properties style:font-name="Calibri1" fo:font-size="11pt" fo:font-weight="normal" officeooo:rsid="04f8b3d6" style:font-size-asian="11pt" style:font-weight-asian="normal" style:font-name-complex="Calibri2" style:font-size-complex="11pt" style:font-weight-complex="normal"/>
    </style:style>
    <style:style style:name="T493" style:family="text">
      <style:text-properties style:font-name="Calibri1" fo:font-size="11pt" fo:font-weight="normal" officeooo:rsid="04f77cbc" style:font-size-asian="11pt" style:font-weight-asian="normal" style:font-name-complex="Calibri2" style:font-size-complex="11pt" style:font-weight-complex="normal"/>
    </style:style>
    <style:style style:name="T494" style:family="text">
      <style:text-properties style:font-name="Calibri1" fo:font-size="11pt" fo:font-weight="normal" officeooo:rsid="01a8ecc6" style:font-size-asian="11pt" style:font-weight-asian="normal" style:font-name-complex="Calibri2" style:font-size-complex="11pt" style:font-weight-complex="normal"/>
    </style:style>
    <style:style style:name="T495" style:family="text">
      <style:text-properties style:font-name="Calibri1" fo:font-size="11pt" fo:font-weight="normal" officeooo:rsid="01aba9cf" style:font-size-asian="11pt" style:font-weight-asian="normal" style:font-name-complex="Calibri2" style:font-size-complex="11pt" style:font-weight-complex="normal"/>
    </style:style>
    <style:style style:name="T496" style:family="text">
      <style:text-properties style:font-name="Calibri1" fo:font-size="11pt" fo:font-weight="normal" officeooo:rsid="01ad178e" style:font-size-asian="11pt" style:font-weight-asian="normal" style:font-name-complex="Calibri2" style:font-size-complex="11pt" style:font-weight-complex="normal"/>
    </style:style>
    <style:style style:name="T497" style:family="text">
      <style:text-properties style:font-name="Calibri1" fo:font-size="11pt" fo:font-weight="normal" officeooo:rsid="01ae4a3e" style:font-size-asian="11pt" style:font-weight-asian="normal" style:font-name-complex="Calibri2" style:font-size-complex="11pt" style:font-weight-complex="normal"/>
    </style:style>
    <style:style style:name="T498" style:family="text">
      <style:text-properties style:font-name="Calibri1" fo:font-size="11pt" fo:font-weight="normal" officeooo:rsid="01b00398" style:font-size-asian="11pt" style:font-weight-asian="normal" style:font-name-complex="Calibri2" style:font-size-complex="11pt" style:font-weight-complex="normal"/>
    </style:style>
    <style:style style:name="T499" style:family="text">
      <style:text-properties style:font-name="Calibri1" fo:font-size="11pt" fo:font-weight="normal" officeooo:rsid="01b0ecb4" style:font-size-asian="11pt" style:font-weight-asian="normal" style:font-name-complex="Calibri2" style:font-size-complex="11pt" style:font-weight-complex="normal"/>
    </style:style>
    <style:style style:name="T500" style:family="text">
      <style:text-properties style:font-name="Calibri1" fo:font-size="11pt" fo:font-weight="normal" officeooo:rsid="01b2da4b" style:font-size-asian="11pt" style:font-weight-asian="normal" style:font-name-complex="Calibri2" style:font-size-complex="11pt" style:font-weight-complex="normal"/>
    </style:style>
    <style:style style:name="T501" style:family="text">
      <style:text-properties style:font-name="Calibri1" fo:font-size="11pt" fo:font-weight="normal" officeooo:rsid="01b3392e" style:font-size-asian="11pt" style:font-weight-asian="normal" style:font-name-complex="Calibri2" style:font-size-complex="11pt" style:font-weight-complex="normal"/>
    </style:style>
    <style:style style:name="T502" style:family="text">
      <style:text-properties style:font-name="Calibri1" fo:font-size="11pt" fo:font-weight="normal" officeooo:rsid="0157d393" style:font-size-asian="11pt" style:font-weight-asian="normal" style:font-name-complex="Calibri2" style:font-size-complex="11pt" style:font-weight-complex="normal"/>
    </style:style>
    <style:style style:name="T503" style:family="text">
      <style:text-properties style:font-name="Calibri1" fo:font-size="11pt" fo:font-weight="normal" officeooo:rsid="01596fab" style:font-size-asian="11pt" style:font-weight-asian="normal" style:font-name-complex="Calibri2" style:font-size-complex="11pt" style:font-weight-complex="normal"/>
    </style:style>
    <style:style style:name="T504" style:family="text">
      <style:text-properties style:font-name="Calibri1" fo:font-size="11pt" fo:font-weight="normal" officeooo:rsid="015aeb65" style:font-size-asian="11pt" style:font-weight-asian="normal" style:font-name-complex="Calibri2" style:font-size-complex="11pt" style:font-weight-complex="normal"/>
    </style:style>
    <style:style style:name="T505" style:family="text">
      <style:text-properties style:font-name="Calibri1" fo:font-size="11pt" fo:font-weight="normal" officeooo:rsid="01528139" style:font-size-asian="11pt" style:font-weight-asian="normal" style:font-name-complex="Calibri2" style:font-size-complex="11pt" style:font-weight-complex="normal"/>
    </style:style>
    <style:style style:name="T506" style:family="text">
      <style:text-properties style:font-name="Calibri1" fo:font-size="11pt" fo:font-weight="normal" officeooo:rsid="015c0bd2" style:font-size-asian="11pt" style:font-weight-asian="normal" style:font-name-complex="Calibri2" style:font-size-complex="11pt" style:font-weight-complex="normal"/>
    </style:style>
    <style:style style:name="T507" style:family="text">
      <style:text-properties style:font-name="Calibri1" fo:font-size="11pt" fo:font-weight="normal" officeooo:rsid="015ced22" style:font-size-asian="11pt" style:font-weight-asian="normal" style:font-name-complex="Calibri2" style:font-size-complex="11pt" style:font-weight-complex="normal"/>
    </style:style>
    <style:style style:name="T508" style:family="text">
      <style:text-properties style:font-name="Calibri1" fo:font-size="11pt" fo:font-weight="normal" officeooo:rsid="016591eb" style:font-size-asian="11pt" style:font-weight-asian="normal" style:font-name-complex="Calibri2" style:font-size-complex="11pt" style:font-weight-complex="normal"/>
    </style:style>
    <style:style style:name="T509" style:family="text">
      <style:text-properties style:font-name="Calibri1" fo:font-size="11pt" fo:font-weight="normal" officeooo:rsid="015f01ad" style:font-size-asian="11pt" style:font-weight-asian="normal" style:font-name-complex="Calibri2" style:font-size-complex="11pt" style:font-weight-complex="normal"/>
    </style:style>
    <style:style style:name="T510" style:family="text">
      <style:text-properties style:font-name="Calibri1" fo:font-size="11pt" fo:font-weight="normal" officeooo:rsid="01604590" style:font-size-asian="11pt" style:font-weight-asian="normal" style:font-name-complex="Calibri2" style:font-size-complex="11pt" style:font-weight-complex="normal"/>
    </style:style>
    <style:style style:name="T511" style:family="text">
      <style:text-properties style:font-name="Calibri1" fo:font-size="11pt" fo:font-weight="normal" officeooo:rsid="016158d1" style:font-size-asian="11pt" style:font-weight-asian="normal" style:font-name-complex="Calibri2" style:font-size-complex="11pt" style:font-weight-complex="normal"/>
    </style:style>
    <style:style style:name="T512" style:family="text">
      <style:text-properties style:font-name="Calibri1" fo:font-size="11pt" fo:font-weight="normal" officeooo:rsid="01616771" style:font-size-asian="11pt" style:font-weight-asian="normal" style:font-name-complex="Calibri2" style:font-size-complex="11pt" style:font-weight-complex="normal"/>
    </style:style>
    <style:style style:name="T513" style:family="text">
      <style:text-properties style:font-name="Calibri1" fo:font-size="11pt" fo:font-weight="normal" officeooo:rsid="016343bd" style:font-size-asian="11pt" style:font-weight-asian="normal" style:font-name-complex="Calibri2" style:font-size-complex="11pt" style:font-weight-complex="normal"/>
    </style:style>
    <style:style style:name="T514" style:family="text">
      <style:text-properties style:font-name="Calibri1" fo:font-size="11pt" fo:font-weight="normal" officeooo:rsid="01672d45" style:font-size-asian="11pt" style:font-weight-asian="normal" style:font-name-complex="Calibri2" style:font-size-complex="11pt" style:font-weight-complex="normal"/>
    </style:style>
    <style:style style:name="T515" style:family="text">
      <style:text-properties style:font-name="Calibri1" fo:font-size="11pt" fo:font-weight="normal" officeooo:rsid="0167b0b5" style:font-size-asian="11pt" style:font-weight-asian="normal" style:font-name-complex="Calibri2" style:font-size-complex="11pt" style:font-weight-complex="normal"/>
    </style:style>
    <style:style style:name="T516" style:family="text">
      <style:text-properties style:font-name="Calibri1" fo:font-size="11pt" fo:font-weight="normal" officeooo:rsid="016b36fb" style:font-size-asian="11pt" style:font-weight-asian="normal" style:font-name-complex="Calibri2" style:font-size-complex="11pt" style:font-weight-complex="normal"/>
    </style:style>
    <style:style style:name="T517" style:family="text">
      <style:text-properties style:font-name="Calibri1" fo:font-size="11pt" fo:font-weight="normal" officeooo:rsid="01694106" style:font-size-asian="11pt" style:font-weight-asian="normal" style:font-name-complex="Calibri2" style:font-size-complex="11pt" style:font-weight-complex="normal"/>
    </style:style>
    <style:style style:name="T518" style:family="text">
      <style:text-properties style:font-name="Calibri1" fo:font-size="11pt" fo:font-weight="normal" officeooo:rsid="016aa099" style:font-size-asian="11pt" style:font-weight-asian="normal" style:font-name-complex="Calibri2" style:font-size-complex="11pt" style:font-weight-complex="normal"/>
    </style:style>
    <style:style style:name="T519" style:family="text">
      <style:text-properties style:font-name="Calibri1" fo:font-size="11pt" fo:font-weight="normal" officeooo:rsid="016bc98f" style:font-size-asian="11pt" style:font-weight-asian="normal" style:font-name-complex="Calibri2" style:font-size-complex="11pt" style:font-weight-complex="normal"/>
    </style:style>
    <style:style style:name="T520" style:family="text">
      <style:text-properties style:font-name="Calibri1" fo:font-size="11pt" fo:font-weight="normal" officeooo:rsid="016cb423" style:font-size-asian="11pt" style:font-weight-asian="normal" style:font-name-complex="Calibri2" style:font-size-complex="11pt" style:font-weight-complex="normal"/>
    </style:style>
    <style:style style:name="T521" style:family="text">
      <style:text-properties style:font-name="Calibri1" fo:font-size="11pt" fo:font-weight="normal" officeooo:rsid="0176f3fd" style:font-size-asian="11pt" style:font-weight-asian="normal" style:font-name-complex="Calibri2" style:font-size-complex="11pt" style:font-weight-complex="normal"/>
    </style:style>
    <style:style style:name="T522" style:family="text">
      <style:text-properties style:font-name="Calibri1" fo:font-size="11pt" fo:font-weight="normal" officeooo:rsid="0177f5ba" style:font-size-asian="11pt" style:font-weight-asian="normal" style:font-name-complex="Calibri2" style:font-size-complex="11pt" style:font-weight-complex="normal"/>
    </style:style>
    <style:style style:name="T523" style:family="text">
      <style:text-properties style:font-name="Calibri1" fo:font-size="11pt" fo:font-weight="normal" officeooo:rsid="0179b996" style:font-size-asian="11pt" style:font-weight-asian="normal" style:font-name-complex="Calibri2" style:font-size-complex="11pt" style:font-weight-complex="normal"/>
    </style:style>
    <style:style style:name="T524" style:family="text">
      <style:text-properties style:font-name="Calibri1" fo:font-size="11pt" fo:font-weight="normal" officeooo:rsid="017a175e" style:font-size-asian="11pt" style:font-weight-asian="normal" style:font-name-complex="Calibri2" style:font-size-complex="11pt" style:font-weight-complex="normal"/>
    </style:style>
    <style:style style:name="T525" style:family="text">
      <style:text-properties style:font-name="Calibri1" fo:font-size="11pt" fo:font-weight="normal" officeooo:rsid="017fbef7" style:font-size-asian="11pt" style:font-weight-asian="normal" style:font-name-complex="Calibri2" style:font-size-complex="11pt" style:font-weight-complex="normal"/>
    </style:style>
    <style:style style:name="T526" style:family="text">
      <style:text-properties style:font-name="Calibri1" fo:font-size="11pt" fo:font-weight="normal" officeooo:rsid="0163c8ba" style:font-size-asian="11pt" style:font-weight-asian="normal" style:font-name-complex="Calibri2" style:font-size-complex="11pt" style:font-weight-complex="normal"/>
    </style:style>
    <style:style style:name="T527" style:family="text">
      <style:text-properties style:font-name="Calibri1" fo:font-size="11pt" fo:font-weight="normal" officeooo:rsid="017bbe1d" style:font-size-asian="11pt" style:font-weight-asian="normal" style:font-name-complex="Calibri2" style:font-size-complex="11pt" style:font-weight-complex="normal"/>
    </style:style>
    <style:style style:name="T528" style:family="text">
      <style:text-properties style:font-name="Calibri1" fo:font-size="11pt" fo:font-weight="normal" officeooo:rsid="014dcb64" style:font-size-asian="11pt" style:font-weight-asian="normal" style:font-name-complex="Calibri2" style:font-size-complex="11pt" style:font-weight-complex="normal"/>
    </style:style>
    <style:style style:name="T529" style:family="text">
      <style:text-properties style:font-name="Calibri1" fo:font-size="11pt" fo:font-weight="normal" officeooo:rsid="01481b4d" style:font-size-asian="11pt" style:font-weight-asian="normal" style:font-name-complex="Calibri2" style:font-size-complex="11pt" style:font-weight-complex="normal"/>
    </style:style>
    <style:style style:name="T530" style:family="text">
      <style:text-properties style:font-name="Calibri1" fo:font-size="11pt" fo:font-weight="normal" officeooo:rsid="0149742b" style:font-size-asian="11pt" style:font-weight-asian="normal" style:font-name-complex="Calibri2" style:font-size-complex="11pt" style:font-weight-complex="normal"/>
    </style:style>
    <style:style style:name="T531" style:family="text">
      <style:text-properties style:font-name="Calibri1" fo:font-size="11pt" fo:font-weight="normal" officeooo:rsid="014abad9" style:font-size-asian="11pt" style:font-weight-asian="normal" style:font-name-complex="Calibri2" style:font-size-complex="11pt" style:font-weight-complex="normal"/>
    </style:style>
    <style:style style:name="T532" style:family="text">
      <style:text-properties style:font-name="Calibri1" fo:font-size="11pt" fo:font-weight="normal" officeooo:rsid="01474cac" style:font-size-asian="11pt" style:font-weight-asian="normal" style:font-name-complex="Calibri2" style:font-size-complex="11pt" style:font-weight-complex="normal"/>
    </style:style>
    <style:style style:name="T533" style:family="text">
      <style:text-properties style:font-name="Calibri1" fo:font-size="11pt" fo:font-weight="normal" officeooo:rsid="0518e3f7" style:font-size-asian="11pt" style:font-weight-asian="normal" style:font-name-complex="Calibri2" style:font-size-complex="11pt" style:font-weight-complex="normal"/>
    </style:style>
    <style:style style:name="T534" style:family="text">
      <style:text-properties style:font-name="Calibri1" fo:font-size="11pt" fo:font-weight="normal" officeooo:rsid="01b5c6fe" style:font-size-asian="11pt" style:font-weight-asian="normal" style:font-name-complex="Calibri2" style:font-size-complex="11pt" style:font-weight-complex="normal"/>
    </style:style>
    <style:style style:name="T535" style:family="text">
      <style:text-properties style:font-name="Calibri1" fo:font-size="11pt" fo:font-weight="normal" officeooo:rsid="01914f78" style:font-size-asian="11pt" style:font-weight-asian="normal" style:font-name-complex="Calibri2" style:font-size-complex="11pt" style:font-weight-complex="normal"/>
    </style:style>
    <style:style style:name="T536" style:family="text">
      <style:text-properties style:font-name="Calibri1" fo:font-size="11pt" fo:font-weight="normal" officeooo:rsid="0145d31b" style:font-name-asian="Times New Roman" style:font-size-asian="11pt" style:font-weight-asian="normal" style:font-name-complex="Calibri2" style:font-size-complex="11pt" style:font-weight-complex="normal"/>
    </style:style>
    <style:style style:name="T537" style:family="text">
      <style:text-properties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538" style:family="text">
      <style:text-properties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44328195022586383" text:style-name="L1">
        <text:list-item>
          <text:p text:style-name="P109">Time Complexity:</text:p>
        </text:list-item>
        <text:list-item>
          <text:p text:style-name="P82">Time Complexity:</text:p>
        </text:list-item>
        <text:list-item>
          <text:p text:style-name="P82">Time Complexity:</text:p>
        </text:list-item>
        <text:list-item>
          <text:p text:style-name="P82">Time Complexity:</text:p>
        </text:list-item>
        <text:list-item>
          <text:p text:style-name="P82">Time Complexity:</text:p>
        </text:list-item>
        <text:list-item>
          <text:p text:style-name="P82">Time Complexity:</text:p>
          <text:p text:style-name="P12"><text:a xlink:type="simple" xlink:href="https://www.geeksforgeeks.org/time-complexity-where-loop-variable-is-incremented-by-1-2-3-4/" text:style-name="Internet_20_link" text:visited-style-name="Visited_20_Internet_20_Link"><text:span text:style-name="T161">https://www.geeksforgeeks.org/time-complexity-where-loop-variable-is-incremented-by-1-2-3-4/</text:span></text:a></text:p>
          <text:p text:style-name="P13"><text:a xlink:type="simple" xlink:href="https://www.geeksforgeeks.org/a-time-complexity-question/" text:style-name="Internet_20_link" text:visited-style-name="Visited_20_Internet_20_Link"><text:span text:style-name="T161">https://www.geeksforgeeks.org/a-time-complexity-question/</text:span></text:a></text:p>
          <text:p text:style-name="P14"><text:a xlink:type="simple" xlink:href="https://www.interviewbit.com/problems/nestedcmpl3/" text:style-name="Internet_20_link" text:visited-style-name="Visited_20_Internet_20_Link"><text:span text:style-name="T161">https://www.interviewbit.com/problems/nestedcmpl3/</text:span></text:a></text:p>
          <text:p text:style-name="P15"><text:a xlink:type="simple" xlink:href="https://www.interviewbit.com/problems/choose1/" text:style-name="Internet_20_link" text:visited-style-name="Visited_20_Internet_20_Link"><text:span text:style-name="T161">https://www.interviewbit.com/problems/choose1/</text:span></text:a></text:p>
          <text:p text:style-name="P16"><text:a xlink:type="simple" xlink:href="https://www.interviewbit.com/problems/reccmpl2/" text:style-name="Internet_20_link" text:visited-style-name="Visited_20_Internet_20_Link"><text:span text:style-name="T161">https://www.interviewbit.com/problems/reccmpl2/</text:span></text:a></text:p>
          <text:p text:style-name="P91"/>
          <text:p text:style-name="P12"><text:a xlink:type="simple" xlink:href="http://www.geeksforgeeks.org/analysis-of-algorithms-set-4-analysis-of-loops/" text:style-name="Internet_20_link" text:visited-style-name="Visited_20_Internet_20_Link"><text:span text:style-name="T1">http://www.geeksforgeeks.org/analysis-of-algorithms-set-4-analysis-of-loops/</text:span></text:a></text:p>
          <text:p text:style-name="P17"><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1"> (only substitution)</text:span></text:p>
          <text:p text:style-name="P18"><text:a xlink:type="simple" xlink:href="http://www.geeksforgeeks.org/time-complexity-where-loop-variable-is-incremented-by-1-2-3-4/" text:style-name="Internet_20_link" text:visited-style-name="Visited_20_Internet_20_Link"><text:span text:style-name="T162">http://www.geeksforgeeks.org/time-complexity-where-loop-variable-is-incremented-by-1-2-3-4/</text:span></text:a></text:p>
          <text:p text:style-name="P18"><text:a xlink:type="simple" xlink:href="http://www.geeksforgeeks.org/a-time-complexity-question/" text:style-name="Internet_20_link" text:visited-style-name="Visited_20_Internet_20_Link"><text:span text:style-name="T163">http://www.geeksforgeeks.org/a-time-complexity-question/</text:span></text:a></text:p>
          <text:p text:style-name="P18"><text:a xlink:type="simple" xlink:href="http://quiz.geeksforgeeks.org/performance-of-loops-a-caching-question/" text:style-name="Internet_20_link" text:visited-style-name="Visited_20_Internet_20_Link"><text:span text:style-name="T164">http://quiz.geeksforgeeks.org/performance-of-loops-a-caching-question/</text:span></text:a></text:p>
          <text:p text:style-name="P18"><text:a xlink:type="simple" xlink:href="http://www.geeksforgeeks.org/analysis-algorithm-set-5-amortized-analysis-introduction/" text:style-name="Internet_20_link" text:visited-style-name="Visited_20_Internet_20_Link"><text:span text:style-name="T1">http://www.geeksforgeeks.org/analysis-algorithm-set-5-amortized-analysis-introduction/</text:span></text:a></text:p>
          <text:p text:style-name="P19"><text:a xlink:type="simple" xlink:href="https://www.geeksforgeeks.org/time-complexity-of-building-a-heap/" text:style-name="Internet_20_link" text:visited-style-name="Visited_20_Internet_20_Link"><text:span text:style-name="T1">https://www.geeksforgeeks.org/time-complexity-of-building-a-heap/</text:span></text:a></text:p>
          <text:p text:style-name="P20"><text:a xlink:type="simple" xlink:href="https://www.interviewbit.com/problems/nestedcmpl3/" text:style-name="Internet_20_link" text:visited-style-name="Visited_20_Internet_20_Link"><text:span text:style-name="T1">https://www.interviewbit.com/problems/nestedcmpl3/</text:span></text:a></text:p>
          <text:p text:style-name="P21"><text:a xlink:type="simple" xlink:href="https://www.interviewbit.com/problems/loopcmpl2/" text:style-name="Internet_20_link" text:visited-style-name="Visited_20_Internet_20_Link"><text:span text:style-name="T1">https://www.interviewbit.com/problems/loopcmpl2/</text:span></text:a></text:p>
          <text:p text:style-name="P22"><text:a xlink:type="simple" xlink:href="https://www.interviewbit.com/problems/gcdcmpl/" text:style-name="Internet_20_link" text:visited-style-name="Visited_20_Internet_20_Link"><text:span text:style-name="T1">https://www.interviewbit.com/problems/gcdcmpl/</text:span></text:a></text:p>
          <text:p text:style-name="P23"><text:a xlink:type="simple" xlink:href="https://www.interviewbit.com/problems/choose1/" text:style-name="Internet_20_link" text:visited-style-name="Visited_20_Internet_20_Link"><text:span text:style-name="T1">https://www.interviewbit.com/problems/choose1/</text:span></text:a></text:p>
          <text:p text:style-name="P24"><text:a xlink:type="simple" xlink:href="https://www.interviewbit.com/problems/choose2/" text:style-name="Internet_20_link" text:visited-style-name="Visited_20_Internet_20_Link"><text:span text:style-name="T1">https://www.interviewbit.com/problems/choose2/</text:span></text:a></text:p>
          <text:p text:style-name="P25"><text:a xlink:type="simple" xlink:href="https://www.interviewbit.com/problems/reccmpl1/" text:style-name="Internet_20_link" text:visited-style-name="Visited_20_Internet_20_Link"><text:span text:style-name="T1">https://www.interviewbit.com/problems/reccmpl1/</text:span></text:a></text:p>
          <text:p text:style-name="P26"><text:a xlink:type="simple" xlink:href="https://www.interviewbit.com/problems/reccmpl2/" text:style-name="Internet_20_link" text:visited-style-name="Visited_20_Internet_20_Link"><text:span text:style-name="T1">https://www.interviewbit.com/problems/reccmpl2/</text:span></text:a></text:p>
          <text:p text:style-name="P27"><text:a xlink:type="simple" xlink:href="https://www.interviewbit.com/problems/reccmpl3/" text:style-name="Internet_20_link" text:visited-style-name="Visited_20_Internet_20_Link"><text:span text:style-name="T1">https://www.interviewbit.com/problems/reccmpl3/</text:span></text:a></text:p>
          <text:p text:style-name="P28"><text:a xlink:type="simple" xlink:href="https://www.interviewbit.com/problems/amortized1/" text:style-name="Internet_20_link" text:visited-style-name="Visited_20_Internet_20_Link"><text:span text:style-name="T1">https://www.interviewbit.com/problems/amortized1/</text:span></text:a></text:p>
        </text:list-item>
        <text:list-item>
          <text:p text:style-name="P35">Check if a binary tree is BST or not (only method 4):</text:p>
          <text:p text:style-name="P3"><text:a xlink:type="simple" xlink:href="https://www.geeksforgeeks.org/a-program-to-check-if-a-binary-tree-is-bst-or-not/" text:style-name="Internet_20_link" text:visited-style-name="Visited_20_Internet_20_Link"><text:span text:style-name="T165">https://www.geeksforgeeks.org/a-program-to-check-if-a-binary-tree-is-bst-or-not/</text:span></text:a></text:p>
        </text:list-item>
        <text:list-item>
          <text:p text:style-name="P35">Lowest Common Ancestor in a Binary Tree (only first method):</text:p>
          <text:p text:style-name="P3"><text:a xlink:type="simple" xlink:href="https://www.geeksforgeeks.org/lowest-common-ancestor-binary-tree-set-1/" text:style-name="Internet_20_link" text:visited-style-name="Visited_20_Internet_20_Link"><text:span text:style-name="T165">https://www.geeksforgeeks.org/lowest-common-ancestor-binary-tree-set-1/</text:span></text:a></text:p>
        </text:list-item>
        <text:list-item>
          <text:p text:style-name="P35">How to determine if a binary tree is height-balanced:</text:p>
          <text:p text:style-name="P3"><text:a xlink:type="simple" xlink:href="https://www.geeksforgeeks.org/how-to-determine-if-a-binary-tree-is-balanced/" text:style-name="Internet_20_link" text:visited-style-name="Visited_20_Internet_20_Link"><text:span text:style-name="T165">https://www.geeksforgeeks.org/how-to-determine-if-a-binary-tree-is-balanced/</text:span></text:a></text:p>
        </text:list-item>
        <text:list-item>
          <text:p text:style-name="P35">Write Code to Determine if Two Trees are Identical:</text:p>
          <text:p text:style-name="P3"><text:a xlink:type="simple" xlink:href="https://www.geeksforgeeks.org/write-c-code-to-determine-if-two-trees-are-identical/" text:style-name="Internet_20_link" text:visited-style-name="Visited_20_Internet_20_Link"><text:span text:style-name="T165">https://www.geeksforgeeks.org/write-c-code-to-determine-if-two-trees-are-identical/</text:span></text:a></text:p>
        </text:list-item>
        <text:list-item>
          <text:p text:style-name="P35">Symmetric Tree (Mirror Image of itself):</text:p>
          <text:p text:style-name="P3"><text:a xlink:type="simple" xlink:href="https://www.geeksforgeeks.org/symmetric-tree-tree-which-is-mirror-image-of-itself/" text:style-name="Internet_20_link" text:visited-style-name="Visited_20_Internet_20_Link"><text:span text:style-name="T165">https://www.geeksforgeeks.org/symmetric-tree-tree-which-is-mirror-image-of-itself/</text:span></text:a></text:p>
        </text:list-item>
        <text:list-item>
          <text:p text:style-name="P35">Check if two trees are Mirror:</text:p>
          <text:p text:style-name="P3"><text:a xlink:type="simple" xlink:href="https://www.geeksforgeeks.org/check-if-two-trees-are-mirror/" text:style-name="Internet_20_link" text:visited-style-name="Visited_20_Internet_20_Link"><text:span text:style-name="T165">https://www.geeksforgeeks.org/check-if-two-trees-are-mirror/</text:span></text:a></text:p>
        </text:list-item>
        <text:list-item>
          <text:p text:style-name="P35">Convert a Binary Tree into its Mirror Tree:</text:p>
          <text:p text:style-name="P3"><text:a xlink:type="simple" xlink:href="https://www.geeksforgeeks.org/write-an-efficient-c-function-to-convert-a-tree-into-its-mirror-tree/" text:style-name="Internet_20_link" text:visited-style-name="Visited_20_Internet_20_Link"><text:span text:style-name="T165">https://www.geeksforgeeks.org/write-an-efficient-c-function-to-convert-a-tree-into-its-mirror-tree/</text:span></text:a></text:p>
        </text:list-item>
        <text:list-item>
          <text:p text:style-name="P35"><text:soft-page-break/>K’th largest element in a stream (An Efficient Solution):</text:p>
          <text:p text:style-name="P3"><text:a xlink:type="simple" xlink:href="https://www.geeksforgeeks.org/kth-largest-element-in-a-stream/" text:style-name="Internet_20_link" text:visited-style-name="Visited_20_Internet_20_Link"><text:span text:style-name="T165">https://www.geeksforgeeks.org/kth-largest-element-in-a-stream/</text:span></text:a></text:p>
        </text:list-item>
        <text:list-item>
          <text:p text:style-name="P35">Merge k sorted arrays (Another efficient solution):</text:p>
          <text:p text:style-name="P85">https://www.geeksforgeeks.org/merge-k-sorted-arrays/Another efficient solution</text:p>
        </text:list-item>
        <text:list-item>
          <text:p text:style-name="P35">Rearrange characters in a string such that no two adjacent are same:</text:p>
          <text:p text:style-name="P3"><text:a xlink:type="simple" xlink:href="https://www.geeksforgeeks.org/rearrange-characters-string-no-two-adjacent/" text:style-name="Internet_20_link" text:visited-style-name="Visited_20_Internet_20_Link"><text:span text:style-name="T165">https://www.geeksforgeeks.org/rearrange-characters-string-no-two-adjacent/</text:span></text:a></text:p>
        </text:list-item>
        <text:list-item>
          <text:p text:style-name="P35">Median in a stream of integers:</text:p>
          <text:p text:style-name="P3"><text:a xlink:type="simple" xlink:href="https://www.youtube.com/watch?v=XpLJmPzpcCg" text:style-name="Internet_20_link" text:visited-style-name="Visited_20_Internet_20_Link"><text:span text:style-name="T165">https://www.youtube.com/watch?v=XpLJmPzpcCg</text:span></text:a></text:p>
          <text:p text:style-name="P3"><text:a xlink:type="simple" xlink:href="https://www.geeksforgeeks.org/median-of-stream-of-integers-running-integers/" text:style-name="Internet_20_link" text:visited-style-name="Visited_20_Internet_20_Link"><text:span text:style-name="T165">https://www.geeksforgeeks.org/median-of-stream-of-integers-running-integers/</text:span></text:a></text:p>
        </text:list-item>
        <text:list-item>
          <text:p text:style-name="P35">Sort an array according to the order defined by another array (only logic of method 3 and 4):</text:p>
          <text:p text:style-name="P3"><text:a xlink:type="simple" xlink:href="https://www.geeksforgeeks.org/sort-array-according-order-defined-another-array/" text:style-name="Internet_20_link" text:visited-style-name="Visited_20_Internet_20_Link"><text:span text:style-name="T165">https://www.geeksforgeeks.org/sort-array-according-order-defined-another-array/</text:span></text:a></text:p>
        </text:list-item>
        <text:list-item>
          <text:p text:style-name="P35">Sort elements by frequency:</text:p>
          <text:p text:style-name="P1"><text:span text:style-name="T165">logic of method 3 and 4 of the following link: </text:span><text:a xlink:type="simple" xlink:href="https://www.geeksforgeeks.org/sort-array-according-order-defined-another-array/" text:style-name="Internet_20_link" text:visited-style-name="Visited_20_Internet_20_Link"><text:span text:style-name="T2">https://www.geeksforgeeks.org/sort-array-according-order-defined-another-array/</text:span></text:a></text:p>
          <text:p text:style-name="P3"><text:a xlink:type="simple" xlink:href="https://www.geeksforgeeks.org/sort-elements-by-frequency/" text:style-name="Internet_20_link" text:visited-style-name="Visited_20_Internet_20_Link"><text:span text:style-name="T1"/></text:a></text:p>
          <text:p text:style-name="P3"><text:a xlink:type="simple" xlink:href="https://www.geeksforgeeks.org/sort-elements-by-frequency/" text:style-name="Internet_20_link" text:visited-style-name="Visited_20_Internet_20_Link"><text:span text:style-name="T165">https://www.geeksforgeeks.org/sort-elements-by-frequency/</text:span></text:a></text:p>
        </text:list-item>
        <text:list-item>
          <text:p text:style-name="P35">Find common elements in three sorted arrays:</text:p>
          <text:p text:style-name="P85">Put elements of arrays in separate hashmaps. And for each element of the smallest array, check all the hashmaps. If it is present in all the hashmaps, add the element in the common list.</text:p>
          <text:p text:style-name="P3"><text:a xlink:type="simple" xlink:href="https://www.geeksforgeeks.org/find-common-elements-three-sorted-arrays/" text:style-name="Internet_20_link" text:visited-style-name="Visited_20_Internet_20_Link"><text:span text:style-name="T165">https://www.geeksforgeeks.org/find-common-elements-three-sorted-arrays/</text:span></text:a></text:p>
        </text:list-item>
        <text:list-item>
          <text:p text:style-name="P35">Find a pair of elements swapping which makes sum of two arrays same (only method 4):</text:p>
          <text:p text:style-name="P3"><text:a xlink:type="simple" xlink:href="https://www.geeksforgeeks.org/find-a-pair-swapping-which-makes-sum-of-two-arrays-same/" text:style-name="Internet_20_link" text:visited-style-name="Visited_20_Internet_20_Link"><text:span text:style-name="T165">https://www.geeksforgeeks.org/find-a-pair-swapping-which-makes-sum-of-two-arrays-same/</text:span></text:a></text:p>
        </text:list-item>
        <text:list-item>
          <text:p text:style-name="P37">Intersection point of two Linked Lists (only first, second, third and seventh method):</text:p>
          <text:p text:style-name="P1"><text:a xlink:type="simple" xlink:href="https://www.geeksforgeeks.org/write-a-function-to-get-the-intersection-point-of-two-linked-lists/" text:style-name="Internet_20_link" text:visited-style-name="Visited_20_Internet_20_Link"><text:span text:style-name="T2">https://www.geeksforgeeks.org/write-a-function-to-get-the-intersection-point-of-two-linked-lists/</text:span></text:a></text:p>
        </text:list-item>
        <text:list-item>
          <text:p text:style-name="P39">String matching where one string contains wildcard characters:</text:p>
          <text:p text:style-name="P41">project WildcardCharacterMatching</text:p>
          <text:p text:style-name="P30"><text:a xlink:type="simple" xlink:href="http://www.geeksforgeeks.org/wildcard-character-matching/" text:style-name="Internet_20_link" text:visited-style-name="Visited_20_Internet_20_Link"><text:span text:style-name="T1">http://www.geeksforgeeks.org/wildcard-character-matching/</text:span></text:a><text:span text:style-name="T9"> (Just think about the solution)</text:span></text:p>
        </text:list-item>
        <text:list-item>
          <text:p text:style-name="P92"><text:span text:style-name="T396">Find a triplet </text:span><text:span text:style-name="T397">in an array</text:span><text:span text:style-name="T396"> that sum to a given value:</text:span></text:p>
          <text:p text:style-name="P29"><text:a xlink:type="simple" xlink:href="http://www.geeksforgeeks.org/find-a-triplet-that-sum-to-a-given-value/" text:style-name="Internet_20_link" text:visited-style-name="Visited_20_Internet_20_Link"><text:span text:style-name="T1">http://www.geeksforgeeks.org/find-a-triplet-that-sum-to-a-given-value/</text:span></text:a><text:span text:style-name="T3"> </text:span><text:span text:style-name="T166">(only first two techniques)</text:span></text:p>
        </text:list-item>
        <text:list-item>
          <text:p text:style-name="P42">Find the two repeating elements in a given array:</text:p>
          <text:p text:style-name="P30"><text:a xlink:type="simple" xlink:href="http://www.geeksforgeeks.org/find-the-two-repeating-elements-in-a-given-array/" text:style-name="Internet_20_link" text:visited-style-name="Visited_20_Internet_20_Link"><text:span text:style-name="T10">http://www.geeksforgeeks.org/find-the-two-repeating-elements-in-a-given-array/</text:span></text:a></text:p>
        </text:list-item>
        <text:list-item>
          <text:p text:style-name="P43">Find duplicates in O(n) time and O(1) extra space:</text:p>
          <text:p text:style-name="P30"><text:a xlink:type="simple" xlink:href="https://www.geeksforgeeks.org/duplicates-array-using-o1-extra-space-set-2/" text:style-name="Internet_20_link" text:visited-style-name="Visited_20_Internet_20_Link"><text:span text:style-name="T11">https://www.geeksforgeeks.org/duplicates-array-using-o1-extra-space-set-2/</text:span></text:a></text:p>
        </text:list-item>
        <text:list-item>
          <text:p text:style-name="P43">Find the maximum repeating number in O(n) time and O(1) extra space:</text:p>
          <text:p text:style-name="P30"><text:a xlink:type="simple" xlink:href="http://www.geeksforgeeks.org/find-the-maximum-repeating-number-in-ok-time/" text:style-name="Internet_20_link" text:visited-style-name="Visited_20_Internet_20_Link"><text:span text:style-name="T12">http://www.geeksforgeeks.org/find-the-maximum-repeating-number-in-ok-time/</text:span></text:a></text:p>
        </text:list-item>
        <text:list-item>
          <text:p text:style-name="P92"><text:span text:style-name="T217">Segragate 0s and 1s in an array </text:span><text:span text:style-name="T218">(only first two methods)</text:span><text:span text:style-name="T217">:</text:span></text:p>
          <text:p text:style-name="P30"><text:a xlink:type="simple" xlink:href="http://www.geeksforgeeks.org/segregate-0s-and-1s-in-an-array-by-traversing-array-once/" text:style-name="Internet_20_link" text:visited-style-name="Visited_20_Internet_20_Link"><text:span text:style-name="T13">http://www.geeksforgeeks.org/segregate-0s-and-1s-in-an-array-by-traversing-array-once/</text:span></text:a></text:p>
        </text:list-item>
        <text:list-item>
          <text:p text:style-name="P33"><text:soft-page-break/><text:span text:style-name="T413">Sort an array of 0s, 1s and 2s</text:span>:</text:p>
          <text:p text:style-name="P31"><text:a xlink:type="simple" xlink:href="https://www.geeksforgeeks.org/sort-an-array-of-0s-1s-and-2s/" text:style-name="Internet_20_link" text:visited-style-name="Visited_20_Internet_20_Link"><text:span text:style-name="T8">https://www.geeksforgeeks.org/sort-an-array-of-0s-1s-and-2s/</text:span></text:a></text:p>
        </text:list-item>
        <text:list-item>
          <text:p text:style-name="P44">Merge an array of size n into another array of size m+n:</text:p>
          <text:p text:style-name="P30"><text:a xlink:type="simple" xlink:href="http://www.geeksforgeeks.org/merge-one-array-of-size-n-into-another-one-of-size-mn/" text:style-name="Internet_20_link" text:visited-style-name="Visited_20_Internet_20_Link"><text:span text:style-name="T14">http://www.geeksforgeeks.org/merge-one-array-of-size-n-into-another-one-of-size-mn/</text:span></text:a></text:p>
        </text:list-item>
        <text:list-item>
          <text:p text:style-name="P92"><text:span text:style-name="T219">Majority element </text:span><text:span text:style-name="T220">(not Moore’s voting algorithm)</text:span><text:span text:style-name="T219">:</text:span></text:p>
          <text:p text:style-name="P30"><text:a xlink:type="simple" xlink:href="http://www.geeksforgeeks.org/majority-element/" text:style-name="Internet_20_link" text:visited-style-name="Visited_20_Internet_20_Link"><text:span text:style-name="T15">http://www.geeksforgeeks.org/majority-element/</text:span></text:a></text:p>
        </text:list-item>
        <text:list-item>
          <text:p text:style-name="P45">Given an array A[] and a number x, check for pair in A[] with sum as x:</text:p>
          <text:p text:style-name="P30"><text:a xlink:type="simple" xlink:href="http://www.geeksforgeeks.org/write-a-c-program-that-given-a-set-a-of-n-numbers-and-another-number-x-determines-whether-or-not-there-exist-two-elements-in-s-whose-sum-is-exactly-x/" text:style-name="Internet_20_link" text:visited-style-name="Visited_20_Internet_20_Link"><text:span text:style-name="T16">http://www.geeksforgeeks.org/write-a-c-program-that-given-a-set-a-of-n-numbers-and-another-number-x-determines-whether-or-not-there-exist-two-elements-in-s-whose-sum-is-exactly-x/</text:span></text:a></text:p>
        </text:list-item>
        <text:list-item>
          <text:p text:style-name="P46">Find a sorted subsequence of size 3 in linear time:</text:p>
          <text:p text:style-name="P30"><text:a xlink:type="simple" xlink:href="http://www.geeksforgeeks.org/find-a-sorted-subsequence-of-size-3-in-linear-time/" text:style-name="Internet_20_link" text:visited-style-name="Visited_20_Internet_20_Link"><text:span text:style-name="T16">http://www.geeksforgeeks.org/find-a-sorted-subsequence-of-size-3-in-linear-time/</text:span></text:a></text:p>
        </text:list-item>
        <text:list-item>
          <text:p text:style-name="P47">Find the two numbers with odd occurrences in an unsorted array:</text:p>
          <text:p text:style-name="P30"><text:a xlink:type="simple" xlink:href="http://www.geeksforgeeks.org/find-the-two-numbers-with-odd-occurences-in-an-unsorted-array/" text:style-name="Internet_20_link" text:visited-style-name="Visited_20_Internet_20_Link"><text:span text:style-name="T17">http://www.geeksforgeeks.org/find-the-two-numbers-with-odd-occurences-in-an-unsorted-array/</text:span></text:a></text:p>
        </text:list-item>
        <text:list-item>
          <text:p text:style-name="P48">Find the smallest positive number missing from an unsorted array:</text:p>
          <text:p text:style-name="P30"><text:a xlink:type="simple" xlink:href="http://www.geeksforgeeks.org/find-the-smallest-positive-number-missing-from-an-unsorted-array/" text:style-name="Internet_20_link" text:visited-style-name="Visited_20_Internet_20_Link"><text:span text:style-name="T18">http://www.geeksforgeeks.org/find-the-smallest-positive-number-missing-from-an-unsorted-array/</text:span></text:a></text:p>
        </text:list-item>
        <text:list-item>
          <text:p text:style-name="P92"><text:span text:style-name="T221">Count smaller elements on right side </text:span><text:span text:style-name="T180">(traverse the array from right to left and add in AVL tree)</text:span><text:span text:style-name="T221">:</text:span></text:p>
          <text:p text:style-name="P30"><text:a xlink:type="simple" xlink:href="http://www.geeksforgeeks.org/count-smaller-elements-on-right-side/" text:style-name="Internet_20_link" text:visited-style-name="Visited_20_Internet_20_Link"><text:span text:style-name="T7">http://www.geeksforgeeks.org/count-smaller-elements-on-right-side/</text:span></text:a></text:p>
        </text:list-item>
        <text:list-item>
          <text:p text:style-name="P49">Find the minimum distance between two numbers:</text:p>
          <text:p text:style-name="P30"><text:a xlink:type="simple" xlink:href="http://www.geeksforgeeks.org/find-the-minimum-distance-between-two-numbers/" text:style-name="Internet_20_link" text:visited-style-name="Visited_20_Internet_20_Link"><text:span text:style-name="T7">http://www.geeksforgeeks.org/find-the-minimum-distance-between-two-numbers/</text:span></text:a></text:p>
        </text:list-item>
        <text:list-item>
          <text:p text:style-name="P92"><text:span text:style-name="T222">Next Power of 2 </text:span><text:span text:style-name="T223">(not the 4</text:span><text:span text:style-name="T401">th</text:span><text:span text:style-name="T223"> method)</text:span><text:span text:style-name="T222">:</text:span></text:p>
          <text:p text:style-name="P30"><text:a xlink:type="simple" xlink:href="http://www.geeksforgeeks.org/next-power-of-2/" text:style-name="Internet_20_link" text:visited-style-name="Visited_20_Internet_20_Link"><text:span text:style-name="T7">http://www.geeksforgeeks.org/next-power-of-2/</text:span></text:a></text:p>
        </text:list-item>
        <text:list-item>
          <text:p text:style-name="P50">Count set bits in an integer:</text:p>
          <text:p text:style-name="P30"><text:a xlink:type="simple" xlink:href="http://www.geeksforgeeks.org/count-set-bits-in-an-integer/" text:style-name="Internet_20_link" text:visited-style-name="Visited_20_Internet_20_Link"><text:span text:style-name="T19">http://www.geeksforgeeks.org/count-set-bits-in-an-integer/</text:span></text:a></text:p>
        </text:list-item>
        <text:list-item>
          <text:p text:style-name="P51">Count number of bits to be flipped to convert A to B:</text:p>
          <text:p text:style-name="P30"><text:a xlink:type="simple" xlink:href="http://www.geeksforgeeks.org/count-number-of-bits-to-be-flipped-to-convert-a-to-b/" text:style-name="Internet_20_link" text:visited-style-name="Visited_20_Internet_20_Link"><text:span text:style-name="T20">http://www.geeksforgeeks.org/count-number-of-bits-to-be-flipped-to-convert-a-to-b/</text:span></text:a></text:p>
        </text:list-item>
        <text:list-item>
          <text:p text:style-name="P50">Add 1 to a given number:</text:p>
          <text:p text:style-name="P30"><text:a xlink:type="simple" xlink:href="http://www.geeksforgeeks.org/add-1-to-a-given-number/" text:style-name="Internet_20_link" text:visited-style-name="Visited_20_Internet_20_Link"><text:span text:style-name="T21">http://www.geeksforgeeks.org/add-1-to-a-given-number/</text:span></text:a></text:p>
        </text:list-item>
        <text:list-item>
          <text:p text:style-name="P52">Rotate bits of a number:</text:p>
          <text:p text:style-name="P30"><text:a xlink:type="simple" xlink:href="http://www.geeksforgeeks.org/rotate-bits-of-an-integer/" text:style-name="Internet_20_link" text:visited-style-name="Visited_20_Internet_20_Link"><text:span text:style-name="T21">http://www.geeksforgeeks.org/rotate-bits-of-an-integer/</text:span></text:a></text:p>
        </text:list-item>
        <text:list-item>
          <text:p text:style-name="P93">Remove all duplicates from a given string:</text:p>
          <text:p text:style-name="P30"><text:a xlink:type="simple" xlink:href="http://www.geeksforgeeks.org/remove-all-duplicates-from-the-input-string/" text:style-name="Internet_20_link" text:visited-style-name="Visited_20_Internet_20_Link"><text:span text:style-name="T167">http://www.geeksforgeeks.org/remove-all-duplicates-from-the-input-string/</text:span></text:a></text:p>
        </text:list-item>
        <text:list-item>
          <text:p text:style-name="P94">Reverse words in a given string:</text:p>
          <text:p text:style-name="P30"><text:a xlink:type="simple" xlink:href="http://www.geeksforgeeks.org/reverse-words-in-a-given-string/" text:style-name="Internet_20_link" text:visited-style-name="Visited_20_Internet_20_Link"><text:span text:style-name="T168">http://www.geeksforgeeks.org/reverse-words-in-a-given-string/</text:span></text:a></text:p>
        </text:list-item>
        <text:list-item>
          <text:p text:style-name="P94">Given a string, find its first non-repeating character:</text:p>
          <text:p text:style-name="P30"><text:a xlink:type="simple" xlink:href="http://www.geeksforgeeks.org/given-a-string-find-its-first-non-repeating-character/" text:style-name="Internet_20_link" text:visited-style-name="Visited_20_Internet_20_Link"><text:span text:style-name="T169">http://www.geeksforgeeks.org/given-a-string-find-its-first-non-repeating-character/</text:span></text:a></text:p>
        </text:list-item>
        <text:list-item>
          <text:p text:style-name="P95">A Program to check if strings are rotations of each other or not:</text:p>
          <text:p text:style-name="P30"><text:a xlink:type="simple" xlink:href="http://www.geeksforgeeks.org/a-program-to-check-if-strings-are-rotations-of-each-other-or-not/" text:style-name="Internet_20_link" text:visited-style-name="Visited_20_Internet_20_Link"><text:span text:style-name="T169">http://www.geeksforgeeks.org/a-program-to-check-if-strings-are-rotations-of-each-other-or-not/</text:span></text:a></text:p>
        </text:list-item>
        <text:list-item>
          <text:p text:style-name="P94">Given a sequence of words, print all anagrams together:</text:p>
          <text:p text:style-name="P30"><text:soft-page-break/><text:a xlink:type="simple" xlink:href="http://www.geeksforgeeks.org/given-a-sequence-of-words-print-all-anagrams-together/" text:style-name="Internet_20_link" text:visited-style-name="Visited_20_Internet_20_Link"><text:span text:style-name="T170">http://www.geeksforgeeks.org/given-a-sequence-of-words-print-all-anagrams-together/</text:span></text:a></text:p>
        </text:list-item>
        <text:list-item>
          <text:p text:style-name="P96">Longest Palindromic Substring <text:span text:style-name="T409">(DP Solution is enough, just see this solution, don’t learn)</text:span>:</text:p>
          <text:p text:style-name="P30"><text:a xlink:type="simple" xlink:href="http://www.geeksforgeeks.org/longest-palindromic-substring-set-2/" text:style-name="Internet_20_link" text:visited-style-name="Visited_20_Internet_20_Link"><text:span text:style-name="T171">http://www.geeksforgeeks.org/longest-palindromic-substring-set-2/</text:span></text:a></text:p>
          <text:p text:style-name="P97">Manacher’s algorithm can do this in O(n) time as well. (No need to learn the algorithm)</text:p>
        </text:list-item>
        <text:list-item>
          <text:p text:style-name="P98">Check whether two strings are anagram of each other:</text:p>
          <text:p text:style-name="P30"><text:a xlink:type="simple" xlink:href="http://www.geeksforgeeks.org/check-whether-two-strings-are-anagram-of-each-other/" text:style-name="Internet_20_link" text:visited-style-name="Visited_20_Internet_20_Link"><text:span text:style-name="T172">http://www.geeksforgeeks.org/check-whether-two-strings-are-anagram-of-each-other/</text:span></text:a></text:p>
        </text:list-item>
        <text:list-item>
          <text:p text:style-name="P99">Check whether a given string is an interleaving of two other given strings:</text:p>
          <text:p text:style-name="P30"><text:a xlink:type="simple" xlink:href="http://www.geeksforgeeks.org/check-whether-a-given-string-is-an-interleaving-of-two-other-given-strings/" text:style-name="Internet_20_link" text:visited-style-name="Visited_20_Internet_20_Link"><text:span text:style-name="T173">http://www.geeksforgeeks.org/check-whether-a-given-string-is-an-interleaving-of-two-other-given-strings/</text:span></text:a></text:p>
        </text:list-item>
        <text:list-item>
          <text:p text:style-name="P100">Given a sorted dictionary of an alien language, find order of characters:</text:p>
          <text:p text:style-name="P30"><text:a xlink:type="simple" xlink:href="http://www.geeksforgeeks.org/given-sorted-dictionary-find-precedence-characters/" text:style-name="Internet_20_link" text:visited-style-name="Visited_20_Internet_20_Link"><text:span text:style-name="T173">http://www.geeksforgeeks.org/given-sorted-dictionary-find-precedence-characters/</text:span></text:a></text:p>
        </text:list-item>
        <text:list-item>
          <text:p text:style-name="P53">Check if a given string is a rotation of a palindrome <text:span text:style-name="T410">(Don’t read Manecher’s algorithm for Longest Palindromic substring)</text:span>:</text:p>
          <text:p text:style-name="P30"><text:a xlink:type="simple" xlink:href="http://www.geeksforgeeks.org/check-given-string-rotation-palindrome/" text:style-name="Internet_20_link" text:visited-style-name="Visited_20_Internet_20_Link"><text:span text:style-name="T22">http://www.geeksforgeeks.org/check-given-string-rotation-palindrome/</text:span></text:a></text:p>
        </text:list-item>
        <text:list-item>
          <text:p text:style-name="P54">Find the first non-repeating character from a stream of characters:</text:p>
          <text:p text:style-name="P30"><text:a xlink:type="simple" xlink:href="http://www.geeksforgeeks.org/find-first-non-repeating-character-stream-characters/" text:style-name="Internet_20_link" text:visited-style-name="Visited_20_Internet_20_Link"><text:span text:style-name="T23">http://www.geeksforgeeks.org/find-first-non-repeating-character-stream-characters/</text:span></text:a></text:p>
        </text:list-item>
        <text:list-item>
          <text:p text:style-name="P55">Next Greater Element:</text:p>
          <text:p text:style-name="P30"><text:a xlink:type="simple" xlink:href="http://www.geeksforgeeks.org/next-greater-element/" text:style-name="Internet_20_link" text:visited-style-name="Visited_20_Internet_20_Link"><text:span text:style-name="T1">http://www.geeksforgeeks.org/next-greater-element/</text:span></text:a></text:p>
        </text:list-item>
        <text:list-item>
          <text:p text:style-name="P57">Check for balanced parentheses in an expression:</text:p>
          <text:p text:style-name="P30"><text:a xlink:type="simple" xlink:href="http://www.geeksforgeeks.org/check-for-balanced-parentheses-in-an-expression/" text:style-name="Internet_20_link" text:visited-style-name="Visited_20_Internet_20_Link"><text:span text:style-name="T24">http://www.geeksforgeeks.org/check-for-balanced-parentheses-in-an-expression/</text:span></text:a></text:p>
        </text:list-item>
        <text:list-item>
          <text:p text:style-name="P57">Implement two stacks in an array <text:span text:style-name="T412">(code of this program)</text:span>:</text:p>
          <text:p text:style-name="P30"><text:a xlink:type="simple" xlink:href="http://www.geeksforgeeks.org/implement-two-stacks-in-an-array/" text:style-name="Internet_20_link" text:visited-style-name="Visited_20_Internet_20_Link"><text:span text:style-name="T24">http://www.geeksforgeeks.org/implement-two-stacks-in-an-array/</text:span></text:a></text:p>
        </text:list-item>
        <text:list-item>
          <text:p text:style-name="P55">The Celebrity Problem:</text:p>
          <text:p text:style-name="P30"><text:a xlink:type="simple" xlink:href="http://www.geeksforgeeks.org/the-celebrity-problem/" text:style-name="Internet_20_link" text:visited-style-name="Visited_20_Internet_20_Link"><text:span text:style-name="T1">http://www.geeksforgeeks.org/the-celebrity-problem/</text:span></text:a><text:span text:style-name="T25"> </text:span><text:span text:style-name="T26">(</text:span><text:span text:style-name="T27">Using two pointers method only.</text:span><text:span text:style-name="T26">)</text:span></text:p>
        </text:list-item>
        <text:list-item>
          <text:p text:style-name="P58">Merge Overlapping Intervals:</text:p>
          <text:p text:style-name="P30"><text:a xlink:type="simple" xlink:href="http://www.geeksforgeeks.org/merging-intervals/" text:style-name="Internet_20_link" text:visited-style-name="Visited_20_Internet_20_Link"><text:span text:style-name="T1">http://www.geeksforgeeks.org/merging-intervals/</text:span></text:a><text:span text:style-name="T28"> </text:span><text:span text:style-name="T29">(only </text:span><text:span text:style-name="Strong_20_Emphasis"><text:span text:style-name="T1">simple approach </text:span></text:span><text:span text:style-name="Strong_20_Emphasis"><text:span text:style-name="T4">and </text:span></text:span><text:span text:style-name="Strong_20_Emphasis"><text:span text:style-name="T48">efficient approach</text:span></text:span><text:span text:style-name="T29">)</text:span></text:p>
        </text:list-item>
        <text:list-item>
          <text:p text:style-name="P59">Design a stack with operations on middle element:</text:p>
          <text:p text:style-name="P30"><text:a xlink:type="simple" xlink:href="http://www.geeksforgeeks.org/design-a-stack-with-find-middle-operation/" text:style-name="Internet_20_link" text:visited-style-name="Visited_20_Internet_20_Link"><text:span text:style-name="T43">http://www.geeksforgeeks.org/design-a-stack-with-find-middle-operation/</text:span></text:a></text:p>
        </text:list-item>
        <text:list-item>
          <text:p text:style-name="P60">Implement a stack using single queue:</text:p>
          <text:p text:style-name="P30"><text:a xlink:type="simple" xlink:href="http://www.geeksforgeeks.org/implement-a-stack-using-single-queue/" text:style-name="Internet_20_link" text:visited-style-name="Visited_20_Internet_20_Link"><text:span text:style-name="T30">http://www.geeksforgeeks.org/implement-a-stack-using-single-queue/</text:span></text:a></text:p>
        </text:list-item>
        <text:list-item>
          <text:p text:style-name="P56">Implement Queue using Stacks <text:span text:style-name="T411">(code of third method as well)</text:span>:</text:p>
          <text:p text:style-name="P32"><text:a xlink:type="simple" xlink:href="http://www.geeksforgeeks.org/queue-using-stacks/" text:style-name="Internet_20_link" text:visited-style-name="Visited_20_Internet_20_Link"><text:span text:style-name="T5">http://www.geeksforgeeks.org/queue-using-stacks/</text:span></text:a></text:p>
        </text:list-item>
        <text:list-item>
          <text:p text:style-name="P34">Length of the longest valid substring:</text:p>
          <text:p text:style-name="P30"><text:a xlink:type="simple" xlink:href="http://www.geeksforgeeks.org/length-of-the-longest-valid-substring/" text:style-name="Internet_20_link" text:visited-style-name="Visited_20_Internet_20_Link"><text:span text:style-name="T6">http://www.geeksforgeeks.org/length-of-the-longest-valid-substring/</text:span></text:a></text:p>
        </text:list-item>
        <text:list-item>
          <text:p text:style-name="P61">Minimum number of bracket reversals needed to make an expression balanced:</text:p>
          <text:p text:style-name="P30"><text:soft-page-break/><text:a xlink:type="simple" xlink:href="http://www.geeksforgeeks.org/minimum-number-of-bracket-reversals-needed-to-make-an-expression-balanced/" text:style-name="Internet_20_link" text:visited-style-name="Visited_20_Internet_20_Link"><text:span text:style-name="T1">http://www.geeksforgeeks.org/minimum-number-of-bracket-reversals-needed-to-make-an-expression-balanced/</text:span></text:a><text:span text:style-name="T31"> </text:span><text:span text:style-name="T32">(can also see the code)</text:span></text:p>
        </text:list-item>
        <text:list-item>
          <text:p text:style-name="P62">Level Order Tree Traversal:</text:p>
          <text:p text:style-name="P30"><text:a xlink:type="simple" xlink:href="http://www.geeksforgeeks.org/level-order-tree-traversal/" text:style-name="Internet_20_link" text:visited-style-name="Visited_20_Internet_20_Link"><text:span text:style-name="T1">http://www.geeksforgeeks.org/level-order-tree-traversal/</text:span></text:a><text:span text:style-name="T31"> (See both the techniques, more important is technique using queue)</text:span></text:p>
        </text:list-item>
        <text:list-item>
          <text:p text:style-name="P30"><text:span text:style-name="Strong_20_Emphasis"><text:span text:style-name="T44">Five</text:span></text:span><text:span text:style-name="Strong_20_Emphasis"><text:span text:style-name="T34"> </text:span></text:span><text:span text:style-name="Strong_20_Emphasis"><text:span text:style-name="T44">integer</text:span></text:span><text:span text:style-name="Strong_20_Emphasis"><text:span text:style-name="T34"> </text:span></text:span><text:span text:style-name="Strong_20_Emphasis"><text:span text:style-name="T44">type</text:span></text:span><text:span text:style-name="Strong_20_Emphasis"><text:span text:style-name="T34"> </text:span></text:span><text:span text:style-name="Strong_20_Emphasis"><text:span text:style-name="T44">arrays are given.</text:span></text:span><text:span text:style-name="Strong_20_Emphasis"><text:span text:style-name="T34"> </text:span></text:span><text:span text:style-name="Strong_20_Emphasis"><text:span text:style-name="T45">A</text:span></text:span><text:span text:style-name="Strong_20_Emphasis"><text:span text:style-name="T44">rray</text:span></text:span><text:span text:style-name="Strong_20_Emphasis"><text:span text:style-name="T34"> </text:span></text:span><text:span text:style-name="Strong_20_Emphasis"><text:span text:style-name="T44">size</text:span></text:span><text:span text:style-name="Strong_20_Emphasis"><text:span text:style-name="T34"> </text:span></text:span><text:span text:style-name="Strong_20_Emphasis"><text:span text:style-name="T44">could</text:span></text:span><text:span text:style-name="Strong_20_Emphasis"><text:span text:style-name="T34"> </text:span></text:span><text:span text:style-name="Strong_20_Emphasis"><text:span text:style-name="T45">be</text:span></text:span><text:span text:style-name="Strong_20_Emphasis"><text:span text:style-name="T35"> </text:span></text:span><text:span text:style-name="Strong_20_Emphasis"><text:span text:style-name="T44">same</text:span></text:span><text:span text:style-name="Strong_20_Emphasis"><text:span text:style-name="T34"> </text:span></text:span><text:span text:style-name="Strong_20_Emphasis"><text:span text:style-name="T45">or</text:span></text:span><text:span text:style-name="Strong_20_Emphasis"><text:span text:style-name="T35"> </text:span></text:span><text:span text:style-name="Strong_20_Emphasis"><text:span text:style-name="T44">different</text:span></text:span><text:span text:style-name="Strong_20_Emphasis"><text:span text:style-name="T34">. </text:span></text:span><text:span text:style-name="Strong_20_Emphasis"><text:span text:style-name="T46">R</text:span></text:span><text:span text:style-name="Strong_20_Emphasis"><text:span text:style-name="T44">eturn</text:span></text:span><text:span text:style-name="Strong_20_Emphasis"><text:span text:style-name="T34"> </text:span></text:span><text:span text:style-name="Strong_20_Emphasis"><text:span text:style-name="T44">5</text:span></text:span><text:span text:style-name="Strong_20_Emphasis"><text:span text:style-name="T34"> </text:span></text:span><text:span text:style-name="Strong_20_Emphasis"><text:span text:style-name="T44">greatest</text:span></text:span><text:span text:style-name="Strong_20_Emphasis"><text:span text:style-name="T34"> </text:span></text:span><text:span text:style-name="Strong_20_Emphasis"><text:span text:style-name="T44">number</text:span></text:span><text:span text:style-name="Strong_20_Emphasis"><text:span text:style-name="T34"> </text:span></text:span><text:span text:style-name="Strong_20_Emphasis"><text:span text:style-name="T44">from</text:span></text:span><text:span text:style-name="Strong_20_Emphasis"><text:span text:style-name="T34"> </text:span></text:span><text:span text:style-name="Strong_20_Emphasis"><text:span text:style-name="T44">all</text:span></text:span><text:span text:style-name="Strong_20_Emphasis"><text:span text:style-name="T34"> </text:span></text:span><text:span text:style-name="Strong_20_Emphasis"><text:span text:style-name="T44">5</text:span></text:span><text:span text:style-name="Strong_20_Emphasis"><text:span text:style-name="T34"> </text:span></text:span><text:span text:style-name="Strong_20_Emphasis"><text:span text:style-name="T44">arrays</text:span></text:span><text:span text:style-name="Strong_20_Emphasis"><text:span text:style-name="T34">.</text:span></text:span></text:p>
          <text:p text:style-name="P30"><text:span text:style-name="Strong_20_Emphasis"><text:span text:style-name="T47">Method 1: </text:span></text:span><text:span text:style-name="Strong_20_Emphasis"><text:span text:style-name="T36">Sort all the arrays in the decreasing order. Then pick the first five elements from </text:span></text:span><text:span text:style-name="Strong_20_Emphasis"><text:span text:style-name="T37">all the five arrays</text:span></text:span><text:span text:style-name="Strong_20_Emphasis"><text:span text:style-name="T38"> and store </text:span></text:span><text:span text:style-name="Strong_20_Emphasis"><text:span text:style-name="T36">all the</text:span></text:span><text:span text:style-name="Strong_20_Emphasis"><text:span text:style-name="T38">se elements in a </text:span></text:span><text:span text:style-name="Strong_20_Emphasis"><text:span text:style-name="T39">result</text:span></text:span><text:span text:style-name="Strong_20_Emphasis"><text:span text:style-name="T38"> </text:span></text:span><text:span text:style-name="Strong_20_Emphasis"><text:span text:style-name="T36">array of size </text:span></text:span><text:span text:style-name="Strong_20_Emphasis"><text:span text:style-name="T37">2</text:span></text:span><text:span text:style-name="Strong_20_Emphasis"><text:span text:style-name="T36">5. Then sort this result array in the decreasing order and return the first five elements </text:span></text:span><text:span text:style-name="Strong_20_Emphasis"><text:span text:style-name="T40">of this array </text:span></text:span><text:span text:style-name="Strong_20_Emphasis"><text:span text:style-name="T36">as the result.</text:span></text:span></text:p>
          <text:p text:style-name="P30"><text:span text:style-name="Strong_20_Emphasis"><text:span text:style-name="T47">Method 2: </text:span></text:span><text:span text:style-name="Strong_20_Emphasis"><text:span text:style-name="T36">Sort all the arrays in the decreasing order. </text:span></text:span><text:span text:style-name="Strong_20_Emphasis"><text:span text:style-name="T38">Then rearrange these sorted arrays in the sequence of decreasing value of first element. </text:span></text:span><text:span text:style-name="Strong_20_Emphasis"><text:span text:style-name="T36">Then pick the first five elements from </text:span></text:span><text:span text:style-name="Strong_20_Emphasis"><text:span text:style-name="T38">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36">all the</text:span></text:span><text:span text:style-name="Strong_20_Emphasis"><text:span text:style-name="T38">se elements in a </text:span></text:span><text:span text:style-name="Strong_20_Emphasis"><text:span text:style-name="T39">result</text:span></text:span><text:span text:style-name="Strong_20_Emphasis"><text:span text:style-name="T38"> </text:span></text:span><text:span text:style-name="Strong_20_Emphasis"><text:span text:style-name="T36">array of size </text:span></text:span><text:span text:style-name="Strong_20_Emphasis"><text:span text:style-name="T38">1</text:span></text:span><text:span text:style-name="Strong_20_Emphasis"><text:span text:style-name="T36">5. Then sort this result array in the decreasing order and return the first five elements </text:span></text:span><text:span text:style-name="Strong_20_Emphasis"><text:span text:style-name="T40">of this array </text:span></text:span><text:span text:style-name="Strong_20_Emphasis"><text:span text:style-name="T36">as the result.</text:span></text:span></text:p>
        </text:list-item>
        <text:list-item>
          <text:p text:style-name="P63">Union and Intersection of two sorted arrays:</text:p>
          <text:p text:style-name="P30"><text:a xlink:type="simple" xlink:href="http://www.geeksforgeeks.org/union-and-intersection-of-two-sorted-arrays-2/" text:style-name="Internet_20_link" text:visited-style-name="Visited_20_Internet_20_Link"><text:span text:style-name="T33">http://www.geeksforgeeks.org/union-and-intersection-of-two-sorted-arrays-2/</text:span></text:a></text:p>
        </text:list-item>
        <text:list-item>
          <text:p text:style-name="P83">Implement stack using two queues:</text:p>
          <text:p text:style-name="P84">Suppose we are going to push and pop 3 characters A, B and C. Suppose the two stacks are q1 and q2.</text:p>
          <text:p text:style-name="P64">push():</text:p>
          <text:p text:style-name="P87">(i) Check if both the stacks are empty, push the data in any stack.</text:p>
          <text:p text:style-name="P87">(ii) If any of the stack already has data, then push the new characters in that queue only.</text:p>
          <text:p text:style-name="P64">pop():</text:p>
          <text:p text:style-name="P88"><text:span text:style-name="T403">(i) </text:span>check if both the queue is empty, then return stackUnderflowException.</text:p>
          <text:p text:style-name="P89"><text:span text:style-name="T403">(ii) </text:span>If size of any queue is more than zero, then for the queue having size more than zero:</text:p>
          <text:p text:style-name="P101"><text:s text:c="8"/>Queue queue, otherQueue;</text:p>
          <text:p text:style-name="P101"><text:s text:c="8"/>if (q1.size() &gt; 0) {</text:p>
          <text:p text:style-name="P101"><text:s text:c="16"/>queue = q1;</text:p>
          <text:p text:style-name="P101"><text:s text:c="16"/>otherQueue = q2;</text:p>
          <text:p text:style-name="P101"><text:s text:c="8"/>} else {</text:p>
          <text:p text:style-name="P101"><text:s text:c="16"/>queue = q<text:span text:style-name="T404">2</text:span>;</text:p>
          <text:p text:style-name="P101"><text:s text:c="16"/>otherQueue = q<text:span text:style-name="T404">1</text:span>;</text:p>
          <text:p text:style-name="P101"><text:s text:c="8"/>}</text:p>
          <text:p text:style-name="P102"><text:s text:c="8"/>while(<text:span text:style-name="T405">q</text:span>ueue.<text:span text:style-name="T405">size()</text:span> &gt; 0) {</text:p>
          <text:p text:style-name="P102"><text:s text:c="16"/><text:span text:style-name="T406">char element = queue.pop();</text:span></text:p>
          <text:p text:style-name="P103"><text:s text:c="16"/>if (queue.size() &gt; 0)</text:p>
          <text:p text:style-name="P102"><text:s text:c="24"/><text:span text:style-name="T407">otherQueue.push(element);</text:span></text:p>
          <text:p text:style-name="P102"><text:s text:c="16"/><text:span text:style-name="T408">else</text:span></text:p>
          <text:p text:style-name="P102"><text:s text:c="24"/><text:span text:style-name="T408">return element;</text:span></text:p>
          <text:p text:style-name="P102"><text:s text:c="8"/>}</text:p>
          <text:p text:style-name="P30"><text:soft-page-break/><text:a xlink:type="simple" xlink:href="http://www.geeksforgeeks.org/implement-stack-using-queue/" text:style-name="Internet_20_link" text:visited-style-name="Visited_20_Internet_20_Link"><text:span text:style-name="T24">http://www.geeksforgeeks.org/implement-stack-using-queue/</text:span></text:a></text:p>
        </text:list-item>
        <text:list-item>
          <text:p text:style-name="P65">Count the triplet:</text:p>
          <text:p text:style-name="P5"><text:a xlink:type="simple" xlink:href="https://practice.geeksforgeeks.org/problems/count-the-triplets/0" text:style-name="Internet_20_link" text:visited-style-name="Visited_20_Internet_20_Link"><text:span text:style-name="T1">https://practice.geeksforgeeks.org/problems/count-the-triplets/0</text:span></text:a></text:p>
        </text:list-item>
        <text:list-item>
          <text:p text:style-name="P66">Pythagorean Triplet in an array:</text:p>
          <text:p text:style-name="P6"><text:a xlink:type="simple" xlink:href="https://www.geeksforgeeks.org/find-pythagorean-triplet-in-an-unsorted-array/" text:style-name="Internet_20_link" text:visited-style-name="Visited_20_Internet_20_Link"><text:span text:style-name="T1">https://www.geeksforgeeks.org/find-pythagorean-triplet-in-an-unsorted-array/</text:span></text:a></text:p>
        </text:list-item>
        <text:list-item>
          <text:p text:style-name="P67">Count Triplets such that one of the numbers can be written as sum of the other two:</text:p>
          <text:p text:style-name="P90">Use two loops with i = 0 to &lt;n; j = i+1 to &lt;n; and push the elements from j+1 to &lt;n in a Hashmap and then check if any of the following three is present in the hashmap: (arr[i] + arr[j]), (arr[i] - arr[j]), (arr[j] - arr[i]), </text:p>
          <text:p text:style-name="P7"><text:a xlink:type="simple" xlink:href="https://www.geeksforgeeks.org/count-triplets-such-that-one-of-the-numbers-can-be-written-as-sum-of-the-other-two/" text:style-name="Internet_20_link" text:visited-style-name="Visited_20_Internet_20_Link"><text:span text:style-name="T1">https://www.geeksforgeeks.org/count-triplets-such-that-one-of-the-numbers-can-be-written-as-sum-of-the-other-two/</text:span></text:a></text:p>
        </text:list-item>
        <text:list-item>
          <text:p text:style-name="P67">Rearrange array alternatively:</text:p>
          <text:p text:style-name="P8"><text:a xlink:type="simple" xlink:href="https://practice.geeksforgeeks.org/problems/-rearrange-array-alternately/0/" text:style-name="Internet_20_link" text:visited-style-name="Visited_20_Internet_20_Link"><text:span text:style-name="T1">https://practice.geeksforgeeks.org/problems/-rearrange-array-alternately/0/</text:span></text:a></text:p>
        </text:list-item>
        <text:list-item>
          <text:p text:style-name="P68">Arrange given numbers to form the biggest number:</text:p>
          <text:p text:style-name="P9"><text:a xlink:type="simple" xlink:href="https://www.geeksforgeeks.org/arrange-given-numbers-form-biggest-number-set-2/" text:style-name="Internet_20_link" text:visited-style-name="Visited_20_Internet_20_Link"><text:span text:style-name="T1">https://www.geeksforgeeks.org/arrange-given-numbers-form-biggest-number-set-2/</text:span></text:a></text:p>
        </text:list-item>
        <text:list-item>
          <text:p text:style-name="P69">Leaders in an array:</text:p>
          <text:p text:style-name="P10"><text:a xlink:type="simple" xlink:href="https://www.geeksforgeeks.org/leaders-in-an-array/" text:style-name="Internet_20_link" text:visited-style-name="Visited_20_Internet_20_Link"><text:span text:style-name="T1">https://www.geeksforgeeks.org/leaders-in-an-array/</text:span></text:a></text:p>
        </text:list-item>
        <text:list-item>
          <text:p text:style-name="P70">Minimum number of platforms:</text:p>
          <text:p text:style-name="P11"><text:a xlink:type="simple" xlink:href="https://www.geeksforgeeks.org/minimum-number-platforms-required-railwaybus-station/" text:style-name="Internet_20_link" text:visited-style-name="Visited_20_Internet_20_Link"><text:span text:style-name="T1">https://www.geeksforgeeks.org/minimum-number-platforms-required-railwaybus-station/</text:span></text:a></text:p>
        </text:list-item>
        <text:list-item>
          <text:p text:style-name="P40">String matching where one string contains wildcard characters:</text:p>
          <text:p text:style-name="P41">project WildcardCharacterMatching</text:p>
          <text:p text:style-name="P30"><text:a xlink:type="simple" xlink:href="http://www.geeksforgeeks.org/wildcard-character-matching/" text:style-name="Internet_20_link" text:visited-style-name="Visited_20_Internet_20_Link"><text:span text:style-name="T1">http://www.geeksforgeeks.org/wildcard-character-matching/</text:span></text:a><text:span text:style-name="T9"> (Just think about the solution)</text:span></text:p>
        </text:list-item>
        <text:list-item>
          <text:p text:style-name="P36">Check if a binary tree is BST or not (only method 4):</text:p>
          <text:p text:style-name="P4"><text:a xlink:type="simple" xlink:href="https://www.geeksforgeeks.org/a-program-to-check-if-a-binary-tree-is-bst-or-not/" text:style-name="Internet_20_link" text:visited-style-name="Visited_20_Internet_20_Link"><text:span text:style-name="T165">https://www.geeksforgeeks.org/a-program-to-check-if-a-binary-tree-is-bst-or-not/</text:span></text:a></text:p>
        </text:list-item>
        <text:list-item>
          <text:p text:style-name="P36">Lowest Common Ancestor in a Binary Tree (only first method):</text:p>
          <text:p text:style-name="P4"><text:a xlink:type="simple" xlink:href="https://www.geeksforgeeks.org/lowest-common-ancestor-binary-tree-set-1/" text:style-name="Internet_20_link" text:visited-style-name="Visited_20_Internet_20_Link"><text:span text:style-name="T165">https://www.geeksforgeeks.org/lowest-common-ancestor-binary-tree-set-1/</text:span></text:a></text:p>
        </text:list-item>
        <text:list-item>
          <text:p text:style-name="P36">How to determine if a binary tree is height-balanced:</text:p>
          <text:p text:style-name="P4"><text:a xlink:type="simple" xlink:href="https://www.geeksforgeeks.org/how-to-determine-if-a-binary-tree-is-balanced/" text:style-name="Internet_20_link" text:visited-style-name="Visited_20_Internet_20_Link"><text:span text:style-name="T165">https://www.geeksforgeeks.org/how-to-determine-if-a-binary-tree-is-balanced/</text:span></text:a></text:p>
        </text:list-item>
        <text:list-item>
          <text:p text:style-name="P36">Write Code to Determine if Two Trees are Identical:</text:p>
          <text:p text:style-name="P4"><text:a xlink:type="simple" xlink:href="https://www.geeksforgeeks.org/write-c-code-to-determine-if-two-trees-are-identical/" text:style-name="Internet_20_link" text:visited-style-name="Visited_20_Internet_20_Link"><text:span text:style-name="T165">https://www.geeksforgeeks.org/write-c-code-to-determine-if-two-trees-are-identical/</text:span></text:a></text:p>
        </text:list-item>
        <text:list-item>
          <text:p text:style-name="P36">Symmetric Tree (Mirror Image of itself):</text:p>
          <text:p text:style-name="P4"><text:a xlink:type="simple" xlink:href="https://www.geeksforgeeks.org/symmetric-tree-tree-which-is-mirror-image-of-itself/" text:style-name="Internet_20_link" text:visited-style-name="Visited_20_Internet_20_Link"><text:span text:style-name="T165">https://www.geeksforgeeks.org/symmetric-tree-tree-which-is-mirror-image-of-itself/</text:span></text:a></text:p>
        </text:list-item>
        <text:list-item>
          <text:p text:style-name="P36">Check if two trees are Mirror:</text:p>
          <text:p text:style-name="P4"><text:a xlink:type="simple" xlink:href="https://www.geeksforgeeks.org/check-if-two-trees-are-mirror/" text:style-name="Internet_20_link" text:visited-style-name="Visited_20_Internet_20_Link"><text:span text:style-name="T165">https://www.geeksforgeeks.org/check-if-two-trees-are-mirror/</text:span></text:a></text:p>
        </text:list-item>
        <text:list-item>
          <text:p text:style-name="P36">Convert a Binary Tree into its Mirror Tree:</text:p>
          <text:p text:style-name="P4"><text:a xlink:type="simple" xlink:href="https://www.geeksforgeeks.org/write-an-efficient-c-function-to-convert-a-tree-into-its-mirror-tree/" text:style-name="Internet_20_link" text:visited-style-name="Visited_20_Internet_20_Link"><text:span text:style-name="T165">https://www.geeksforgeeks.org/write-an-efficient-c-function-to-convert-a-tree-into-its-mirror-tree/</text:span></text:a></text:p>
        </text:list-item>
        <text:list-item>
          <text:p text:style-name="P36">K’th largest element in a stream (An Efficient Solution):</text:p>
          <text:p text:style-name="P4"><text:a xlink:type="simple" xlink:href="https://www.geeksforgeeks.org/kth-largest-element-in-a-stream/" text:style-name="Internet_20_link" text:visited-style-name="Visited_20_Internet_20_Link"><text:span text:style-name="T165">https://www.geeksforgeeks.org/kth-largest-element-in-a-stream/</text:span></text:a></text:p>
        </text:list-item>
        <text:list-item>
          <text:p text:style-name="P36">Merge k sorted arrays (Another efficient solution):</text:p>
          <text:p text:style-name="P86">https://www.geeksforgeeks.org/merge-k-sorted-arrays/Another efficient solution</text:p>
        </text:list-item>
        <text:list-item>
          <text:p text:style-name="P36"><text:soft-page-break/>Rearrange characters in a string such that no two adjacent are same:</text:p>
          <text:p text:style-name="P4"><text:a xlink:type="simple" xlink:href="https://www.geeksforgeeks.org/rearrange-characters-string-no-two-adjacent/" text:style-name="Internet_20_link" text:visited-style-name="Visited_20_Internet_20_Link"><text:span text:style-name="T165">https://www.geeksforgeeks.org/rearrange-characters-string-no-two-adjacent/</text:span></text:a></text:p>
        </text:list-item>
        <text:list-item>
          <text:p text:style-name="P36">Median in a stream of integers:</text:p>
          <text:p text:style-name="P4"><text:a xlink:type="simple" xlink:href="https://www.youtube.com/watch?v=XpLJmPzpcCg" text:style-name="Internet_20_link" text:visited-style-name="Visited_20_Internet_20_Link"><text:span text:style-name="T165">https://www.youtube.com/watch?v=XpLJmPzpcCg</text:span></text:a></text:p>
          <text:p text:style-name="P4"><text:a xlink:type="simple" xlink:href="https://www.geeksforgeeks.org/median-of-stream-of-integers-running-integers/" text:style-name="Internet_20_link" text:visited-style-name="Visited_20_Internet_20_Link"><text:span text:style-name="T165">https://www.geeksforgeeks.org/median-of-stream-of-integers-running-integers/</text:span></text:a></text:p>
        </text:list-item>
        <text:list-item>
          <text:p text:style-name="P36">Sort an array according to the order defined by another array (only logic of method 3 and 4):</text:p>
          <text:p text:style-name="P4"><text:a xlink:type="simple" xlink:href="https://www.geeksforgeeks.org/sort-array-according-order-defined-another-array/" text:style-name="Internet_20_link" text:visited-style-name="Visited_20_Internet_20_Link"><text:span text:style-name="T165">https://www.geeksforgeeks.org/sort-array-according-order-defined-another-array/</text:span></text:a></text:p>
        </text:list-item>
        <text:list-item>
          <text:p text:style-name="P36">Sort elements by frequency:</text:p>
          <text:p text:style-name="P2"><text:span text:style-name="T165">logic of method 3 and 4 of the following link: </text:span><text:a xlink:type="simple" xlink:href="https://www.geeksforgeeks.org/sort-array-according-order-defined-another-array/" text:style-name="Internet_20_link" text:visited-style-name="Visited_20_Internet_20_Link"><text:span text:style-name="T2">https://www.geeksforgeeks.org/sort-array-according-order-defined-another-array/</text:span></text:a></text:p>
          <text:p text:style-name="P4"><text:a xlink:type="simple" xlink:href="https://www.geeksforgeeks.org/sort-elements-by-frequency/" text:style-name="Internet_20_link" text:visited-style-name="Visited_20_Internet_20_Link"><text:span text:style-name="T1"/></text:a></text:p>
          <text:p text:style-name="P4"><text:a xlink:type="simple" xlink:href="https://www.geeksforgeeks.org/sort-elements-by-frequency/" text:style-name="Internet_20_link" text:visited-style-name="Visited_20_Internet_20_Link"><text:span text:style-name="T165">https://www.geeksforgeeks.org/sort-elements-by-frequency/</text:span></text:a></text:p>
        </text:list-item>
        <text:list-item>
          <text:p text:style-name="P36">Find common elements in three sorted arrays:</text:p>
          <text:p text:style-name="P86">Put elements of arrays in separate hashmaps. And for each element of the smallest array, check all the hashmaps. If it is present in all the hashmaps, add the element in the common list.</text:p>
          <text:p text:style-name="P4"><text:a xlink:type="simple" xlink:href="https://www.geeksforgeeks.org/find-common-elements-three-sorted-arrays/" text:style-name="Internet_20_link" text:visited-style-name="Visited_20_Internet_20_Link"><text:span text:style-name="T165">https://www.geeksforgeeks.org/find-common-elements-three-sorted-arrays/</text:span></text:a></text:p>
        </text:list-item>
        <text:list-item>
          <text:p text:style-name="P36">Find a pair of elements swapping which makes sum of two arrays same (only method 4):</text:p>
          <text:p text:style-name="P4"><text:a xlink:type="simple" xlink:href="https://www.geeksforgeeks.org/find-a-pair-swapping-which-makes-sum-of-two-arrays-same/" text:style-name="Internet_20_link" text:visited-style-name="Visited_20_Internet_20_Link"><text:span text:style-name="T165">https://www.geeksforgeeks.org/find-a-pair-swapping-which-makes-sum-of-two-arrays-same/</text:span></text:a></text:p>
        </text:list-item>
        <text:list-item>
          <text:p text:style-name="P38">Intersection point of two Linked Lists (only first, second, third and seventh method):</text:p>
          <text:p text:style-name="P2"><text:a xlink:type="simple" xlink:href="https://www.geeksforgeeks.org/write-a-function-to-get-the-intersection-point-of-two-linked-lists/" text:style-name="Internet_20_link" text:visited-style-name="Visited_20_Internet_20_Link"><text:span text:style-name="T2">https://www.geeksforgeeks.org/write-a-function-to-get-the-intersection-point-of-two-linked-lists/</text:span></text:a></text:p>
        </text:list-item>
        <text:list-item>
          <text:p text:style-name="P105"><text:span text:style-name="Strong_20_Emphasis"><text:span text:style-name="T51">G</text:span></text:span><text:span text:style-name="Strong_20_Emphasis"><text:span text:style-name="T52">irl or boy problem:</text:span></text:span></text:p>
          <text:p text:style-name="P106"><text:a xlink:type="simple" xlink:href="https://www.geeksforgeeks.org/puzzle-44-girl-or-boy/" text:style-name="Internet_20_link" text:visited-style-name="Visited_20_Internet_20_Link"><text:span text:style-name="Strong_20_Emphasis"><text:span text:style-name="T95">https://www.geeksforgeeks.org/puzzle-44-girl-or-boy/</text:span></text:span></text:a></text:p>
          <text:p text:style-name="P106"><text:span text:style-name="Strong_20_Emphasis"><text:span text:style-name="T95">Answer: 13 / 27 </text:span></text:span><text:span text:style-name="Strong_20_Emphasis"><text:span text:style-name="T96">(the two crossing lines are for one of the boy born on tuesday.)</text:span></text:span></text:p>
        </text:list-item>
        <text:list-item>
          <text:p text:style-name="P106"><text:span text:style-name="Strong_20_Emphasis"><text:span text:style-name="T53">Red-green-yellow balls:</text:span></text:span></text:p>
          <text:p text:style-name="P106"><text:a xlink:type="simple" xlink:href="http://www.mytechinterviews.com/red-green-and-yellow-balls" text:style-name="Internet_20_link" text:visited-style-name="Visited_20_Internet_20_Link"><text:span text:style-name="Strong_20_Emphasis"><text:span text:style-name="T54">http://www.mytechinterviews.com/red-green-and-yellow-balls</text:span></text:span></text:a></text:p>
        </text:list-item>
        <text:list-item>
          <text:p text:style-name="P106"><text:span text:style-name="Strong_20_Emphasis"><text:span text:style-name="T55">12 Identical balls problem:</text:span></text:span></text:p>
          <text:p text:style-name="P106"><text:a xlink:type="simple" xlink:href="http://www.mytechinterviews.com/12-identical-balls-problem" text:style-name="Internet_20_link" text:visited-style-name="Visited_20_Internet_20_Link"><text:span text:style-name="Strong_20_Emphasis"><text:span text:style-name="T54">http://www.mytechinterviews.com/12-identical-balls-problem</text:span></text:span></text:a></text:p>
          <text:p text:style-name="P106"><text:span text:style-name="Strong_20_Emphasis"><text:span text:style-name="T56">1, 2, 5 <text:s text:c="3"/>==== <text:s text:c="3"/>3, 6, 9</text:span></text:span></text:p>
        </text:list-item>
        <text:list-item>
          <text:p text:style-name="P106"><text:span text:style-name="Strong_20_Emphasis"><text:span text:style-name="T57">Hourglass question 1:</text:span></text:span></text:p>
          <text:p text:style-name="P106"><text:a xlink:type="simple" xlink:href="https://www.interviewbit.com/problems/measure-time-by-hourglass/" text:style-name="Internet_20_link" text:visited-style-name="Visited_20_Internet_20_Link"><text:span text:style-name="Strong_20_Emphasis"><text:span text:style-name="T97">https://www.interviewbit.com/problems/measure-time-by-hourglass/</text:span></text:span></text:a></text:p>
          <text:p text:style-name="P106"><text:a xlink:type="simple" xlink:href="https://www.youtube.com/watch?v=kcqYIuo6yZE" text:style-name="Internet_20_link" text:visited-style-name="Visited_20_Internet_20_Link"><text:span text:style-name="Strong_20_Emphasis"><text:span text:style-name="T98">https://www.youtube.com/watch?v=kcqYIuo6yZE</text:span></text:span></text:a></text:p>
        </text:list-item>
        <text:list-item>
          <text:p text:style-name="P106"><text:span text:style-name="Strong_20_Emphasis"><text:span text:style-name="T58">100 people in a circle:</text:span></text:span></text:p>
          <text:p text:style-name="P106"><text:a xlink:type="simple" xlink:href="https://www.interviewbit.com/problems/100-people-in-a-circle/" text:style-name="Internet_20_link" text:visited-style-name="Visited_20_Internet_20_Link"><text:span text:style-name="Strong_20_Emphasis"><text:span text:style-name="T99">https://www.interviewbit.com/problems/100-people-in-a-circle/</text:span></text:span></text:a></text:p>
          <text:p text:style-name="P106"><text:span text:style-name="Strong_20_Emphasis"><text:span text:style-name="T100">Consider the case when there are 2^n numbers in the circle. Each time the number reduces by half and the number 1 remains till the end.</text:span></text:span></text:p>
          <text:p text:style-name="P106"><text:span text:style-name="Strong_20_Emphasis"><text:span text:style-name="T100">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106"><text:span text:style-name="Strong_20_Emphasis"><text:span text:style-name="T59">S</text:span></text:span><text:span text:style-name="Strong_20_Emphasis"><text:span text:style-name="T60">ix colored cubes </text:span></text:span><text:span text:style-name="Strong_20_Emphasis"><text:span text:style-name="T59">(read geeksforgeeks solution if required)</text:span></text:span><text:span text:style-name="Strong_20_Emphasis"><text:span text:style-name="T60">:</text:span></text:span></text:p>
          <text:p text:style-name="P106"><text:a xlink:type="simple" xlink:href="https://www.interviewbit.com/problems/six-colored-cubes/" text:style-name="Internet_20_link" text:visited-style-name="Visited_20_Internet_20_Link"><text:span text:style-name="Strong_20_Emphasis"><text:span text:style-name="T61">https://www.interviewbit.com/problems/six-colored-cubes/</text:span></text:span></text:a></text:p>
          <text:p text:style-name="P106"><text:a xlink:type="simple" xlink:href="https://www.geeksforgeeks.org/puzzle-six-colored-cube/" text:style-name="Internet_20_link" text:visited-style-name="Visited_20_Internet_20_Link"><text:span text:style-name="Strong_20_Emphasis"><text:span text:style-name="T101">https://www.geeksforgeeks.org/puzzle-six-colored-cube/</text:span></text:span></text:a></text:p>
          <text:p text:style-name="P106"><text:soft-page-break/><text:span text:style-name="Strong_20_Emphasis"><text:span text:style-name="T102">Consider the face that has red color. There are five faces remaining. The face that is exactly opposite to the red face can be colored in 5 ways. The remaining 4 faces form a circular permutation, that can be colored in (4-1)! ways.</text:span></text:span></text:p>
          <text:p text:style-name="P106"><text:span text:style-name="Strong_20_Emphasis"><text:span text:style-name="T102">So total ways = 5∗3!=30</text:span></text:span></text:p>
        </text:list-item>
        <text:list-item>
          <text:p text:style-name="P106"><text:span text:style-name="Strong_20_Emphasis"><text:span text:style-name="T62">Equilateral triangle using matchsticks:</text:span></text:span></text:p>
          <text:p text:style-name="P106"><text:a xlink:type="simple" xlink:href="https://www.geeksforgeeks.org/equilateral-triangles-using-matchsticks/" text:style-name="Internet_20_link" text:visited-style-name="Visited_20_Internet_20_Link"><text:span text:style-name="Strong_20_Emphasis"><text:span text:style-name="T103">https://www.geeksforgeeks.org/equilateral-triangles-using-matchsticks/</text:span></text:span></text:a></text:p>
        </text:list-item>
        <text:list-item>
          <text:p text:style-name="P106"><text:span text:style-name="Strong_20_Emphasis"><text:span text:style-name="T63">Breaking chocolate bars:</text:span></text:span></text:p>
          <text:p text:style-name="P106"><text:a xlink:type="simple" xlink:href="https://www.interviewbit.com/problems/breaking-chocolate-bars/" text:style-name="Internet_20_link" text:visited-style-name="Visited_20_Internet_20_Link"><text:span text:style-name="Strong_20_Emphasis"><text:span text:style-name="T104">https://www.interviewbit.com/problems/breaking-chocolate-bars/</text:span></text:span></text:a></text:p>
          <text:p text:style-name="P106"><text:span text:style-name="Strong_20_Emphasis"><text:span text:style-name="T105">You need m×n - 1 steps. By breaking an existing piece horizontally or vertically, you merely increase the total number of pieces by one.</text:span></text:span></text:p>
          <text:p text:style-name="P106"><text:span text:style-name="Strong_20_Emphasis"><text:span text:style-name="T105">You already have 1 piece, so need m×n - 1 steps to get to m×n pieces.</text:span></text:span></text:p>
        </text:list-item>
        <text:list-item>
          <text:p text:style-name="P106"><text:span text:style-name="Strong_20_Emphasis"><text:span text:style-name="T64">Make a statement:</text:span></text:span></text:p>
          <text:p text:style-name="P106"><text:a xlink:type="simple" xlink:href="https://www.interviewbit.com/problems/make-a-statement/" text:style-name="Internet_20_link" text:visited-style-name="Visited_20_Internet_20_Link"><text:span text:style-name="Strong_20_Emphasis"><text:span text:style-name="T106">https://www.interviewbit.com/problems/make-a-statement/</text:span></text:span></text:a></text:p>
          <text:p text:style-name="P106"><text:a xlink:type="simple" xlink:href="https://everything2.com/title/Two+offers+solution" text:style-name="Internet_20_link" text:visited-style-name="Visited_20_Internet_20_Link"><text:span text:style-name="Strong_20_Emphasis"><text:span text:style-name="T107">https://everything2.com/title/Two+offers+solution</text:span></text:span></text:a></text:p>
        </text:list-item>
        <text:list-item>
          <text:p text:style-name="P106"><text:span text:style-name="Strong_20_Emphasis"><text:span text:style-name="T64">Spinning disc:</text:span></text:span></text:p>
          <text:p text:style-name="P106"><text:a xlink:type="simple" xlink:href="https://www.interviewbit.com/problems/spinning-discs-direction/" text:style-name="Internet_20_link" text:visited-style-name="Visited_20_Internet_20_Link"><text:span text:style-name="Strong_20_Emphasis"><text:span text:style-name="T108">https://www.interviewbit.com/problems/spinning-discs-direction/</text:span></text:span></text:a></text:p>
          <text:p text:style-name="P106"><text:a xlink:type="simple" xlink:href="https://everything2.com/title/Spinning+disc+solution" text:style-name="Internet_20_link" text:visited-style-name="Visited_20_Internet_20_Link"><text:span text:style-name="Strong_20_Emphasis"><text:span text:style-name="T109">https://everything2.com/title/Spinning+disc+solution</text:span></text:span></text:a></text:p>
        </text:list-item>
        <text:list-item>
          <text:p text:style-name="P106"><text:span text:style-name="Strong_20_Emphasis"><text:span text:style-name="T65">Good processor:</text:span></text:span></text:p>
          <text:p text:style-name="P106"><text:a xlink:type="simple" xlink:href="https://www.interviewbit.com/problems/good-processor/" text:style-name="Internet_20_link" text:visited-style-name="Visited_20_Internet_20_Link"><text:span text:style-name="Strong_20_Emphasis"><text:span text:style-name="T110">https://www.interviewbit.com/problems/good-processor/</text:span></text:span></text:a></text:p>
          <text:p text:style-name="P106"><text:span text:style-name="Strong_20_Emphasis"><text:span text:style-name="T111"><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106"><text:span text:style-name="Strong_20_Emphasis"><text:span text:style-name="T111"><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106"><text:span text:style-name="Strong_20_Emphasis"><text:span text:style-name="T111"><text:s text:c="8"/>You are creating a "chain" of processors who each think the next processor in the chain is good. So these processors are either all good or all bad. </text:span></text:span><text:span text:style-name="Strong_20_Emphasis"><text:span text:style-name="T66">Once this chain comprises more than half of the processors in the remaining list, you know that all these processors are good.</text:span></text:span><text:span text:style-name="Strong_20_Emphasis"><text:span text:style-name="T111"> Or, if you've removed so many processors that only one remain (that must be good) or only two remain (both of them must be good).</text:span></text:span></text:p>
          <text:p text:style-name="P106"><text:span text:style-name="Strong_20_Emphasis"><text:span text:style-name="T111"><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106"><text:span text:style-name="Strong_20_Emphasis"><text:span text:style-name="T112">Example c</text:span></text:span><text:span text:style-name="Strong_20_Emphasis"><text:span text:style-name="T113">ondition when n – 2 steps will be required:</text:span></text:span></text:p>
          <text:p text:style-name="P106"><text:span text:style-name="Strong_20_Emphasis"><text:span text:style-name="T114">G G G G G G B B B B B <text:s text:c="5"/>(9 steps will be required. </text:span></text:span><text:span text:style-name="Strong_20_Emphasis"><text:span text:style-name="T115">There is no need to</text:span></text:span><text:span text:style-name="Strong_20_Emphasis"><text:span text:style-name="T116"> ask second processor about 11</text:span></text:span><text:span text:style-name="Strong_20_Emphasis"><text:span text:style-name="T174">th</text:span></text:span><text:span text:style-name="Strong_20_Emphasis"><text:span text:style-name="T116">, because at this step we are sure that the previous processors are good processors.</text:span></text:span><text:span text:style-name="Strong_20_Emphasis"><text:span text:style-name="T114">)</text:span></text:span></text:p>
        </text:list-item>
        <text:list-item>
          <text:p text:style-name="P106"><text:span text:style-name="Strong_20_Emphasis"><text:span text:style-name="T67">Min elevator trips:</text:span></text:span></text:p>
          <text:p text:style-name="P106"><text:a xlink:type="simple" xlink:href="https://www.interviewbit.com/problems/min-elevator-trips/" text:style-name="Internet_20_link" text:visited-style-name="Visited_20_Internet_20_Link"><text:span text:style-name="Strong_20_Emphasis"><text:span text:style-name="T117">https://www.interviewbit.com/problems/min-elevator-trips/</text:span></text:span></text:a></text:p>
          <text:p text:style-name="P106"><text:soft-page-break/><text:a xlink:type="simple" xlink:href="https://github.com/sharkdp/great-puzzles/blob/master/puzzles/21-wires/solution.md" text:style-name="Internet_20_link" text:visited-style-name="Visited_20_Internet_20_Link"><text:span text:style-name="Strong_20_Emphasis"><text:span text:style-name="T117">https://github.com/sharkdp/great-puzzles/blob/master/puzzles/21-wires/solution.md</text:span></text:span></text:a></text:p>
        </text:list-item>
        <text:list-item>
          <text:p text:style-name="P106"><text:span text:style-name="Strong_20_Emphasis"><text:span text:style-name="T68">Number of handshakes:</text:span></text:span></text:p>
          <text:p text:style-name="P106"><text:a xlink:type="simple" xlink:href="https://www.geeksforgeeks.org/puzzle-handshake/" text:style-name="Internet_20_link" text:visited-style-name="Visited_20_Internet_20_Link"><text:span text:style-name="Strong_20_Emphasis"><text:span text:style-name="T118">https://www.geeksforgeeks.org/puzzle-handshake/</text:span></text:span></text:a></text:p>
        </text:list-item>
        <text:list-item>
          <text:p text:style-name="P106"><text:span text:style-name="Strong_20_Emphasis"><text:span text:style-name="T69">Planes around the world:</text:span></text:span></text:p>
          <text:p text:style-name="P106"><text:a xlink:type="simple" xlink:href="https://www.mathsisfun.com/puzzles/planes-around-the-world-solution.html" text:style-name="Internet_20_link" text:visited-style-name="Visited_20_Internet_20_Link"><text:span text:style-name="Strong_20_Emphasis"><text:span text:style-name="T119">https://www.mathsisfun.com/puzzles/planes-around-the-world-solution.html</text:span></text:span></text:a></text:p>
        </text:list-item>
        <text:list-item>
          <text:p text:style-name="P106"><text:span text:style-name="Strong_20_Emphasis"><text:span text:style-name="T70">Marbles in jar:</text:span></text:span></text:p>
          <text:p text:style-name="P106"><text:a xlink:type="simple" xlink:href="https://www.interviewbit.com/problems/marbles-in-jar/" text:style-name="Internet_20_link" text:visited-style-name="Visited_20_Internet_20_Link"><text:span text:style-name="Strong_20_Emphasis"><text:span text:style-name="T120">https://www.interviewbit.com/problems/marbles-in-jar/</text:span></text:span></text:a></text:p>
        </text:list-item>
        <text:list-item>
          <text:p text:style-name="P106"><text:span text:style-name="Strong_20_Emphasis"><text:span text:style-name="T71">Next number:</text:span></text:span></text:p>
          <text:p text:style-name="P106"><text:a xlink:type="simple" xlink:href="https://www.interviewbit.com/problems/next-number/" text:style-name="Internet_20_link" text:visited-style-name="Visited_20_Internet_20_Link"><text:span text:style-name="Strong_20_Emphasis"><text:span text:style-name="T121">https://www.interviewbit.com/problems/next-number/</text:span></text:span></text:a></text:p>
        </text:list-item>
        <text:list-item>
          <text:p text:style-name="P106"><text:span text:style-name="Strong_20_Emphasis"><text:span text:style-name="T72">Last palindrome date:</text:span></text:span></text:p>
          <text:p text:style-name="P106"><text:a xlink:type="simple" xlink:href="https://www.geeksforgeeks.org/puzzle-30-last-palindrome-data/" text:style-name="Internet_20_link" text:visited-style-name="Visited_20_Internet_20_Link"><text:span text:style-name="Strong_20_Emphasis"><text:span text:style-name="T122">https://www.geeksforgeeks.org/puzzle-30-last-palindrome-data/</text:span></text:span></text:a></text:p>
        </text:list-item>
        <text:list-item>
          <text:p text:style-name="P106"><text:span text:style-name="Strong_20_Emphasis"><text:span text:style-name="T73">Prisoners and poison:</text:span></text:span></text:p>
          <text:p text:style-name="P106"><text:a xlink:type="simple" xlink:href="https://www.interviewbit.com/problems/prisoners-and-poison/" text:style-name="Internet_20_link" text:visited-style-name="Visited_20_Internet_20_Link"><text:span text:style-name="Strong_20_Emphasis"><text:span text:style-name="T110">https://www.interviewbit.com/problems/prisoners-and-poison/</text:span></text:span></text:a></text:p>
        </text:list-item>
        <text:list-item>
          <text:p text:style-name="P106"><text:span text:style-name="Strong_20_Emphasis"><text:span text:style-name="T74">Gates of heaven:</text:span></text:span></text:p>
          <text:p text:style-name="P106"><text:a xlink:type="simple" xlink:href="https://www.interviewbit.com/problems/gates-of-heaven/" text:style-name="Internet_20_link" text:visited-style-name="Visited_20_Internet_20_Link"><text:span text:style-name="Strong_20_Emphasis"><text:span text:style-name="T123">https://www.interviewbit.com/problems/gates-of-heaven/</text:span></text:span></text:a></text:p>
          <text:p text:style-name="P106"><text:a xlink:type="simple" xlink:href="http://www.crazyforcode.com/heaven-hell-puzzle/" text:style-name="Internet_20_link" text:visited-style-name="Visited_20_Internet_20_Link"><text:span text:style-name="Strong_20_Emphasis"><text:span text:style-name="T123">http://www.crazyforcode.com/heaven-hell-puzzle/</text:span></text:span></text:a></text:p>
        </text:list-item>
        <text:list-item>
          <text:p text:style-name="P106"><text:span text:style-name="Strong_20_Emphasis"><text:span text:style-name="T75">Two numbers:</text:span></text:span></text:p>
          <text:p text:style-name="P106"><text:a xlink:type="simple" xlink:href="https://www.interviewbit.com/problems/two-numbers/" text:style-name="Internet_20_link" text:visited-style-name="Visited_20_Internet_20_Link"><text:span text:style-name="Strong_20_Emphasis"><text:span text:style-name="T124">https://www.interviewbit.com/problems/two-numbers/</text:span></text:span></text:a></text:p>
        </text:list-item>
        <text:list-item>
          <text:p text:style-name="P106"><text:a xlink:type="simple" xlink:href="http://www.mytechinterviews.com/random-byte-from-a-stream-of-bytes" text:style-name="Internet_20_link" text:visited-style-name="Visited_20_Internet_20_Link"><text:span text:style-name="Strong_20_Emphasis"><text:span text:style-name="T110">http://www.mytechinterviews.com/random-byte-from-a-stream-of-bytes</text:span></text:span></text:a></text:p>
          <text:p text:style-name="P106"><text:span text:style-name="Strong_20_Emphasis"><text:span text:style-name="T125">Maintain the count of totalNumberOfBytes </text:span></text:span><text:span text:style-name="Strong_20_Emphasis"><text:span text:style-name="T126">and update it after coming of each byte and get a random number among 1 to </text:span></text:span><text:span text:style-name="Strong_20_Emphasis"><text:span text:style-name="T125">totalNumberOfBytes </text:span></text:span><text:span text:style-name="Strong_20_Emphasis"><text:span text:style-name="T127">after coming of each byte and if this random number is the largest possible number of the range means equal to </text:span></text:span><text:span text:style-name="Strong_20_Emphasis"><text:span text:style-name="T125">totalNumberOfBytes, </text:span></text:span><text:span text:style-name="Strong_20_Emphasis"><text:span text:style-name="T127">then store the coming byte into the storage location otherwise not.</text:span></text:span></text:p>
        </text:list-item>
        <text:list-item>
          <text:p text:style-name="P106"><text:span text:style-name="Strong_20_Emphasis"><text:span text:style-name="T159">Tunnel trouble:</text:span></text:span></text:p>
          <text:p text:style-name="P106"><text:a xlink:type="simple" xlink:href="http://www.mytechinterviews.com/tunnel-trouble" text:style-name="Internet_20_link" text:visited-style-name="Visited_20_Internet_20_Link"><text:span text:style-name="Strong_20_Emphasis"><text:span text:style-name="T160">http://www.mytechinterviews.com/tunnel-trouble</text:span></text:span></text:a></text:p>
        </text:list-item>
        <text:list-item>
          <text:p text:style-name="P106"><text:span text:style-name="Strong_20_Emphasis"><text:span text:style-name="T76">Red green yellow balls problem:</text:span></text:span></text:p>
          <text:p text:style-name="P106"><text:a xlink:type="simple" xlink:href="http://www.mytechinterviews.com/red-green-and-yellow-balls" text:style-name="Internet_20_link" text:visited-style-name="Visited_20_Internet_20_Link"><text:span text:style-name="Strong_20_Emphasis"><text:span text:style-name="T128">http://www.mytechinterviews.com/red-green-and-yellow-balls</text:span></text:span></text:a></text:p>
          <text:p text:style-name="P106"><text:span text:style-name="Strong_20_Emphasis"><text:span text:style-name="T129">Suppose the balls are R1, R2, G1, G2, Y1 and Y2. Suppose the heavy balls are 2 Kg and the light balls are 1 Kg.</text:span></text:span></text:p>
          <text:p text:style-name="P106"><text:span text:style-name="Strong_20_Emphasis"><text:span text:style-name="T130">Now first weigh R1G1 on one side and R2Y1 on the other side. Three cases arises:</text:span></text:span></text:p>
          <text:list>
            <text:list-item>
              <text:p text:style-name="P106"><text:span text:style-name="Strong_20_Emphasis"><text:span text:style-name="T131">B</text:span></text:span><text:span text:style-name="Strong_20_Emphasis"><text:span text:style-name="T132">oth sides are equal: Then weigh R1 against R2. If R1 is heavier then </text:span></text:span><text:span text:style-name="Strong_20_Emphasis"><text:span text:style-name="T133">G1 must be lighter, R2 must be lighter and Y1 must be </text:span></text:span><text:span text:style-name="Strong_20_Emphasis"><text:span text:style-name="T134">heavier</text:span></text:span><text:span text:style-name="Strong_20_Emphasis"><text:span text:style-name="T133">. </text:span></text:span><text:span text:style-name="Strong_20_Emphasis"><text:span text:style-name="T135">Then the heavier balls will be {R1, G2, Y1} and lighter balls will be {R2, G1, Y2}.</text:span></text:span></text:p>
            </text:list-item>
            <text:list-item>
              <text:p text:style-name="P106"><text:span text:style-name="Strong_20_Emphasis"><text:span text:style-name="T136">If R1G1 is heavy: </text:span></text:span><text:span text:style-name="Strong_20_Emphasis"><text:span text:style-name="T137">two conditions:</text:span></text:span></text:p>
              <text:list>
                <text:list-item>
                  <text:p text:style-name="P106"><text:span text:style-name="Strong_20_Emphasis"><text:span text:style-name="T77">R1G1 is 3 Kg:</text:span></text:span></text:p>
                  <text:list>
                    <text:list-item>
                      <text:p text:style-name="P30"><text:span text:style-name="Strong_20_Emphasis"><text:span text:style-name="T138">R1 = 1 Kg, G1 = 2 Kg </text:span></text:span><text:span text:style-name="Strong_20_Emphasis"><text:span text:style-name="T139">(</text:span></text:span><text:span text:style-name="Strong_20_Emphasis"><text:span text:style-name="T78">Invalid</text:span></text:span><text:span text:style-name="Strong_20_Emphasis"><text:span text:style-name="T139"> because in this case, R1G1 side can only be equal or lighter but can’t be heavier because on the other side, R2 must be of two Kgs.)</text:span></text:span></text:p>
                    </text:list-item>
                    <text:list-item>
                      <text:p text:style-name="P30"><text:span text:style-name="Strong_20_Emphasis"><text:span text:style-name="T79">R1 = 2 Kg, G1 = 1 Kg <text:s text:c="2"/>=&gt;</text:span></text:span></text:p>
                      <text:list>
                        <text:list-item>
                          <text:p text:style-name="P30"><text:span text:style-name="Strong_20_Emphasis"><text:span text:style-name="T80">R2 = 1 Kg, Y1 = 1 Kg</text:span></text:span></text:p>
                        </text:list-item>
                        <text:list-item>
                          <text:p text:style-name="P30"><text:span text:style-name="Strong_20_Emphasis"><text:span text:style-name="T140">R2 = </text:span></text:span><text:span text:style-name="Strong_20_Emphasis"><text:span text:style-name="T141">1</text:span></text:span><text:span text:style-name="Strong_20_Emphasis"><text:span text:style-name="T140"> Kg, Y1 = </text:span></text:span><text:span text:style-name="Strong_20_Emphasis"><text:span text:style-name="T141">2</text:span></text:span><text:span text:style-name="Strong_20_Emphasis"><text:span text:style-name="T140"> Kg </text:span></text:span><text:span text:style-name="Strong_20_Emphasis"><text:span text:style-name="T142">(</text:span></text:span><text:span text:style-name="Strong_20_Emphasis"><text:span text:style-name="T81">Invalid</text:span></text:span><text:span text:style-name="Strong_20_Emphasis"><text:span text:style-name="T143"> because in this case, both sides will be 3 Kg and so equal.</text:span></text:span><text:span text:style-name="Strong_20_Emphasis"><text:span text:style-name="T142">)</text:span></text:span></text:p>
                        </text:list-item>
                      </text:list>
                    </text:list-item>
                  </text:list>
                </text:list-item>
                <text:list-item>
                  <text:p text:style-name="P30"><text:span text:style-name="Strong_20_Emphasis"><text:span text:style-name="T77">R1G1 is 4 Kg:</text:span></text:span></text:p>
                  <text:list>
                    <text:list-item>
                      <text:p text:style-name="P30"><text:span text:style-name="Strong_20_Emphasis"><text:span text:style-name="T82">R1 = 2 Kg, G1 = 2 Kg <text:s text:c="2"/>=&gt;</text:span></text:span></text:p>
                      <text:list>
                        <text:list-item>
                          <text:p text:style-name="P30"><text:span text:style-name="Strong_20_Emphasis"><text:span text:style-name="T80">R2 = 1 Kg, Y1 = </text:span></text:span><text:span text:style-name="Strong_20_Emphasis"><text:span text:style-name="T83">1</text:span></text:span><text:span text:style-name="Strong_20_Emphasis"><text:span text:style-name="T80"> Kg</text:span></text:span></text:p>
                        </text:list-item>
                        <text:list-item>
                          <text:p text:style-name="P30"><text:soft-page-break/><text:span text:style-name="Strong_20_Emphasis"><text:span text:style-name="T80">R2 = 1 Kg, Y1 = </text:span></text:span><text:span text:style-name="Strong_20_Emphasis"><text:span text:style-name="T83">2</text:span></text:span><text:span text:style-name="Strong_20_Emphasis"><text:span text:style-name="T80"> Kg</text:span></text:span></text:p>
                        </text:list-item>
                      </text:list>
                    </text:list-item>
                  </text:list>
                </text:list-item>
              </text:list>
              <text:p text:style-name="P106"><text:span text:style-name="Strong_20_Emphasis"><text:span text:style-name="T144"/></text:span></text:p>
              <text:p text:style-name="P106"><text:span text:style-name="Strong_20_Emphasis"><text:span text:style-name="T144">Now weigh G1Y1 with G2Y2 and following combinations are possible:</text:span></text:span></text:p>
              <text:p text:style-name="P106"><text:span text:style-name="Strong_20_Emphasis"><text:span text:style-name="T145">G1 = 1 Kg, Y1 = 1 Kg <text:s text:c="6"/>and <text:s text:c="6"/>G2 = 2 Kg, Y2 = 2 Kg,</text:span></text:span></text:p>
              <text:p text:style-name="P106"><text:span text:style-name="Strong_20_Emphasis"><text:span text:style-name="T145">G1 = 1 Kg, Y1 = </text:span></text:span><text:span text:style-name="Strong_20_Emphasis"><text:span text:style-name="T146">2</text:span></text:span><text:span text:style-name="Strong_20_Emphasis"><text:span text:style-name="T145"> Kg <text:s text:c="6"/>and <text:s text:c="6"/>G2 = 2 Kg, Y2 = </text:span></text:span><text:span text:style-name="Strong_20_Emphasis"><text:span text:style-name="T146">1</text:span></text:span><text:span text:style-name="Strong_20_Emphasis"><text:span text:style-name="T145"> Kg, </text:span></text:span><text:span text:style-name="Strong_20_Emphasis"><text:span text:style-name="T147">(</text:span></text:span><text:span text:style-name="Strong_20_Emphasis"><text:span text:style-name="T84">Invalid</text:span></text:span><text:span text:style-name="Strong_20_Emphasis"><text:span text:style-name="T147">, see above)</text:span></text:span></text:p>
              <text:p text:style-name="P106"><text:span text:style-name="Strong_20_Emphasis"><text:span text:style-name="T145">G1 = </text:span></text:span><text:span text:style-name="Strong_20_Emphasis"><text:span text:style-name="T146">2</text:span></text:span><text:span text:style-name="Strong_20_Emphasis"><text:span text:style-name="T145"> Kg, Y1 = 1 Kg <text:s text:c="6"/>and <text:s text:c="6"/>G2 = </text:span></text:span><text:span text:style-name="Strong_20_Emphasis"><text:span text:style-name="T146">1</text:span></text:span><text:span text:style-name="Strong_20_Emphasis"><text:span text:style-name="T145"> Kg, Y2 = 2 Kg,</text:span></text:span></text:p>
              <text:p text:style-name="P106"><text:span text:style-name="Strong_20_Emphasis"><text:span text:style-name="T145">G1 = </text:span></text:span><text:span text:style-name="Strong_20_Emphasis"><text:span text:style-name="T146">2</text:span></text:span><text:span text:style-name="Strong_20_Emphasis"><text:span text:style-name="T145"> Kg, Y1 = </text:span></text:span><text:span text:style-name="Strong_20_Emphasis"><text:span text:style-name="T146">2</text:span></text:span><text:span text:style-name="Strong_20_Emphasis"><text:span text:style-name="T145"> Kg <text:s text:c="6"/>and <text:s text:c="6"/>G2 = </text:span></text:span><text:span text:style-name="Strong_20_Emphasis"><text:span text:style-name="T146">1</text:span></text:span><text:span text:style-name="Strong_20_Emphasis"><text:span text:style-name="T145"> Kg, Y2 = </text:span></text:span><text:span text:style-name="Strong_20_Emphasis"><text:span text:style-name="T146">1</text:span></text:span><text:span text:style-name="Strong_20_Emphasis"><text:span text:style-name="T145"> Kg,</text:span></text:span></text:p>
              <text:p text:style-name="P106"><text:span text:style-name="Strong_20_Emphasis"><text:span text:style-name="T148">Now the heavier set can easily be deduced.</text:span></text:span></text:p>
            </text:list-item>
            <text:list-item>
              <text:p text:style-name="P106"><text:span text:style-name="Strong_20_Emphasis"><text:span text:style-name="T149">If R2Y1 is heavy: </text:span></text:span><text:span text:style-name="Strong_20_Emphasis"><text:span text:style-name="T150">similar to B</text:span></text:span></text:p>
            </text:list-item>
          </text:list>
        </text:list-item>
        <text:list-item>
          <text:p text:style-name="P106"><text:span text:style-name="Strong_20_Emphasis"><text:span text:style-name="T85">12 Identical balls problem:</text:span></text:span></text:p>
          <text:p text:style-name="P106"><text:a xlink:type="simple" xlink:href="http://www.mytechinterviews.com/12-identical-balls-problem" text:style-name="Internet_20_link" text:visited-style-name="Visited_20_Internet_20_Link"><text:span text:style-name="Strong_20_Emphasis"><text:span text:style-name="T128">http://www.mytechinterviews.com/12-identical-balls-problem</text:span></text:span></text:a></text:p>
        </text:list-item>
        <text:list-item>
          <text:p text:style-name="P106"><text:span text:style-name="Strong_20_Emphasis"><text:span text:style-name="T86">Chessboard and dominoes puzzle:</text:span></text:span></text:p>
          <text:p text:style-name="P106"><text:a xlink:type="simple" xlink:href="https://www.youtube.com/watch?v=RLm8t9tO8H0" text:style-name="Internet_20_link" text:visited-style-name="Visited_20_Internet_20_Link"><text:span text:style-name="Strong_20_Emphasis"><text:span text:style-name="T151">https://www.youtube.com/watch?v=RLm8t9tO8H0</text:span></text:span></text:a></text:p>
        </text:list-item>
        <text:list-item>
          <text:p text:style-name="P106"><text:span text:style-name="Strong_20_Emphasis"><text:span text:style-name="T87">The Monty Hall Problem:</text:span></text:span></text:p>
          <text:p text:style-name="P106"><text:a xlink:type="simple" xlink:href="https://www.youtube.com/watch?v=mhlc7peGlGg" text:style-name="Internet_20_link" text:visited-style-name="Visited_20_Internet_20_Link"><text:span text:style-name="Strong_20_Emphasis"><text:span text:style-name="T152">https://www.youtube.com/watch?v=mhlc7peGlGg</text:span></text:span></text:a></text:p>
          <text:p text:style-name="P106"><text:span text:style-name="Strong_20_Emphasis"><text:span text:style-name="T153">The idea is that initially the chance of picking the goat was 66% and the chance of picking the car was 33%. </text:span></text:span><text:span text:style-name="Strong_20_Emphasis"><text:span text:style-name="T154">And if it was a goat, then when you will swap, it will 100% be a car only.</text:span></text:span></text:p>
        </text:list-item>
        <text:list-item>
          <text:p text:style-name="P106"><text:span text:style-name="Strong_20_Emphasis"><text:span text:style-name="T88">Five pirates puzzle:</text:span></text:span></text:p>
          <text:p text:style-name="P106"><text:a xlink:type="simple" xlink:href="https://www.youtube.com/watch?v=r2ubVzU9b5o" text:style-name="Internet_20_link" text:visited-style-name="Visited_20_Internet_20_Link"><text:span text:style-name="Strong_20_Emphasis"><text:span text:style-name="T155">https://www.youtube.com/watch?v=r2ubVzU9b5o</text:span></text:span></text:a></text:p>
        </text:list-item>
        <text:list-item>
          <text:p text:style-name="P106"><text:span text:style-name="Strong_20_Emphasis"><text:span text:style-name="T89">Six pirates and one gold coin:</text:span></text:span></text:p>
          <text:p text:style-name="P106"><text:a xlink:type="simple" xlink:href="http://www.mytechinterviews.com/6-pirates-fight-for-1-gold-coin" text:style-name="Internet_20_link" text:visited-style-name="Visited_20_Internet_20_Link"><text:span text:style-name="Strong_20_Emphasis"><text:span text:style-name="T156">http://www.mytechinterviews.com/6-pirates-fight-for-1-gold-coin</text:span></text:span></text:a></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list-item>
        <text:list-item>
          <text:p text:style-name="P106"><text:span text:style-name="Strong_20_Emphasis"><text:span text:style-name="T90">MyTechInterviews </text:span></text:span><text:span text:style-name="Strong_20_Emphasis"><text:span text:style-name="T91">puzzles</text:span></text:span><text:span text:style-name="Strong_20_Emphasis"><text:span text:style-name="T90">:</text:span></text:span></text:p>
          <text:p text:style-name="P106"><text:a xlink:type="simple" xlink:href="http://www.mytechinterviews.com/category/puzzles" text:style-name="Internet_20_link" text:visited-style-name="Visited_20_Internet_20_Link"><text:span text:style-name="Strong_20_Emphasis"><text:span text:style-name="T155">http://www.mytechinterviews.com/category/puzzles</text:span></text:span></text:a></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list-item>
        <text:list-item>
          <text:p text:style-name="P106"><text:span text:style-name="Strong_20_Emphasis"><text:span text:style-name="T92">GeeksForGeeks puzzles:</text:span></text:span></text:p>
          <text:p text:style-name="P106"><text:a xlink:type="simple" xlink:href="https://www.geeksforgeeks.org/puzzles/" text:style-name="Internet_20_link" text:visited-style-name="Visited_20_Internet_20_Link"><text:span text:style-name="Strong_20_Emphasis"><text:span text:style-name="T155">https://www.geeksforgeeks.org/puzzles/</text:span></text:span></text:a></text:p>
        </text:list-item>
        <text:list-item>
          <text:p text:style-name="P106"><text:span text:style-name="Strong_20_Emphasis"><text:span text:style-name="T93">InterviewBit puzzles:</text:span></text:span></text:p>
        </text:list-item>
        <text:list-item>
          <text:p text:style-name="P106"><text:span text:style-name="Strong_20_Emphasis"><text:span text:style-name="T93">InterviewBit puzzles:</text:span></text:span></text:p>
        </text:list-item>
        <text:list-item>
          <text:p text:style-name="P106"><text:soft-page-break/><text:span text:style-name="Strong_20_Emphasis"><text:span text:style-name="T93">InterviewBit puzzles:</text:span></text:span></text:p>
        </text:list-item>
        <text:list-item>
          <text:p text:style-name="P106"><text:span text:style-name="Strong_20_Emphasis"><text:span text:style-name="T93">InterviewBit puzzles:</text:span></text:span></text:p>
        </text:list-item>
        <text:list-item>
          <text:p text:style-name="P106"><text:span text:style-name="Strong_20_Emphasis"><text:span text:style-name="T93">InterviewBit puzzles:</text:span></text:span></text:p>
        </text:list-item>
        <text:list-item>
          <text:p text:style-name="P106"><text:span text:style-name="Strong_20_Emphasis"><text:span text:style-name="T93">InterviewBit puzzles:</text:span></text:span></text:p>
        </text:list-item>
        <text:list-item>
          <text:p text:style-name="P106"><text:span text:style-name="Strong_20_Emphasis"><text:span text:style-name="T93">InterviewBit puzzles:</text:span></text:span></text:p>
        </text:list-item>
        <text:list-item>
          <text:p text:style-name="P106"><text:span text:style-name="Strong_20_Emphasis"><text:span text:style-name="T93">InterviewBit puzzles:</text:span></text:span></text:p>
        </text:list-item>
        <text:list-item>
          <text:p text:style-name="P106"><text:span text:style-name="Strong_20_Emphasis"><text:span text:style-name="T93">InterviewBit puzzles:</text:span></text:span></text:p>
        </text:list-item>
        <text:list-item>
          <text:p text:style-name="P106"><text:span text:style-name="Strong_20_Emphasis"><text:span text:style-name="T93">InterviewBit puzzles:</text:span></text:span></text:p>
        </text:list-item>
        <text:list-item>
          <text:p text:style-name="P106"><text:span text:style-name="Strong_20_Emphasis"><text:span text:style-name="T93">InterviewBit puzzles:</text:span></text:span></text:p>
        </text:list-item>
        <text:list-item>
          <text:p text:style-name="P106"><text:span text:style-name="Strong_20_Emphasis"><text:span text:style-name="T93">InterviewBit puzzles:</text:span></text:span></text:p>
          <text:p text:style-name="P106"><text:a xlink:type="simple" xlink:href="https://www.interviewbit.com/puzzles/" text:style-name="Internet_20_link" text:visited-style-name="Visited_20_Internet_20_Link"><text:span text:style-name="Strong_20_Emphasis"><text:span text:style-name="T157">https://www.interviewbit.com/puzzles/</text:span></text:span></text:a></text:p>
        </text:list-item>
        <text:list-item>
          <text:p text:style-name="P71">Expression Evaluation: 6.9 – 6.14,</text:p>
        </text:list-item>
        <text:list-item>
          <text:p text:style-name="P72"><text:span text:style-name="T398">I</text:span>ntroduction of Tree: 7.1 – 7.5 (upto extended tree),</text:p>
        </text:list-item>
        <text:list-item>
          <text:p text:style-name="P73">Height, depth and level of a node in a tree:</text:p>
          <text:p text:style-name="P74"><text:a xlink:type="simple" xlink:href="http://typeocaml.com/2014/11/26/height-depth-and-level-of-a-tree/" text:style-name="Internet_20_link" text:visited-style-name="Visited_20_Internet_20_Link"><text:span text:style-name="T176">http://typeocaml.com/2014/11/26/height-depth-and-level-of-a-tree/</text:span></text:a></text:p>
        </text:list-item>
        <text:list-item>
          <text:p text:style-name="P75">Header Nodes and Threads: 7.20 – 7.23,</text:p>
        </text:list-item>
        <text:list-item>
          <text:p text:style-name="P76">BST: 7.23 – 7.35,</text:p>
        </text:list-item>
        <text:list-item>
          <text:p text:style-name="P77">AVL Tree: <text:span text:style-name="T399">7.35 to 7.46,</text:span></text:p>
        </text:list-item>
        <text:list-item>
          <text:p text:style-name="P78">m-way search tree: 7.46 – 7.5<text:span text:style-name="T400">1</text:span>,</text:p>
        </text:list-item>
        <text:list-item>
          <text:p text:style-name="P79">B tree: 7.51 – 7.55,</text:p>
        </text:list-item>
        <text:list-item>
          <text:p text:style-name="P80">Heap and Heapsort: 7.55 – 7.65,</text:p>
        </text:list-item>
        <text:list-item>
          <text:p text:style-name="P77">Red-Black tree:</text:p>
          <text:p text:style-name="P104"><text:span text:style-name="T229">Red Black tree.od</text:span><text:span text:style-name="T230">t</text:span></text:p>
        </text:list-item>
        <text:list-item>
          <text:p text:style-name="P108"><text:span text:style-name="Strong_20_Emphasis"><text:span text:style-name="T49">ManrajGrover puzzles </text:span></text:span><text:span text:style-name="Strong_20_Emphasis"><text:span text:style-name="T50">(Don’t read it)</text:span></text:span><text:span text:style-name="Strong_20_Emphasis"><text:span text:style-name="T49">:</text:span></text:span></text:p>
          <text:p text:style-name="P107"><text:a xlink:type="simple" xlink:href="https://github.com/manrajgrover/Puzzles/blob/master/README.md" text:style-name="Internet_20_link" text:visited-style-name="Visited_20_Internet_20_Link"><text:span text:style-name="Strong_20_Emphasis"><text:span text:style-name="T94">https://github.com/manrajgrover/Puzzles/blob/master/README.md</text:span></text:span></text:a></text:p>
        </text:list-item>
        <text:list-item>
          <text:p text:style-name="P81">abc</text:p>
        </text:list-item>
        <text:list-item>
          <text:p text:style-name="P81"><text:span text:style-name="Strong_20_Emphasis"><text:span text:style-name="T15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456</meta:editing-cycles>
    <meta:creation-date>2016-08-16T07:20:00</meta:creation-date>
    <dc:date>2019-12-02T01:08:35.424225161</dc:date>
    <meta:editing-duration>P48DT8H19M11S</meta:editing-duration>
    <meta:generator>LibreOffice/5.1.6.2$Linux_X86_64 LibreOffice_project/10m0$Build-2</meta:generator>
    <meta:document-statistic meta:table-count="0" meta:image-count="0" meta:object-count="0" meta:page-count="11" meta:paragraph-count="382" meta:word-count="2740" meta:character-count="24225" meta:non-whitespace-character-count="21734"/>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